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42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19.14mm"/>
    </style:style>
    <style:style style:name="co4" style:family="table-column">
      <style:table-column-properties fo:break-before="auto" style:column-width="24.85mm"/>
    </style:style>
    <style:style style:name="co5" style:family="table-column">
      <style:table-column-properties fo:break-before="auto" style:column-width="4.97mm"/>
    </style:style>
    <style:style style:name="co6" style:family="table-column">
      <style:table-column-properties fo:break-before="auto" style:column-width="6.07mm"/>
    </style:style>
    <style:style style:name="co7" style:family="table-column">
      <style:table-column-properties fo:break-before="auto" style:column-width="31.66mm"/>
    </style:style>
    <style:style style:name="co8" style:family="table-column">
      <style:table-column-properties fo:break-before="auto" style:column-width="5.26mm"/>
    </style:style>
    <style:style style:name="co9" style:family="table-column">
      <style:table-column-properties fo:break-before="auto" style:column-width="6.88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8.78mm"/>
    </style:style>
    <style:style style:name="co12" style:family="table-column">
      <style:table-column-properties fo:break-before="auto" style:column-width="14.52mm"/>
    </style:style>
    <style:style style:name="co13" style:family="table-column">
      <style:table-column-properties fo:break-before="auto" style:column-width="27.85mm"/>
    </style:style>
    <style:style style:name="co14" style:family="table-column">
      <style:table-column-properties fo:break-before="auto" style:column-width="9.88mm"/>
    </style:style>
    <style:style style:name="co15" style:family="table-column">
      <style:table-column-properties fo:break-before="auto" style:column-width="3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est_pop" table:style-name="ta1">
        <table:shapes>
          <draw:frame draw:z-index="0" draw:style-name="gr1" draw:text-style-name="P1" svg:width="160.21mm" svg:height="90.04mm" svg:x="329.47mm" svg:y="17.8mm">
            <loext:p draw:notify-on-update-of-ranges="best_pop.A3:best_pop.A102 best_pop.B3:best_pop.B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(if</text:p>
          </table:table-cell>
          <table:table-cell office:value-type="string" calcext:value-type="string">
            <text:p>found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bjectives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al_var</text:p>
          </table:table-cell>
          <table:table-cell office:value-type="string" calcext:value-type="string">
            <text:p>=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in_var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str_violation</text:p>
          </table:table-cell>
          <table:table-cell/>
          <table:table-cell office:value-type="string" calcext:value-type="string">
            <text:p>rank</text:p>
          </table:table-cell>
          <table:table-cell/>
          <table:table-cell office:value-type="string" calcext:value-type="string">
            <text:p>crowding_dista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2492243" calcext:value-type="float">
            <text:p>0.002492243</text:p>
          </table:table-cell>
          <table:table-cell office:value-type="float" office:value="0.2469308" calcext:value-type="float">
            <text:p>0.2469308</text:p>
          </table:table-cell>
          <table:table-cell office:value-type="float" office:value="1.136803E-016" calcext:value-type="float">
            <text:p>1.136803E-16</text:p>
          </table:table-cell>
          <table:table-cell office:value-type="float" office:value="3.981804E-017" calcext:value-type="float">
            <text:p>3.981804E-17</text:p>
          </table:table-cell>
          <table:table-cell office:value-type="float" office:value="5.229202E-017" calcext:value-type="float">
            <text:p>5.229202E-17</text:p>
          </table:table-cell>
          <table:table-cell office:value-type="float" office:value="2.107191E-015" calcext:value-type="float">
            <text:p>2.107191E-15</text:p>
          </table:table-cell>
          <table:table-cell office:value-type="float" office:value="3.251242E-017" calcext:value-type="float">
            <text:p>3.251242E-17</text:p>
          </table:table-cell>
          <table:table-cell office:value-type="float" office:value="2.338643E-016" calcext:value-type="float">
            <text:p>2.338643E-16</text:p>
          </table:table-cell>
          <table:table-cell office:value-type="float" office:value="0" calcext:value-type="float">
            <text:p>0</text:p>
          </table:table-cell>
          <table:table-cell office:value-type="float" office:value="3.778323E-016" calcext:value-type="float">
            <text:p>3.778323E-16</text:p>
          </table:table-cell>
          <table:table-cell office:value-type="float" office:value="3.586537E-016" calcext:value-type="float">
            <text:p>3.586537E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00000000" calcext:value-type="float">
            <text:p>100000000000000</text:p>
          </table:table-cell>
          <table:table-cell table:number-columns-repeated="16"/>
        </table:table-row>
        <table:table-row table:style-name="ro1">
          <table:table-cell office:value-type="float" office:value="0.3883289" calcext:value-type="float">
            <text:p>0.3883289</text:p>
          </table:table-cell>
          <table:table-cell office:value-type="float" office:value="0.8513764" calcext:value-type="float">
            <text:p>0.8513764</text:p>
          </table:table-cell>
          <table:table-cell office:value-type="float" office:value="0.1207823" calcext:value-type="float">
            <text:p>0.1207823</text:p>
          </table:table-cell>
          <table:table-cell office:value-type="float" office:value="1.678564E-015" calcext:value-type="float">
            <text:p>1.678564E-15</text:p>
          </table:table-cell>
          <table:table-cell office:value-type="float" office:value="1.02193E-015" calcext:value-type="float">
            <text:p>1.02193E-15</text:p>
          </table:table-cell>
          <table:table-cell office:value-type="float" office:value="5.189624E-016" calcext:value-type="float">
            <text:p>5.189624E-16</text:p>
          </table:table-cell>
          <table:table-cell office:value-type="float" office:value="2.306005E-015" calcext:value-type="float">
            <text:p>2.306005E-15</text:p>
          </table:table-cell>
          <table:table-cell office:value-type="float" office:value="1.058652E-015" calcext:value-type="float">
            <text:p>1.058652E-15</text:p>
          </table:table-cell>
          <table:table-cell office:value-type="float" office:value="9.69949E-015" calcext:value-type="float">
            <text:p>9.69949E-15</text:p>
          </table:table-cell>
          <table:table-cell office:value-type="float" office:value="5.66023E-016" calcext:value-type="float">
            <text:p>5.66023E-16</text:p>
          </table:table-cell>
          <table:table-cell office:value-type="float" office:value="5.057732E-017" calcext:value-type="float">
            <text:p>5.057732E-17</text:p>
          </table:table-cell>
          <table:table-cell office:value-type="float" office:value="6.438156E-016" calcext:value-type="float">
            <text:p>6.438156E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00000000" calcext:value-type="float">
            <text:p>100000000000000</text:p>
          </table:table-cell>
          <table:table-cell table:number-columns-repeated="16"/>
        </table:table-row>
        <table:table-row table:style-name="ro1">
          <table:table-cell office:value-type="float" office:value="0.706276" calcext:value-type="float">
            <text:p>0.706276</text:p>
          </table:table-cell>
          <table:table-cell office:value-type="float" office:value="0.504201" calcext:value-type="float">
            <text:p>0.504201</text:p>
          </table:table-cell>
          <table:table-cell office:value-type="float" office:value="0.08261471" calcext:value-type="float">
            <text:p>0.08261471</text:p>
          </table:table-cell>
          <table:table-cell office:value-type="float" office:value="4.838058E-015" calcext:value-type="float">
            <text:p>4.838058E-15</text:p>
          </table:table-cell>
          <table:table-cell office:value-type="float" office:value="4.225574E-016" calcext:value-type="float">
            <text:p>4.225574E-16</text:p>
          </table:table-cell>
          <table:table-cell office:value-type="float" office:value="7.788529E-015" calcext:value-type="float">
            <text:p>7.788529E-15</text:p>
          </table:table-cell>
          <table:table-cell office:value-type="float" office:value="3.028907E-016" calcext:value-type="float">
            <text:p>3.028907E-16</text:p>
          </table:table-cell>
          <table:table-cell office:value-type="float" office:value="1.40474E-015" calcext:value-type="float">
            <text:p>1.40474E-15</text:p>
          </table:table-cell>
          <table:table-cell office:value-type="float" office:value="5.228703E-015" calcext:value-type="float">
            <text:p>5.228703E-15</text:p>
          </table:table-cell>
          <table:table-cell office:value-type="float" office:value="2.58626E-015" calcext:value-type="float">
            <text:p>2.58626E-15</text:p>
          </table:table-cell>
          <table:table-cell office:value-type="float" office:value="1.962297E-016" calcext:value-type="float">
            <text:p>1.962297E-16</text:p>
          </table:table-cell>
          <table:table-cell office:value-type="float" office:value="1.081258E-016" calcext:value-type="float">
            <text:p>1.081258E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62419" calcext:value-type="float">
            <text:p>0.0362419</text:p>
          </table:table-cell>
          <table:table-cell table:number-columns-repeated="16"/>
        </table:table-row>
        <table:table-row table:style-name="ro1">
          <table:table-cell office:value-type="float" office:value="0.777437" calcext:value-type="float">
            <text:p>0.777437</text:p>
          </table:table-cell>
          <table:table-cell office:value-type="float" office:value="0.3986727" calcext:value-type="float">
            <text:p>0.3986727</text:p>
          </table:table-cell>
          <table:table-cell office:value-type="float" office:value="0.3755944" calcext:value-type="float">
            <text:p>0.3755944</text:p>
          </table:table-cell>
          <table:table-cell office:value-type="float" office:value="4.756701E-015" calcext:value-type="float">
            <text:p>4.756701E-15</text:p>
          </table:table-cell>
          <table:table-cell office:value-type="float" office:value="5.179568E-016" calcext:value-type="float">
            <text:p>5.179568E-16</text:p>
          </table:table-cell>
          <table:table-cell office:value-type="float" office:value="2.017168E-016" calcext:value-type="float">
            <text:p>2.017168E-16</text:p>
          </table:table-cell>
          <table:table-cell office:value-type="float" office:value="3.150422E-016" calcext:value-type="float">
            <text:p>3.150422E-16</text:p>
          </table:table-cell>
          <table:table-cell office:value-type="float" office:value="9.167461E-015" calcext:value-type="float">
            <text:p>9.167461E-15</text:p>
          </table:table-cell>
          <table:table-cell office:value-type="float" office:value="4.521274E-016" calcext:value-type="float">
            <text:p>4.521274E-16</text:p>
          </table:table-cell>
          <table:table-cell office:value-type="float" office:value="4.239054E-017" calcext:value-type="float">
            <text:p>4.239054E-17</text:p>
          </table:table-cell>
          <table:table-cell office:value-type="float" office:value="3.205589E-015" calcext:value-type="float">
            <text:p>3.205589E-15</text:p>
          </table:table-cell>
          <table:table-cell office:value-type="float" office:value="4.969864E-017" calcext:value-type="float">
            <text:p>4.969864E-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593412" calcext:value-type="float">
            <text:p>0.03593412</text:p>
          </table:table-cell>
          <table:table-cell table:number-columns-repeated="16"/>
        </table:table-row>
        <table:table-row table:style-name="ro1">
          <table:table-cell office:value-type="float" office:value="0.9222575" calcext:value-type="float">
            <text:p>0.9222575</text:p>
          </table:table-cell>
          <table:table-cell office:value-type="float" office:value="0.1519292" calcext:value-type="float">
            <text:p>0.1519292</text:p>
          </table:table-cell>
          <table:table-cell office:value-type="float" office:value="0.3253415" calcext:value-type="float">
            <text:p>0.3253415</text:p>
          </table:table-cell>
          <table:table-cell office:value-type="float" office:value="3.16401E-016" calcext:value-type="float">
            <text:p>3.16401E-16</text:p>
          </table:table-cell>
          <table:table-cell office:value-type="float" office:value="0" calcext:value-type="float">
            <text:p>0</text:p>
          </table:table-cell>
          <table:table-cell office:value-type="float" office:value="2.535012E-015" calcext:value-type="float">
            <text:p>2.535012E-15</text:p>
          </table:table-cell>
          <table:table-cell office:value-type="float" office:value="2.26561E-017" calcext:value-type="float">
            <text:p>2.26561E-17</text:p>
          </table:table-cell>
          <table:table-cell office:value-type="float" office:value="1.15803E-016" calcext:value-type="float">
            <text:p>1.15803E-16</text:p>
          </table:table-cell>
          <table:table-cell office:value-type="float" office:value="9.127554E-017" calcext:value-type="float">
            <text:p>9.127554E-17</text:p>
          </table:table-cell>
          <table:table-cell office:value-type="float" office:value="3.047551E-016" calcext:value-type="float">
            <text:p>3.047551E-16</text:p>
          </table:table-cell>
          <table:table-cell office:value-type="float" office:value="8.503044E-017" calcext:value-type="float">
            <text:p>8.503044E-17</text:p>
          </table:table-cell>
          <table:table-cell office:value-type="float" office:value="1.022102E-015" calcext:value-type="float">
            <text:p>1.022102E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256586" calcext:value-type="float">
            <text:p>0.03256586</text:p>
          </table:table-cell>
          <table:table-cell table:number-columns-repeated="16"/>
        </table:table-row>
        <table:table-row table:style-name="ro1">
          <table:table-cell office:value-type="float" office:value="0.7887866" calcext:value-type="float">
            <text:p>0.7887866</text:p>
          </table:table-cell>
          <table:table-cell office:value-type="float" office:value="0.3805817" calcext:value-type="float">
            <text:p>0.3805817</text:p>
          </table:table-cell>
          <table:table-cell office:value-type="float" office:value="0.3592866" calcext:value-type="float">
            <text:p>0.3592866</text:p>
          </table:table-cell>
          <table:table-cell office:value-type="float" office:value="6.089561E-015" calcext:value-type="float">
            <text:p>6.089561E-15</text:p>
          </table:table-cell>
          <table:table-cell office:value-type="float" office:value="4.034765E-016" calcext:value-type="float">
            <text:p>4.034765E-16</text:p>
          </table:table-cell>
          <table:table-cell office:value-type="float" office:value="1.091722E-015" calcext:value-type="float">
            <text:p>1.091722E-15</text:p>
          </table:table-cell>
          <table:table-cell office:value-type="float" office:value="1.336784E-016" calcext:value-type="float">
            <text:p>1.336784E-16</text:p>
          </table:table-cell>
          <table:table-cell office:value-type="float" office:value="1.15803E-016" calcext:value-type="float">
            <text:p>1.15803E-16</text:p>
          </table:table-cell>
          <table:table-cell office:value-type="float" office:value="9.127554E-017" calcext:value-type="float">
            <text:p>9.127554E-17</text:p>
          </table:table-cell>
          <table:table-cell office:value-type="float" office:value="3.735648E-016" calcext:value-type="float">
            <text:p>3.735648E-16</text:p>
          </table:table-cell>
          <table:table-cell office:value-type="float" office:value="4.180974E-016" calcext:value-type="float">
            <text:p>4.180974E-16</text:p>
          </table:table-cell>
          <table:table-cell office:value-type="float" office:value="2.909481E-015" calcext:value-type="float">
            <text:p>2.909481E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194181" calcext:value-type="float">
            <text:p>0.03194181</text:p>
          </table:table-cell>
          <table:table-cell table:number-columns-repeated="16"/>
        </table:table-row>
        <table:table-row table:style-name="ro1">
          <table:table-cell office:value-type="float" office:value="0.6197235" calcext:value-type="float">
            <text:p>0.6197235</text:p>
          </table:table-cell>
          <table:table-cell office:value-type="float" office:value="0.6185557" calcext:value-type="float">
            <text:p>0.6185557</text:p>
          </table:table-cell>
          <table:table-cell office:value-type="float" office:value="0.08978522" calcext:value-type="float">
            <text:p>0.08978522</text:p>
          </table:table-cell>
          <table:table-cell office:value-type="float" office:value="4.600808E-016" calcext:value-type="float">
            <text:p>4.600808E-16</text:p>
          </table:table-cell>
          <table:table-cell office:value-type="float" office:value="1.34095E-016" calcext:value-type="float">
            <text:p>1.34095E-16</text:p>
          </table:table-cell>
          <table:table-cell office:value-type="float" office:value="5.758639E-015" calcext:value-type="float">
            <text:p>5.758639E-15</text:p>
          </table:table-cell>
          <table:table-cell office:value-type="float" office:value="3.661757E-015" calcext:value-type="float">
            <text:p>3.661757E-15</text:p>
          </table:table-cell>
          <table:table-cell office:value-type="float" office:value="6.576779E-015" calcext:value-type="float">
            <text:p>6.576779E-15</text:p>
          </table:table-cell>
          <table:table-cell office:value-type="float" office:value="1.339266E-016" calcext:value-type="float">
            <text:p>1.339266E-16</text:p>
          </table:table-cell>
          <table:table-cell office:value-type="float" office:value="2.923346E-016" calcext:value-type="float">
            <text:p>2.923346E-16</text:p>
          </table:table-cell>
          <table:table-cell office:value-type="float" office:value="2.541378E-016" calcext:value-type="float">
            <text:p>2.541378E-16</text:p>
          </table:table-cell>
          <table:table-cell office:value-type="float" office:value="1.895481E-016" calcext:value-type="float">
            <text:p>1.895481E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12548" calcext:value-type="float">
            <text:p>0.0312548</text:p>
          </table:table-cell>
          <table:table-cell table:number-columns-repeated="16"/>
        </table:table-row>
        <table:table-row table:style-name="ro1">
          <table:table-cell office:value-type="float" office:value="0.4119541" calcext:value-type="float">
            <text:p>0.4119541</text:p>
          </table:table-cell>
          <table:table-cell office:value-type="float" office:value="0.8320815" calcext:value-type="float">
            <text:p>0.8320815</text:p>
          </table:table-cell>
          <table:table-cell office:value-type="float" office:value="0.1117049" calcext:value-type="float">
            <text:p>0.1117049</text:p>
          </table:table-cell>
          <table:table-cell office:value-type="float" office:value="8.794576E-016" calcext:value-type="float">
            <text:p>8.794576E-16</text:p>
          </table:table-cell>
          <table:table-cell office:value-type="float" office:value="1.310736E-015" calcext:value-type="float">
            <text:p>1.310736E-15</text:p>
          </table:table-cell>
          <table:table-cell office:value-type="float" office:value="2.279549E-015" calcext:value-type="float">
            <text:p>2.279549E-15</text:p>
          </table:table-cell>
          <table:table-cell office:value-type="float" office:value="7.4698E-016" calcext:value-type="float">
            <text:p>7.4698E-16</text:p>
          </table:table-cell>
          <table:table-cell office:value-type="float" office:value="0" calcext:value-type="float">
            <text:p>0</text:p>
          </table:table-cell>
          <table:table-cell office:value-type="float" office:value="7.13578E-016" calcext:value-type="float">
            <text:p>7.13578E-16</text:p>
          </table:table-cell>
          <table:table-cell office:value-type="float" office:value="1.014418E-015" calcext:value-type="float">
            <text:p>1.014418E-15</text:p>
          </table:table-cell>
          <table:table-cell office:value-type="float" office:value="8.520744E-017" calcext:value-type="float">
            <text:p>8.520744E-17</text:p>
          </table:table-cell>
          <table:table-cell office:value-type="float" office:value="4.601622E-016" calcext:value-type="float">
            <text:p>4.601622E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112677" calcext:value-type="float">
            <text:p>0.03112677</text:p>
          </table:table-cell>
          <table:table-cell table:number-columns-repeated="16"/>
        </table:table-row>
        <table:table-row table:style-name="ro1">
          <table:table-cell office:value-type="float" office:value="0.4537783" calcext:value-type="float">
            <text:p>0.4537783</text:p>
          </table:table-cell>
          <table:table-cell office:value-type="float" office:value="0.7959349" calcext:value-type="float">
            <text:p>0.7959349</text:p>
          </table:table-cell>
          <table:table-cell office:value-type="float" office:value="0.1362209" calcext:value-type="float">
            <text:p>0.1362209</text:p>
          </table:table-cell>
          <table:table-cell office:value-type="float" office:value="8.794576E-016" calcext:value-type="float">
            <text:p>8.794576E-16</text:p>
          </table:table-cell>
          <table:table-cell office:value-type="float" office:value="2.005128E-016" calcext:value-type="float">
            <text:p>2.005128E-16</text:p>
          </table:table-cell>
          <table:table-cell office:value-type="float" office:value="2.279549E-015" calcext:value-type="float">
            <text:p>2.279549E-15</text:p>
          </table:table-cell>
          <table:table-cell office:value-type="float" office:value="7.4698E-016" calcext:value-type="float">
            <text:p>7.4698E-16</text:p>
          </table:table-cell>
          <table:table-cell office:value-type="float" office:value="0" calcext:value-type="float">
            <text:p>0</text:p>
          </table:table-cell>
          <table:table-cell office:value-type="float" office:value="1.934823E-015" calcext:value-type="float">
            <text:p>1.934823E-15</text:p>
          </table:table-cell>
          <table:table-cell office:value-type="float" office:value="1.014418E-015" calcext:value-type="float">
            <text:p>1.014418E-15</text:p>
          </table:table-cell>
          <table:table-cell office:value-type="float" office:value="8.520744E-017" calcext:value-type="float">
            <text:p>8.520744E-17</text:p>
          </table:table-cell>
          <table:table-cell office:value-type="float" office:value="4.601622E-016" calcext:value-type="float">
            <text:p>4.601622E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0971" calcext:value-type="float">
            <text:p>0.030971</text:p>
          </table:table-cell>
          <table:table-cell table:number-columns-repeated="16"/>
        </table:table-row>
        <table:table-row table:style-name="ro1">
          <table:table-cell office:value-type="float" office:value="0.9830253" calcext:value-type="float">
            <text:p>0.9830253</text:p>
          </table:table-cell>
          <table:table-cell office:value-type="float" office:value="0.03770728" calcext:value-type="float">
            <text:p>0.03770728</text:p>
          </table:table-cell>
          <table:table-cell office:value-type="float" office:value="0.04369766" calcext:value-type="float">
            <text:p>0.04369766</text:p>
          </table:table-cell>
          <table:table-cell office:value-type="float" office:value="4.600808E-016" calcext:value-type="float">
            <text:p>4.600808E-16</text:p>
          </table:table-cell>
          <table:table-cell office:value-type="float" office:value="1.133296E-015" calcext:value-type="float">
            <text:p>1.133296E-15</text:p>
          </table:table-cell>
          <table:table-cell office:value-type="float" office:value="5.758639E-015" calcext:value-type="float">
            <text:p>5.758639E-15</text:p>
          </table:table-cell>
          <table:table-cell office:value-type="float" office:value="5.660159E-015" calcext:value-type="float">
            <text:p>5.660159E-15</text:p>
          </table:table-cell>
          <table:table-cell office:value-type="float" office:value="5.577578E-015" calcext:value-type="float">
            <text:p>5.577578E-15</text:p>
          </table:table-cell>
          <table:table-cell office:value-type="float" office:value="1.479668E-015" calcext:value-type="float">
            <text:p>1.479668E-15</text:p>
          </table:table-cell>
          <table:table-cell office:value-type="float" office:value="2.845848E-015" calcext:value-type="float">
            <text:p>2.845848E-15</text:p>
          </table:table-cell>
          <table:table-cell office:value-type="float" office:value="3.651601E-016" calcext:value-type="float">
            <text:p>3.651601E-16</text:p>
          </table:table-cell>
          <table:table-cell office:value-type="float" office:value="1.410793E-015" calcext:value-type="float">
            <text:p>1.410793E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003083" calcext:value-type="float">
            <text:p>0.03003083</text:p>
          </table:table-cell>
          <table:table-cell table:number-columns-repeated="16"/>
        </table:table-row>
        <table:table-row table:style-name="ro1">
          <table:table-cell office:value-type="float" office:value="0.7402602" calcext:value-type="float">
            <text:p>0.7402602</text:p>
          </table:table-cell>
          <table:table-cell office:value-type="float" office:value="0.4551554" calcext:value-type="float">
            <text:p>0.4551554</text:p>
          </table:table-cell>
          <table:table-cell office:value-type="float" office:value="0.07970962" calcext:value-type="float">
            <text:p>0.07970962</text:p>
          </table:table-cell>
          <table:table-cell office:value-type="float" office:value="7.647265E-017" calcext:value-type="float">
            <text:p>7.647265E-17</text:p>
          </table:table-cell>
          <table:table-cell office:value-type="float" office:value="6.47492E-016" calcext:value-type="float">
            <text:p>6.47492E-16</text:p>
          </table:table-cell>
          <table:table-cell office:value-type="float" office:value="3.83488E-015" calcext:value-type="float">
            <text:p>3.83488E-15</text:p>
          </table:table-cell>
          <table:table-cell office:value-type="float" office:value="4.172582E-016" calcext:value-type="float">
            <text:p>4.172582E-16</text:p>
          </table:table-cell>
          <table:table-cell office:value-type="float" office:value="5.848497E-016" calcext:value-type="float">
            <text:p>5.848497E-16</text:p>
          </table:table-cell>
          <table:table-cell office:value-type="float" office:value="0" calcext:value-type="float">
            <text:p>0</text:p>
          </table:table-cell>
          <table:table-cell office:value-type="float" office:value="8.302911E-015" calcext:value-type="float">
            <text:p>8.302911E-15</text:p>
          </table:table-cell>
          <table:table-cell office:value-type="float" office:value="5.102556E-017" calcext:value-type="float">
            <text:p>5.102556E-17</text:p>
          </table:table-cell>
          <table:table-cell office:value-type="float" office:value="9.391986E-015" calcext:value-type="float">
            <text:p>9.391986E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974578" calcext:value-type="float">
            <text:p>0.02974578</text:p>
          </table:table-cell>
          <table:table-cell table:number-columns-repeated="16"/>
        </table:table-row>
        <table:table-row table:style-name="ro1">
          <table:table-cell office:value-type="float" office:value="0.8382934" calcext:value-type="float">
            <text:p>0.8382934</text:p>
          </table:table-cell>
          <table:table-cell office:value-type="float" office:value="0.2999655" calcext:value-type="float">
            <text:p>0.2999655</text:p>
          </table:table-cell>
          <table:table-cell office:value-type="float" office:value="0.3448033" calcext:value-type="float">
            <text:p>0.3448033</text:p>
          </table:table-cell>
          <table:table-cell office:value-type="float" office:value="8.794576E-016" calcext:value-type="float">
            <text:p>8.794576E-16</text:p>
          </table:table-cell>
          <table:table-cell office:value-type="float" office:value="1.310736E-015" calcext:value-type="float">
            <text:p>1.310736E-15</text:p>
          </table:table-cell>
          <table:table-cell office:value-type="float" office:value="2.279549E-015" calcext:value-type="float">
            <text:p>2.279549E-15</text:p>
          </table:table-cell>
          <table:table-cell office:value-type="float" office:value="7.4698E-016" calcext:value-type="float">
            <text:p>7.4698E-16</text:p>
          </table:table-cell>
          <table:table-cell office:value-type="float" office:value="0" calcext:value-type="float">
            <text:p>0</text:p>
          </table:table-cell>
          <table:table-cell office:value-type="float" office:value="1.934823E-015" calcext:value-type="float">
            <text:p>1.934823E-15</text:p>
          </table:table-cell>
          <table:table-cell office:value-type="float" office:value="1.014418E-015" calcext:value-type="float">
            <text:p>1.014418E-15</text:p>
          </table:table-cell>
          <table:table-cell office:value-type="float" office:value="8.520744E-017" calcext:value-type="float">
            <text:p>8.520744E-17</text:p>
          </table:table-cell>
          <table:table-cell office:value-type="float" office:value="4.601622E-016" calcext:value-type="float">
            <text:p>4.601622E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852127" calcext:value-type="float">
            <text:p>0.02852127</text:p>
          </table:table-cell>
          <table:table-cell table:number-columns-repeated="16"/>
        </table:table-row>
        <table:table-row table:style-name="ro1">
          <table:table-cell office:value-type="float" office:value="0.7281775" calcext:value-type="float">
            <text:p>0.7281775</text:p>
          </table:table-cell>
          <table:table-cell office:value-type="float" office:value="0.4731524" calcext:value-type="float">
            <text:p>0.4731524</text:p>
          </table:table-cell>
          <table:table-cell office:value-type="float" office:value="0.08075386" calcext:value-type="float">
            <text:p>0.08075386</text:p>
          </table:table-cell>
          <table:table-cell office:value-type="float" office:value="2.96681E-015" calcext:value-type="float">
            <text:p>2.96681E-15</text:p>
          </table:table-cell>
          <table:table-cell office:value-type="float" office:value="9.329774E-015" calcext:value-type="float">
            <text:p>9.329774E-15</text:p>
          </table:table-cell>
          <table:table-cell office:value-type="float" office:value="2.912332E-015" calcext:value-type="float">
            <text:p>2.912332E-15</text:p>
          </table:table-cell>
          <table:table-cell office:value-type="float" office:value="1.517066E-015" calcext:value-type="float">
            <text:p>1.517066E-15</text:p>
          </table:table-cell>
          <table:table-cell office:value-type="float" office:value="6.697649E-015" calcext:value-type="float">
            <text:p>6.697649E-15</text:p>
          </table:table-cell>
          <table:table-cell office:value-type="float" office:value="0" calcext:value-type="float">
            <text:p>0</text:p>
          </table:table-cell>
          <table:table-cell office:value-type="float" office:value="4.252075E-016" calcext:value-type="float">
            <text:p>4.252075E-16</text:p>
          </table:table-cell>
          <table:table-cell office:value-type="float" office:value="7.726063E-015" calcext:value-type="float">
            <text:p>7.726063E-15</text:p>
          </table:table-cell>
          <table:table-cell office:value-type="float" office:value="1.753603E-015" calcext:value-type="float">
            <text:p>1.753603E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835145" calcext:value-type="float">
            <text:p>0.02835145</text:p>
          </table:table-cell>
          <table:table-cell table:number-columns-repeated="16"/>
        </table:table-row>
        <table:table-row table:style-name="ro1">
          <table:table-cell office:value-type="float" office:value="0.7678059" calcext:value-type="float">
            <text:p>0.7678059</text:p>
          </table:table-cell>
          <table:table-cell office:value-type="float" office:value="0.4124722" calcext:value-type="float">
            <text:p>0.4124722</text:p>
          </table:table-cell>
          <table:table-cell office:value-type="float" office:value="0.07726662" calcext:value-type="float">
            <text:p>0.07726662</text:p>
          </table:table-cell>
          <table:table-cell office:value-type="float" office:value="5.577695E-016" calcext:value-type="float">
            <text:p>5.577695E-16</text:p>
          </table:table-cell>
          <table:table-cell office:value-type="float" office:value="3.981804E-017" calcext:value-type="float">
            <text:p>3.981804E-17</text:p>
          </table:table-cell>
          <table:table-cell office:value-type="float" office:value="5.229202E-017" calcext:value-type="float">
            <text:p>5.229202E-17</text:p>
          </table:table-cell>
          <table:table-cell office:value-type="float" office:value="7.749229E-016" calcext:value-type="float">
            <text:p>7.749229E-16</text:p>
          </table:table-cell>
          <table:table-cell office:value-type="float" office:value="1.481981E-016" calcext:value-type="float">
            <text:p>1.481981E-16</text:p>
          </table:table-cell>
          <table:table-cell office:value-type="float" office:value="2.338643E-016" calcext:value-type="float">
            <text:p>2.338643E-16</text:p>
          </table:table-cell>
          <table:table-cell office:value-type="float" office:value="0" calcext:value-type="float">
            <text:p>0</text:p>
          </table:table-cell>
          <table:table-cell office:value-type="float" office:value="4.888546E-016" calcext:value-type="float">
            <text:p>4.888546E-16</text:p>
          </table:table-cell>
          <table:table-cell office:value-type="float" office:value="1.13581E-015" calcext:value-type="float">
            <text:p>1.13581E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805679" calcext:value-type="float">
            <text:p>0.02805679</text:p>
          </table:table-cell>
          <table:table-cell table:number-columns-repeated="16"/>
        </table:table-row>
        <table:table-row table:style-name="ro1">
          <table:table-cell office:value-type="float" office:value="0.9461555" calcext:value-type="float">
            <text:p>0.9461555</text:p>
          </table:table-cell>
          <table:table-cell office:value-type="float" office:value="0.1076217" calcext:value-type="float">
            <text:p>0.1076217</text:p>
          </table:table-cell>
          <table:table-cell office:value-type="float" office:value="0.3186964" calcext:value-type="float">
            <text:p>0.3186964</text:p>
          </table:table-cell>
          <table:table-cell office:value-type="float" office:value="1.322943E-017" calcext:value-type="float">
            <text:p>1.322943E-17</text:p>
          </table:table-cell>
          <table:table-cell office:value-type="float" office:value="9.109072E-016" calcext:value-type="float">
            <text:p>9.109072E-16</text:p>
          </table:table-cell>
          <table:table-cell office:value-type="float" office:value="4.079401E-016" calcext:value-type="float">
            <text:p>4.079401E-16</text:p>
          </table:table-cell>
          <table:table-cell office:value-type="float" office:value="1.639871E-015" calcext:value-type="float">
            <text:p>1.639871E-15</text:p>
          </table:table-cell>
          <table:table-cell office:value-type="float" office:value="5.945153E-017" calcext:value-type="float">
            <text:p>5.945153E-17</text:p>
          </table:table-cell>
          <table:table-cell office:value-type="float" office:value="5.062522E-016" calcext:value-type="float">
            <text:p>5.062522E-16</text:p>
          </table:table-cell>
          <table:table-cell office:value-type="float" office:value="1.899663E-015" calcext:value-type="float">
            <text:p>1.899663E-15</text:p>
          </table:table-cell>
          <table:table-cell office:value-type="float" office:value="0" calcext:value-type="float">
            <text:p>0</text:p>
          </table:table-cell>
          <table:table-cell office:value-type="float" office:value="1.420972E-015" calcext:value-type="float">
            <text:p>1.420972E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670999" calcext:value-type="float">
            <text:p>0.02670999</text:p>
          </table:table-cell>
          <table:table-cell table:number-columns-repeated="16"/>
        </table:table-row>
        <table:table-row table:style-name="ro1">
          <table:table-cell office:value-type="float" office:value="0.7539371" calcext:value-type="float">
            <text:p>0.7539371</text:p>
          </table:table-cell>
          <table:table-cell office:value-type="float" office:value="0.4334826" calcext:value-type="float">
            <text:p>0.4334826</text:p>
          </table:table-cell>
          <table:table-cell office:value-type="float" office:value="0.0785087" calcext:value-type="float">
            <text:p>0.0785087</text:p>
          </table:table-cell>
          <table:table-cell office:value-type="float" office:value="1.136803E-016" calcext:value-type="float">
            <text:p>1.136803E-16</text:p>
          </table:table-cell>
          <table:table-cell office:value-type="float" office:value="3.981804E-017" calcext:value-type="float">
            <text:p>3.981804E-17</text:p>
          </table:table-cell>
          <table:table-cell office:value-type="float" office:value="5.229202E-017" calcext:value-type="float">
            <text:p>5.229202E-17</text:p>
          </table:table-cell>
          <table:table-cell office:value-type="float" office:value="1.885146E-015" calcext:value-type="float">
            <text:p>1.885146E-15</text:p>
          </table:table-cell>
          <table:table-cell office:value-type="float" office:value="3.251242E-017" calcext:value-type="float">
            <text:p>3.251242E-17</text:p>
          </table:table-cell>
          <table:table-cell office:value-type="float" office:value="1.22842E-016" calcext:value-type="float">
            <text:p>1.22842E-16</text:p>
          </table:table-cell>
          <table:table-cell office:value-type="float" office:value="0" calcext:value-type="float">
            <text:p>0</text:p>
          </table:table-cell>
          <table:table-cell office:value-type="float" office:value="3.778323E-016" calcext:value-type="float">
            <text:p>3.778323E-16</text:p>
          </table:table-cell>
          <table:table-cell office:value-type="float" office:value="3.586537E-016" calcext:value-type="float">
            <text:p>3.586537E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633297" calcext:value-type="float">
            <text:p>0.02633297</text:p>
          </table:table-cell>
          <table:table-cell table:number-columns-repeated="16"/>
        </table:table-row>
        <table:table-row table:style-name="ro1">
          <table:table-cell office:value-type="float" office:value="0.5980467" calcext:value-type="float">
            <text:p>0.5980467</text:p>
          </table:table-cell>
          <table:table-cell office:value-type="float" office:value="0.6443866" calcext:value-type="float">
            <text:p>0.6443866</text:p>
          </table:table-cell>
          <table:table-cell office:value-type="float" office:value="0.15036" calcext:value-type="float">
            <text:p>0.15036</text:p>
          </table:table-cell>
          <table:table-cell office:value-type="float" office:value="3.869115E-015" calcext:value-type="float">
            <text:p>3.869115E-15</text:p>
          </table:table-cell>
          <table:table-cell office:value-type="float" office:value="4.034765E-016" calcext:value-type="float">
            <text:p>4.034765E-16</text:p>
          </table:table-cell>
          <table:table-cell office:value-type="float" office:value="0" calcext:value-type="float">
            <text:p>0</text:p>
          </table:table-cell>
          <table:table-cell office:value-type="float" office:value="3.55723E-016" calcext:value-type="float">
            <text:p>3.55723E-16</text:p>
          </table:table-cell>
          <table:table-cell office:value-type="float" office:value="2.268253E-016" calcext:value-type="float">
            <text:p>2.268253E-16</text:p>
          </table:table-cell>
          <table:table-cell office:value-type="float" office:value="9.127554E-017" calcext:value-type="float">
            <text:p>9.127554E-17</text:p>
          </table:table-cell>
          <table:table-cell office:value-type="float" office:value="3.735648E-016" calcext:value-type="float">
            <text:p>3.735648E-16</text:p>
          </table:table-cell>
          <table:table-cell office:value-type="float" office:value="3.07075E-016" calcext:value-type="float">
            <text:p>3.07075E-16</text:p>
          </table:table-cell>
          <table:table-cell office:value-type="float" office:value="1.466191E-015" calcext:value-type="float">
            <text:p>1.466191E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54429" calcext:value-type="float">
            <text:p>0.0254429</text:p>
          </table:table-cell>
          <table:table-cell table:number-columns-repeated="16"/>
        </table:table-row>
        <table:table-row table:style-name="ro1">
          <table:table-cell office:value-type="float" office:value="0.8816493" calcext:value-type="float">
            <text:p>0.8816493</text:p>
          </table:table-cell>
          <table:table-cell office:value-type="float" office:value="0.2262699" calcext:value-type="float">
            <text:p>0.2262699</text:p>
          </table:table-cell>
          <table:table-cell office:value-type="float" office:value="0.1776748" calcext:value-type="float">
            <text:p>0.1776748</text:p>
          </table:table-cell>
          <table:table-cell office:value-type="float" office:value="4.282946E-015" calcext:value-type="float">
            <text:p>4.282946E-15</text:p>
          </table:table-cell>
          <table:table-cell office:value-type="float" office:value="4.225574E-016" calcext:value-type="float">
            <text:p>4.225574E-16</text:p>
          </table:table-cell>
          <table:table-cell office:value-type="float" office:value="9.675908E-015" calcext:value-type="float">
            <text:p>9.675908E-15</text:p>
          </table:table-cell>
          <table:table-cell office:value-type="float" office:value="2.856404E-015" calcext:value-type="float">
            <text:p>2.856404E-15</text:p>
          </table:table-cell>
          <table:table-cell office:value-type="float" office:value="1.40474E-015" calcext:value-type="float">
            <text:p>1.40474E-15</text:p>
          </table:table-cell>
          <table:table-cell office:value-type="float" office:value="1.21677E-016" calcext:value-type="float">
            <text:p>1.21677E-16</text:p>
          </table:table-cell>
          <table:table-cell office:value-type="float" office:value="2.58626E-015" calcext:value-type="float">
            <text:p>2.58626E-15</text:p>
          </table:table-cell>
          <table:table-cell office:value-type="float" office:value="6.40319E-016" calcext:value-type="float">
            <text:p>6.40319E-16</text:p>
          </table:table-cell>
          <table:table-cell office:value-type="float" office:value="5.52215E-016" calcext:value-type="float">
            <text:p>5.52215E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458768" calcext:value-type="float">
            <text:p>0.02458768</text:p>
          </table:table-cell>
          <table:table-cell table:number-columns-repeated="16"/>
        </table:table-row>
        <table:table-row table:style-name="ro1">
          <table:table-cell office:value-type="float" office:value="0.9304518" calcext:value-type="float">
            <text:p>0.9304518</text:p>
          </table:table-cell>
          <table:table-cell office:value-type="float" office:value="0.1377958" calcext:value-type="float">
            <text:p>0.1377958</text:p>
          </table:table-cell>
          <table:table-cell office:value-type="float" office:value="0.05806161" calcext:value-type="float">
            <text:p>0.05806161</text:p>
          </table:table-cell>
          <table:table-cell office:value-type="float" office:value="1.678564E-015" calcext:value-type="float">
            <text:p>1.678564E-15</text:p>
          </table:table-cell>
          <table:table-cell office:value-type="float" office:value="1.466019E-015" calcext:value-type="float">
            <text:p>1.466019E-15</text:p>
          </table:table-cell>
          <table:table-cell office:value-type="float" office:value="5.189624E-016" calcext:value-type="float">
            <text:p>5.189624E-16</text:p>
          </table:table-cell>
          <table:table-cell office:value-type="float" office:value="2.306005E-015" calcext:value-type="float">
            <text:p>2.306005E-15</text:p>
          </table:table-cell>
          <table:table-cell office:value-type="float" office:value="1.058652E-015" calcext:value-type="float">
            <text:p>1.058652E-15</text:p>
          </table:table-cell>
          <table:table-cell office:value-type="float" office:value="9.69949E-015" calcext:value-type="float">
            <text:p>9.69949E-15</text:p>
          </table:table-cell>
          <table:table-cell office:value-type="float" office:value="3.439784E-016" calcext:value-type="float">
            <text:p>3.439784E-16</text:p>
          </table:table-cell>
          <table:table-cell office:value-type="float" office:value="5.057732E-017" calcext:value-type="float">
            <text:p>5.057732E-17</text:p>
          </table:table-cell>
          <table:table-cell office:value-type="float" office:value="6.438156E-016" calcext:value-type="float">
            <text:p>6.438156E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402204" calcext:value-type="float">
            <text:p>0.02402204</text:p>
          </table:table-cell>
          <table:table-cell table:number-columns-repeated="16"/>
        </table:table-row>
        <table:table-row table:style-name="ro1">
          <table:table-cell office:value-type="float" office:value="0.7611506" calcext:value-type="float">
            <text:p>0.7611506</text:p>
          </table:table-cell>
          <table:table-cell office:value-type="float" office:value="0.4237041" calcext:value-type="float">
            <text:p>0.4237041</text:p>
          </table:table-cell>
          <table:table-cell office:value-type="float" office:value="0.07786599" calcext:value-type="float">
            <text:p>0.07786599</text:p>
          </table:table-cell>
          <table:table-cell office:value-type="float" office:value="1.951478E-015" calcext:value-type="float">
            <text:p>1.951478E-15</text:p>
          </table:table-cell>
          <table:table-cell office:value-type="float" office:value="4.225574E-016" calcext:value-type="float">
            <text:p>4.225574E-16</text:p>
          </table:table-cell>
          <table:table-cell office:value-type="float" office:value="9.675908E-015" calcext:value-type="float">
            <text:p>9.675908E-15</text:p>
          </table:table-cell>
          <table:table-cell office:value-type="float" office:value="5.520939E-015" calcext:value-type="float">
            <text:p>5.520939E-15</text:p>
          </table:table-cell>
          <table:table-cell office:value-type="float" office:value="1.834947E-016" calcext:value-type="float">
            <text:p>1.834947E-16</text:p>
          </table:table-cell>
          <table:table-cell office:value-type="float" office:value="1.2319E-015" calcext:value-type="float">
            <text:p>1.2319E-15</text:p>
          </table:table-cell>
          <table:table-cell office:value-type="float" office:value="2.547919E-016" calcext:value-type="float">
            <text:p>2.547919E-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371203" calcext:value-type="float">
            <text:p>0.02371203</text:p>
          </table:table-cell>
          <table:table-cell table:number-columns-repeated="16"/>
        </table:table-row>
        <table:table-row table:style-name="ro1">
          <table:table-cell office:value-type="float" office:value="0.4392757" calcext:value-type="float">
            <text:p>0.4392757</text:p>
          </table:table-cell>
          <table:table-cell office:value-type="float" office:value="0.8093615" calcext:value-type="float">
            <text:p>0.8093615</text:p>
          </table:table-cell>
          <table:table-cell office:value-type="float" office:value="0.1073255" calcext:value-type="float">
            <text:p>0.1073255</text:p>
          </table:table-cell>
          <table:table-cell office:value-type="float" office:value="4.600808E-016" calcext:value-type="float">
            <text:p>4.600808E-16</text:p>
          </table:table-cell>
          <table:table-cell office:value-type="float" office:value="1.133296E-015" calcext:value-type="float">
            <text:p>1.133296E-15</text:p>
          </table:table-cell>
          <table:table-cell office:value-type="float" office:value="5.758639E-015" calcext:value-type="float">
            <text:p>5.758639E-15</text:p>
          </table:table-cell>
          <table:table-cell office:value-type="float" office:value="5.660159E-015" calcext:value-type="float">
            <text:p>5.660159E-15</text:p>
          </table:table-cell>
          <table:table-cell office:value-type="float" office:value="6.925968E-016" calcext:value-type="float">
            <text:p>6.925968E-16</text:p>
          </table:table-cell>
          <table:table-cell office:value-type="float" office:value="1.479668E-015" calcext:value-type="float">
            <text:p>1.479668E-15</text:p>
          </table:table-cell>
          <table:table-cell office:value-type="float" office:value="2.845848E-015" calcext:value-type="float">
            <text:p>2.845848E-15</text:p>
          </table:table-cell>
          <table:table-cell office:value-type="float" office:value="3.651601E-016" calcext:value-type="float">
            <text:p>3.651601E-16</text:p>
          </table:table-cell>
          <table:table-cell office:value-type="float" office:value="1.410793E-015" calcext:value-type="float">
            <text:p>1.410793E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45915" calcext:value-type="float">
            <text:p>0.02145915</text:p>
          </table:table-cell>
          <table:table-cell table:number-columns-repeated="16"/>
        </table:table-row>
        <table:table-row table:style-name="ro1">
          <table:table-cell office:value-type="float" office:value="0.6096134" calcext:value-type="float">
            <text:p>0.6096134</text:p>
          </table:table-cell>
          <table:table-cell office:value-type="float" office:value="0.6310716" calcext:value-type="float">
            <text:p>0.6310716</text:p>
          </table:table-cell>
          <table:table-cell office:value-type="float" office:value="0.1513532" calcext:value-type="float">
            <text:p>0.1513532</text:p>
          </table:table-cell>
          <table:table-cell office:value-type="float" office:value="7.647265E-017" calcext:value-type="float">
            <text:p>7.647265E-17</text:p>
          </table:table-cell>
          <table:table-cell office:value-type="float" office:value="6.47492E-016" calcext:value-type="float">
            <text:p>6.47492E-16</text:p>
          </table:table-cell>
          <table:table-cell office:value-type="float" office:value="3.83488E-015" calcext:value-type="float">
            <text:p>3.83488E-15</text:p>
          </table:table-cell>
          <table:table-cell office:value-type="float" office:value="4.172582E-016" calcext:value-type="float">
            <text:p>4.172582E-16</text:p>
          </table:table-cell>
          <table:table-cell office:value-type="float" office:value="1.917117E-015" calcext:value-type="float">
            <text:p>1.917117E-15</text:p>
          </table:table-cell>
          <table:table-cell office:value-type="float" office:value="0" calcext:value-type="float">
            <text:p>0</text:p>
          </table:table-cell>
          <table:table-cell office:value-type="float" office:value="8.302911E-015" calcext:value-type="float">
            <text:p>8.302911E-15</text:p>
          </table:table-cell>
          <table:table-cell office:value-type="float" office:value="5.102556E-017" calcext:value-type="float">
            <text:p>5.102556E-17</text:p>
          </table:table-cell>
          <table:table-cell office:value-type="float" office:value="5.395183E-015" calcext:value-type="float">
            <text:p>5.395183E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083199" calcext:value-type="float">
            <text:p>0.02083199</text:p>
          </table:table-cell>
          <table:table-cell table:number-columns-repeated="16"/>
        </table:table-row>
        <table:table-row table:style-name="ro1">
          <table:table-cell office:value-type="float" office:value="0.9517087" calcext:value-type="float">
            <text:p>0.9517087</text:p>
          </table:table-cell>
          <table:table-cell office:value-type="float" office:value="0.0976718" calcext:value-type="float">
            <text:p>0.0976718</text:p>
          </table:table-cell>
          <table:table-cell office:value-type="float" office:value="0.1899586" calcext:value-type="float">
            <text:p>0.1899586</text:p>
          </table:table-cell>
          <table:table-cell office:value-type="float" office:value="1.599157E-017" calcext:value-type="float">
            <text:p>1.599157E-17</text:p>
          </table:table-cell>
          <table:table-cell office:value-type="float" office:value="5.781842E-016" calcext:value-type="float">
            <text:p>5.781842E-16</text:p>
          </table:table-cell>
          <table:table-cell office:value-type="float" office:value="0" calcext:value-type="float">
            <text:p>0</text:p>
          </table:table-cell>
          <table:table-cell office:value-type="float" office:value="7.769582E-015" calcext:value-type="float">
            <text:p>7.769582E-15</text:p>
          </table:table-cell>
          <table:table-cell office:value-type="float" office:value="4.800422E-015" calcext:value-type="float">
            <text:p>4.800422E-15</text:p>
          </table:table-cell>
          <table:table-cell office:value-type="float" office:value="4.650514E-016" calcext:value-type="float">
            <text:p>4.650514E-16</text:p>
          </table:table-cell>
          <table:table-cell office:value-type="float" office:value="0" calcext:value-type="float">
            <text:p>0</text:p>
          </table:table-cell>
          <table:table-cell office:value-type="float" office:value="3.651601E-016" calcext:value-type="float">
            <text:p>3.651601E-16</text:p>
          </table:table-cell>
          <table:table-cell office:value-type="float" office:value="3.005704E-016" calcext:value-type="float">
            <text:p>3.005704E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066324" calcext:value-type="float">
            <text:p>0.02066324</text:p>
          </table:table-cell>
          <table:table-cell table:number-columns-repeated="16"/>
        </table:table-row>
        <table:table-row table:style-name="ro1">
          <table:table-cell office:value-type="float" office:value="0.9376855" calcext:value-type="float">
            <text:p>0.9376855</text:p>
          </table:table-cell>
          <table:table-cell office:value-type="float" office:value="0.1235577" calcext:value-type="float">
            <text:p>0.1235577</text:p>
          </table:table-cell>
          <table:table-cell office:value-type="float" office:value="0.321195" calcext:value-type="float">
            <text:p>0.321195</text:p>
          </table:table-cell>
          <table:table-cell office:value-type="float" office:value="3.16401E-016" calcext:value-type="float">
            <text:p>3.16401E-16</text:p>
          </table:table-cell>
          <table:table-cell office:value-type="float" office:value="6.255211E-016" calcext:value-type="float">
            <text:p>6.255211E-16</text:p>
          </table:table-cell>
          <table:table-cell office:value-type="float" office:value="2.535012E-015" calcext:value-type="float">
            <text:p>2.535012E-15</text:p>
          </table:table-cell>
          <table:table-cell office:value-type="float" office:value="2.26561E-017" calcext:value-type="float">
            <text:p>2.26561E-17</text:p>
          </table:table-cell>
          <table:table-cell office:value-type="float" office:value="1.15803E-016" calcext:value-type="float">
            <text:p>1.15803E-16</text:p>
          </table:table-cell>
          <table:table-cell office:value-type="float" office:value="9.127554E-017" calcext:value-type="float">
            <text:p>9.127554E-17</text:p>
          </table:table-cell>
          <table:table-cell office:value-type="float" office:value="7.488443E-016" calcext:value-type="float">
            <text:p>7.488443E-16</text:p>
          </table:table-cell>
          <table:table-cell office:value-type="float" office:value="1.417298E-015" calcext:value-type="float">
            <text:p>1.417298E-15</text:p>
          </table:table-cell>
          <table:table-cell office:value-type="float" office:value="1.022102E-015" calcext:value-type="float">
            <text:p>1.022102E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06268" calcext:value-type="float">
            <text:p>0.0206268</text:p>
          </table:table-cell>
          <table:table-cell table:number-columns-repeated="16"/>
        </table:table-row>
        <table:table-row table:style-name="ro1">
          <table:table-cell office:value-type="float" office:value="0.682537" calcext:value-type="float">
            <text:p>0.682537</text:p>
          </table:table-cell>
          <table:table-cell office:value-type="float" office:value="0.5371537" calcext:value-type="float">
            <text:p>0.5371537</text:p>
          </table:table-cell>
          <table:table-cell office:value-type="float" office:value="0.08459789" calcext:value-type="float">
            <text:p>0.08459789</text:p>
          </table:table-cell>
          <table:table-cell office:value-type="float" office:value="2.380362E-016" calcext:value-type="float">
            <text:p>2.380362E-16</text:p>
          </table:table-cell>
          <table:table-cell office:value-type="float" office:value="1.133296E-015" calcext:value-type="float">
            <text:p>1.133296E-15</text:p>
          </table:table-cell>
          <table:table-cell office:value-type="float" office:value="5.758639E-015" calcext:value-type="float">
            <text:p>5.758639E-15</text:p>
          </table:table-cell>
          <table:table-cell office:value-type="float" office:value="5.660159E-015" calcext:value-type="float">
            <text:p>5.660159E-15</text:p>
          </table:table-cell>
          <table:table-cell office:value-type="float" office:value="5.577578E-015" calcext:value-type="float">
            <text:p>5.577578E-15</text:p>
          </table:table-cell>
          <table:table-cell office:value-type="float" office:value="1.479668E-015" calcext:value-type="float">
            <text:p>1.479668E-15</text:p>
          </table:table-cell>
          <table:table-cell office:value-type="float" office:value="2.845848E-015" calcext:value-type="float">
            <text:p>2.845848E-15</text:p>
          </table:table-cell>
          <table:table-cell office:value-type="float" office:value="3.651601E-016" calcext:value-type="float">
            <text:p>3.651601E-16</text:p>
          </table:table-cell>
          <table:table-cell office:value-type="float" office:value="1.410793E-015" calcext:value-type="float">
            <text:p>1.410793E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0579" calcext:value-type="float">
            <text:p>0.020579</text:p>
          </table:table-cell>
          <table:table-cell table:number-columns-repeated="16"/>
        </table:table-row>
        <table:table-row table:style-name="ro1">
          <table:table-cell office:value-type="float" office:value="0.6936164" calcext:value-type="float">
            <text:p>0.6936164</text:p>
          </table:table-cell>
          <table:table-cell office:value-type="float" office:value="0.5210048" calcext:value-type="float">
            <text:p>0.5210048</text:p>
          </table:table-cell>
          <table:table-cell office:value-type="float" office:value="0.08367575" calcext:value-type="float">
            <text:p>0.08367575</text:p>
          </table:table-cell>
          <table:table-cell office:value-type="float" office:value="3.444349E-015" calcext:value-type="float">
            <text:p>3.444349E-15</text:p>
          </table:table-cell>
          <table:table-cell office:value-type="float" office:value="3.981804E-017" calcext:value-type="float">
            <text:p>3.981804E-17</text:p>
          </table:table-cell>
          <table:table-cell office:value-type="float" office:value="5.229202E-017" calcext:value-type="float">
            <text:p>5.229202E-17</text:p>
          </table:table-cell>
          <table:table-cell office:value-type="float" office:value="8.859452E-016" calcext:value-type="float">
            <text:p>8.859452E-16</text:p>
          </table:table-cell>
          <table:table-cell office:value-type="float" office:value="1.481981E-016" calcext:value-type="float">
            <text:p>1.481981E-16</text:p>
          </table:table-cell>
          <table:table-cell office:value-type="float" office:value="2.338643E-016" calcext:value-type="float">
            <text:p>2.338643E-16</text:p>
          </table:table-cell>
          <table:table-cell office:value-type="float" office:value="1.031746E-016" calcext:value-type="float">
            <text:p>1.031746E-16</text:p>
          </table:table-cell>
          <table:table-cell office:value-type="float" office:value="1.557877E-016" calcext:value-type="float">
            <text:p>1.557877E-16</text:p>
          </table:table-cell>
          <table:table-cell office:value-type="float" office:value="5.806983E-016" calcext:value-type="float">
            <text:p>5.806983E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024604" calcext:value-type="float">
            <text:p>0.02024604</text:p>
          </table:table-cell>
          <table:table-cell table:number-columns-repeated="16"/>
        </table:table-row>
        <table:table-row table:style-name="ro1">
          <table:table-cell office:value-type="float" office:value="0.7160165" calcext:value-type="float">
            <text:p>0.7160165</text:p>
          </table:table-cell>
          <table:table-cell office:value-type="float" office:value="0.4905616" calcext:value-type="float">
            <text:p>0.4905616</text:p>
          </table:table-cell>
          <table:table-cell office:value-type="float" office:value="0.0817916" calcext:value-type="float">
            <text:p>0.0817916</text:p>
          </table:table-cell>
          <table:table-cell office:value-type="float" office:value="2.96681E-015" calcext:value-type="float">
            <text:p>2.96681E-15</text:p>
          </table:table-cell>
          <table:table-cell office:value-type="float" office:value="9.329774E-015" calcext:value-type="float">
            <text:p>9.329774E-15</text:p>
          </table:table-cell>
          <table:table-cell office:value-type="float" office:value="2.912332E-015" calcext:value-type="float">
            <text:p>2.912332E-15</text:p>
          </table:table-cell>
          <table:table-cell office:value-type="float" office:value="1.517066E-015" calcext:value-type="float">
            <text:p>1.517066E-15</text:p>
          </table:table-cell>
          <table:table-cell office:value-type="float" office:value="6.697649E-015" calcext:value-type="float">
            <text:p>6.697649E-15</text:p>
          </table:table-cell>
          <table:table-cell office:value-type="float" office:value="0" calcext:value-type="float">
            <text:p>0</text:p>
          </table:table-cell>
          <table:table-cell office:value-type="float" office:value="4.252075E-016" calcext:value-type="float">
            <text:p>4.252075E-16</text:p>
          </table:table-cell>
          <table:table-cell office:value-type="float" office:value="3.396193E-015" calcext:value-type="float">
            <text:p>3.396193E-15</text:p>
          </table:table-cell>
          <table:table-cell office:value-type="float" office:value="1.753603E-015" calcext:value-type="float">
            <text:p>1.753603E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006287" calcext:value-type="float">
            <text:p>0.02006287</text:p>
          </table:table-cell>
          <table:table-cell table:number-columns-repeated="16"/>
        </table:table-row>
        <table:table-row table:style-name="ro1">
          <table:table-cell office:value-type="float" office:value="0.8161842" calcext:value-type="float">
            <text:p>0.8161842</text:p>
          </table:table-cell>
          <table:table-cell office:value-type="float" office:value="0.3363163" calcext:value-type="float">
            <text:p>0.3363163</text:p>
          </table:table-cell>
          <table:table-cell office:value-type="float" office:value="0.07267175" calcext:value-type="float">
            <text:p>0.07267175</text:p>
          </table:table-cell>
          <table:table-cell office:value-type="float" office:value="4.274233E-016" calcext:value-type="float">
            <text:p>4.274233E-16</text:p>
          </table:table-cell>
          <table:table-cell office:value-type="float" office:value="6.255211E-016" calcext:value-type="float">
            <text:p>6.255211E-16</text:p>
          </table:table-cell>
          <table:table-cell office:value-type="float" office:value="2.535012E-015" calcext:value-type="float">
            <text:p>2.535012E-15</text:p>
          </table:table-cell>
          <table:table-cell office:value-type="float" office:value="2.26561E-017" calcext:value-type="float">
            <text:p>2.26561E-17</text:p>
          </table:table-cell>
          <table:table-cell office:value-type="float" office:value="1.15803E-016" calcext:value-type="float">
            <text:p>1.15803E-16</text:p>
          </table:table-cell>
          <table:table-cell office:value-type="float" office:value="9.127554E-017" calcext:value-type="float">
            <text:p>9.127554E-17</text:p>
          </table:table-cell>
          <table:table-cell office:value-type="float" office:value="7.488443E-016" calcext:value-type="float">
            <text:p>7.488443E-16</text:p>
          </table:table-cell>
          <table:table-cell office:value-type="float" office:value="1.084231E-015" calcext:value-type="float">
            <text:p>1.084231E-15</text:p>
          </table:table-cell>
          <table:table-cell office:value-type="float" office:value="1.022102E-015" calcext:value-type="float">
            <text:p>1.022102E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005645" calcext:value-type="float">
            <text:p>0.02005645</text:p>
          </table:table-cell>
          <table:table-cell table:number-columns-repeated="16"/>
        </table:table-row>
        <table:table-row table:style-name="ro1">
          <table:table-cell office:value-type="float" office:value="0.5658509" calcext:value-type="float">
            <text:p>0.5658509</text:p>
          </table:table-cell>
          <table:table-cell office:value-type="float" office:value="0.6820455" calcext:value-type="float">
            <text:p>0.6820455</text:p>
          </table:table-cell>
          <table:table-cell office:value-type="float" office:value="0.147549" calcext:value-type="float">
            <text:p>0.147549</text:p>
          </table:table-cell>
          <table:table-cell office:value-type="float" office:value="3.493359E-015" calcext:value-type="float">
            <text:p>3.493359E-15</text:p>
          </table:table-cell>
          <table:table-cell office:value-type="float" office:value="1.9172E-016" calcext:value-type="float">
            <text:p>1.9172E-16</text:p>
          </table:table-cell>
          <table:table-cell office:value-type="float" office:value="2.903791E-015" calcext:value-type="float">
            <text:p>2.903791E-15</text:p>
          </table:table-cell>
          <table:table-cell office:value-type="float" office:value="7.847579E-016" calcext:value-type="float">
            <text:p>7.847579E-16</text:p>
          </table:table-cell>
          <table:table-cell office:value-type="float" office:value="1.138113E-015" calcext:value-type="float">
            <text:p>1.138113E-15</text:p>
          </table:table-cell>
          <table:table-cell office:value-type="float" office:value="6.189826E-016" calcext:value-type="float">
            <text:p>6.189826E-16</text:p>
          </table:table-cell>
          <table:table-cell office:value-type="float" office:value="4.571939E-017" calcext:value-type="float">
            <text:p>4.571939E-17</text:p>
          </table:table-cell>
          <table:table-cell office:value-type="float" office:value="1.602605E-015" calcext:value-type="float">
            <text:p>1.602605E-15</text:p>
          </table:table-cell>
          <table:table-cell office:value-type="float" office:value="4.606878E-016" calcext:value-type="float">
            <text:p>4.606878E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68993" calcext:value-type="float">
            <text:p>0.01968993</text:p>
          </table:table-cell>
          <table:table-cell table:number-columns-repeated="16"/>
        </table:table-row>
        <table:table-row table:style-name="ro1">
          <table:table-cell office:value-type="float" office:value="0.9130701" calcext:value-type="float">
            <text:p>0.9130701</text:p>
          </table:table-cell>
          <table:table-cell office:value-type="float" office:value="0.1689627" calcext:value-type="float">
            <text:p>0.1689627</text:p>
          </table:table-cell>
          <table:table-cell office:value-type="float" office:value="0.0609468" calcext:value-type="float">
            <text:p>0.0609468</text:p>
          </table:table-cell>
          <table:table-cell office:value-type="float" office:value="3.444349E-015" calcext:value-type="float">
            <text:p>3.444349E-15</text:p>
          </table:table-cell>
          <table:table-cell office:value-type="float" office:value="3.981804E-017" calcext:value-type="float">
            <text:p>3.981804E-17</text:p>
          </table:table-cell>
          <table:table-cell office:value-type="float" office:value="5.229202E-017" calcext:value-type="float">
            <text:p>5.229202E-17</text:p>
          </table:table-cell>
          <table:table-cell office:value-type="float" office:value="4.41856E-016" calcext:value-type="float">
            <text:p>4.41856E-16</text:p>
          </table:table-cell>
          <table:table-cell office:value-type="float" office:value="1.481981E-016" calcext:value-type="float">
            <text:p>1.481981E-16</text:p>
          </table:table-cell>
          <table:table-cell office:value-type="float" office:value="2.338643E-016" calcext:value-type="float">
            <text:p>2.338643E-16</text:p>
          </table:table-cell>
          <table:table-cell office:value-type="float" office:value="1.031746E-016" calcext:value-type="float">
            <text:p>1.031746E-16</text:p>
          </table:table-cell>
          <table:table-cell office:value-type="float" office:value="4.888546E-016" calcext:value-type="float">
            <text:p>4.888546E-16</text:p>
          </table:table-cell>
          <table:table-cell office:value-type="float" office:value="1.13581E-015" calcext:value-type="float">
            <text:p>1.13581E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5311" calcext:value-type="float">
            <text:p>0.0195311</text:p>
          </table:table-cell>
          <table:table-cell table:number-columns-repeated="16"/>
        </table:table-row>
        <table:table-row table:style-name="ro1">
          <table:table-cell office:value-type="float" office:value="0.660343" calcext:value-type="float">
            <text:p>0.660343</text:p>
          </table:table-cell>
          <table:table-cell office:value-type="float" office:value="0.5662802" calcext:value-type="float">
            <text:p>0.5662802</text:p>
          </table:table-cell>
          <table:table-cell office:value-type="float" office:value="0.1556707" calcext:value-type="float">
            <text:p>0.1556707</text:p>
          </table:table-cell>
          <table:table-cell office:value-type="float" office:value="3.493359E-015" calcext:value-type="float">
            <text:p>3.493359E-15</text:p>
          </table:table-cell>
          <table:table-cell office:value-type="float" office:value="1.9172E-016" calcext:value-type="float">
            <text:p>1.9172E-16</text:p>
          </table:table-cell>
          <table:table-cell office:value-type="float" office:value="1.238456E-015" calcext:value-type="float">
            <text:p>1.238456E-15</text:p>
          </table:table-cell>
          <table:table-cell office:value-type="float" office:value="7.847579E-016" calcext:value-type="float">
            <text:p>7.847579E-16</text:p>
          </table:table-cell>
          <table:table-cell office:value-type="float" office:value="1.138113E-015" calcext:value-type="float">
            <text:p>1.138113E-15</text:p>
          </table:table-cell>
          <table:table-cell office:value-type="float" office:value="6.189826E-016" calcext:value-type="float">
            <text:p>6.189826E-16</text:p>
          </table:table-cell>
          <table:table-cell office:value-type="float" office:value="4.571939E-017" calcext:value-type="float">
            <text:p>4.571939E-17</text:p>
          </table:table-cell>
          <table:table-cell office:value-type="float" office:value="1.602605E-015" calcext:value-type="float">
            <text:p>1.602605E-15</text:p>
          </table:table-cell>
          <table:table-cell office:value-type="float" office:value="4.606878E-016" calcext:value-type="float">
            <text:p>4.606878E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68547" calcext:value-type="float">
            <text:p>0.01868547</text:p>
          </table:table-cell>
          <table:table-cell table:number-columns-repeated="16"/>
        </table:table-row>
        <table:table-row table:style-name="ro1">
          <table:table-cell office:value-type="float" office:value="0.5214362" calcext:value-type="float">
            <text:p>0.5214362</text:p>
          </table:table-cell>
          <table:table-cell office:value-type="float" office:value="0.7300158" calcext:value-type="float">
            <text:p>0.7300158</text:p>
          </table:table-cell>
          <table:table-cell office:value-type="float" office:value="0.14347" calcext:value-type="float">
            <text:p>0.14347</text:p>
          </table:table-cell>
          <table:table-cell office:value-type="float" office:value="4.274233E-016" calcext:value-type="float">
            <text:p>4.274233E-16</text:p>
          </table:table-cell>
          <table:table-cell office:value-type="float" office:value="6.255211E-016" calcext:value-type="float">
            <text:p>6.255211E-16</text:p>
          </table:table-cell>
          <table:table-cell office:value-type="float" office:value="2.535012E-015" calcext:value-type="float">
            <text:p>2.535012E-15</text:p>
          </table:table-cell>
          <table:table-cell office:value-type="float" office:value="2.26561E-017" calcext:value-type="float">
            <text:p>2.26561E-17</text:p>
          </table:table-cell>
          <table:table-cell office:value-type="float" office:value="1.15803E-016" calcext:value-type="float">
            <text:p>1.15803E-16</text:p>
          </table:table-cell>
          <table:table-cell office:value-type="float" office:value="9.127554E-017" calcext:value-type="float">
            <text:p>9.127554E-17</text:p>
          </table:table-cell>
          <table:table-cell office:value-type="float" office:value="7.488443E-016" calcext:value-type="float">
            <text:p>7.488443E-16</text:p>
          </table:table-cell>
          <table:table-cell office:value-type="float" office:value="1.417298E-015" calcext:value-type="float">
            <text:p>1.417298E-15</text:p>
          </table:table-cell>
          <table:table-cell office:value-type="float" office:value="1.022102E-015" calcext:value-type="float">
            <text:p>1.022102E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68303" calcext:value-type="float">
            <text:p>0.01868303</text:p>
          </table:table-cell>
          <table:table-cell table:number-columns-repeated="16"/>
        </table:table-row>
        <table:table-row table:style-name="ro1">
          <table:table-cell office:value-type="float" office:value="0.853116" calcext:value-type="float">
            <text:p>0.853116</text:p>
          </table:table-cell>
          <table:table-cell office:value-type="float" office:value="0.2752727" calcext:value-type="float">
            <text:p>0.2752727</text:p>
          </table:table-cell>
          <table:table-cell office:value-type="float" office:value="0.06875505" calcext:value-type="float">
            <text:p>0.06875505</text:p>
          </table:table-cell>
          <table:table-cell office:value-type="float" office:value="2.380362E-016" calcext:value-type="float">
            <text:p>2.380362E-16</text:p>
          </table:table-cell>
          <table:table-cell office:value-type="float" office:value="1.34095E-016" calcext:value-type="float">
            <text:p>1.34095E-16</text:p>
          </table:table-cell>
          <table:table-cell office:value-type="float" office:value="5.758639E-015" calcext:value-type="float">
            <text:p>5.758639E-15</text:p>
          </table:table-cell>
          <table:table-cell office:value-type="float" office:value="3.661757E-015" calcext:value-type="float">
            <text:p>3.661757E-15</text:p>
          </table:table-cell>
          <table:table-cell office:value-type="float" office:value="1.247708E-015" calcext:value-type="float">
            <text:p>1.247708E-15</text:p>
          </table:table-cell>
          <table:table-cell office:value-type="float" office:value="2.108839E-015" calcext:value-type="float">
            <text:p>2.108839E-15</text:p>
          </table:table-cell>
          <table:table-cell office:value-type="float" office:value="2.923346E-016" calcext:value-type="float">
            <text:p>2.923346E-16</text:p>
          </table:table-cell>
          <table:table-cell office:value-type="float" office:value="2.541378E-016" calcext:value-type="float">
            <text:p>2.541378E-16</text:p>
          </table:table-cell>
          <table:table-cell office:value-type="float" office:value="1.895481E-016" calcext:value-type="float">
            <text:p>1.895481E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57006" calcext:value-type="float">
            <text:p>0.01857006</text:p>
          </table:table-cell>
          <table:table-cell table:number-columns-repeated="16"/>
        </table:table-row>
        <table:table-row table:style-name="ro1">
          <table:table-cell office:value-type="float" office:value="0.6888869" calcext:value-type="float">
            <text:p>0.6888869</text:p>
          </table:table-cell>
          <table:table-cell office:value-type="float" office:value="0.5276327" calcext:value-type="float">
            <text:p>0.5276327</text:p>
          </table:table-cell>
          <table:table-cell office:value-type="float" office:value="0.08407002" calcext:value-type="float">
            <text:p>0.08407002</text:p>
          </table:table-cell>
          <table:table-cell office:value-type="float" office:value="3.16401E-016" calcext:value-type="float">
            <text:p>3.16401E-16</text:p>
          </table:table-cell>
          <table:table-cell office:value-type="float" office:value="6.255211E-016" calcext:value-type="float">
            <text:p>6.255211E-16</text:p>
          </table:table-cell>
          <table:table-cell office:value-type="float" office:value="2.42399E-015" calcext:value-type="float">
            <text:p>2.42399E-15</text:p>
          </table:table-cell>
          <table:table-cell office:value-type="float" office:value="2.26561E-017" calcext:value-type="float">
            <text:p>2.26561E-17</text:p>
          </table:table-cell>
          <table:table-cell office:value-type="float" office:value="1.15803E-016" calcext:value-type="float">
            <text:p>1.15803E-16</text:p>
          </table:table-cell>
          <table:table-cell office:value-type="float" office:value="9.127554E-017" calcext:value-type="float">
            <text:p>9.127554E-17</text:p>
          </table:table-cell>
          <table:table-cell office:value-type="float" office:value="7.488443E-016" calcext:value-type="float">
            <text:p>7.488443E-16</text:p>
          </table:table-cell>
          <table:table-cell office:value-type="float" office:value="1.417298E-015" calcext:value-type="float">
            <text:p>1.417298E-15</text:p>
          </table:table-cell>
          <table:table-cell office:value-type="float" office:value="1.022102E-015" calcext:value-type="float">
            <text:p>1.022102E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56846" calcext:value-type="float">
            <text:p>0.01856846</text:p>
          </table:table-cell>
          <table:table-cell table:number-columns-repeated="16"/>
        </table:table-row>
        <table:table-row table:style-name="ro1">
          <table:table-cell office:value-type="float" office:value="0.429191" calcext:value-type="float">
            <text:p>0.429191</text:p>
          </table:table-cell>
          <table:table-cell office:value-type="float" office:value="0.8181364" calcext:value-type="float">
            <text:p>0.8181364</text:p>
          </table:table-cell>
          <table:table-cell office:value-type="float" office:value="0.1087738" calcext:value-type="float">
            <text:p>0.1087738</text:p>
          </table:table-cell>
          <table:table-cell office:value-type="float" office:value="4.94908E-015" calcext:value-type="float">
            <text:p>4.94908E-15</text:p>
          </table:table-cell>
          <table:table-cell office:value-type="float" office:value="2.309937E-015" calcext:value-type="float">
            <text:p>2.309937E-15</text:p>
          </table:table-cell>
          <table:table-cell office:value-type="float" office:value="6.012172E-015" calcext:value-type="float">
            <text:p>6.012172E-15</text:p>
          </table:table-cell>
          <table:table-cell office:value-type="float" office:value="4.854805E-015" calcext:value-type="float">
            <text:p>4.854805E-15</text:p>
          </table:table-cell>
          <table:table-cell office:value-type="float" office:value="7.386062E-016" calcext:value-type="float">
            <text:p>7.386062E-16</text:p>
          </table:table-cell>
          <table:table-cell office:value-type="float" office:value="1.342922E-015" calcext:value-type="float">
            <text:p>1.342922E-15</text:p>
          </table:table-cell>
          <table:table-cell office:value-type="float" office:value="3.618725E-016" calcext:value-type="float">
            <text:p>3.618725E-16</text:p>
          </table:table-cell>
          <table:table-cell office:value-type="float" office:value="3.07252E-016" calcext:value-type="float">
            <text:p>3.07252E-16</text:p>
          </table:table-cell>
          <table:table-cell office:value-type="float" office:value="1.081258E-016" calcext:value-type="float">
            <text:p>1.081258E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24317" calcext:value-type="float">
            <text:p>0.01824317</text:p>
          </table:table-cell>
          <table:table-cell table:number-columns-repeated="16"/>
        </table:table-row>
        <table:table-row table:style-name="ro1">
          <table:table-cell office:value-type="float" office:value="0.6296564" calcext:value-type="float">
            <text:p>0.6296564</text:p>
          </table:table-cell>
          <table:table-cell office:value-type="float" office:value="0.6058241" calcext:value-type="float">
            <text:p>0.6058241</text:p>
          </table:table-cell>
          <table:table-cell office:value-type="float" office:value="0.08896343" calcext:value-type="float">
            <text:p>0.08896343</text:p>
          </table:table-cell>
          <table:table-cell office:value-type="float" office:value="2.092758E-015" calcext:value-type="float">
            <text:p>2.092758E-15</text:p>
          </table:table-cell>
          <table:table-cell office:value-type="float" office:value="1.814319E-016" calcext:value-type="float">
            <text:p>1.814319E-16</text:p>
          </table:table-cell>
          <table:table-cell office:value-type="float" office:value="2.535012E-015" calcext:value-type="float">
            <text:p>2.535012E-15</text:p>
          </table:table-cell>
          <table:table-cell office:value-type="float" office:value="3.55723E-016" calcext:value-type="float">
            <text:p>3.55723E-16</text:p>
          </table:table-cell>
          <table:table-cell office:value-type="float" office:value="2.268253E-016" calcext:value-type="float">
            <text:p>2.268253E-16</text:p>
          </table:table-cell>
          <table:table-cell office:value-type="float" office:value="9.127554E-017" calcext:value-type="float">
            <text:p>9.127554E-17</text:p>
          </table:table-cell>
          <table:table-cell office:value-type="float" office:value="1.515202E-016" calcext:value-type="float">
            <text:p>1.515202E-16</text:p>
          </table:table-cell>
          <table:table-cell office:value-type="float" office:value="1.417298E-015" calcext:value-type="float">
            <text:p>1.417298E-15</text:p>
          </table:table-cell>
          <table:table-cell office:value-type="float" office:value="2.909481E-015" calcext:value-type="float">
            <text:p>2.909481E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14195" calcext:value-type="float">
            <text:p>0.01814195</text:p>
          </table:table-cell>
          <table:table-cell table:number-columns-repeated="16"/>
        </table:table-row>
        <table:table-row table:style-name="ro1">
          <table:table-cell office:value-type="float" office:value="0.8735232" calcext:value-type="float">
            <text:p>0.8735232</text:p>
          </table:table-cell>
          <table:table-cell office:value-type="float" office:value="0.2400926" calcext:value-type="float">
            <text:p>0.2400926</text:p>
          </table:table-cell>
          <table:table-cell office:value-type="float" office:value="0.3367748" calcext:value-type="float">
            <text:p>0.3367748</text:p>
          </table:table-cell>
          <table:table-cell office:value-type="float" office:value="8.709205E-016" calcext:value-type="float">
            <text:p>8.709205E-16</text:p>
          </table:table-cell>
          <table:table-cell office:value-type="float" office:value="5.179568E-016" calcext:value-type="float">
            <text:p>5.179568E-16</text:p>
          </table:table-cell>
          <table:table-cell office:value-type="float" office:value="9.069447E-017" calcext:value-type="float">
            <text:p>9.069447E-17</text:p>
          </table:table-cell>
          <table:table-cell office:value-type="float" office:value="8.540027E-016" calcext:value-type="float">
            <text:p>8.540027E-16</text:p>
          </table:table-cell>
          <table:table-cell office:value-type="float" office:value="9.167461E-015" calcext:value-type="float">
            <text:p>9.167461E-15</text:p>
          </table:table-cell>
          <table:table-cell office:value-type="float" office:value="7.851944E-016" calcext:value-type="float">
            <text:p>7.851944E-16</text:p>
          </table:table-cell>
          <table:table-cell office:value-type="float" office:value="1.107937E-015" calcext:value-type="float">
            <text:p>1.107937E-15</text:p>
          </table:table-cell>
          <table:table-cell office:value-type="float" office:value="3.19009E-016" calcext:value-type="float">
            <text:p>3.19009E-16</text:p>
          </table:table-cell>
          <table:table-cell office:value-type="float" office:value="4.969864E-017" calcext:value-type="float">
            <text:p>4.969864E-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85471" calcext:value-type="float">
            <text:p>0.01785471</text:p>
          </table:table-cell>
          <table:table-cell table:number-columns-repeated="16"/>
        </table:table-row>
        <table:table-row table:style-name="ro1">
          <table:table-cell office:value-type="float" office:value="0.8923047" calcext:value-type="float">
            <text:p>0.8923047</text:p>
          </table:table-cell>
          <table:table-cell office:value-type="float" office:value="0.2068653" calcext:value-type="float">
            <text:p>0.2068653</text:p>
          </table:table-cell>
          <table:table-cell office:value-type="float" office:value="0.4097044" calcext:value-type="float">
            <text:p>0.4097044</text:p>
          </table:table-cell>
          <table:table-cell office:value-type="float" office:value="7.647265E-017" calcext:value-type="float">
            <text:p>7.647265E-17</text:p>
          </table:table-cell>
          <table:table-cell office:value-type="float" office:value="2.034028E-016" calcext:value-type="float">
            <text:p>2.034028E-16</text:p>
          </table:table-cell>
          <table:table-cell office:value-type="float" office:value="3.83488E-015" calcext:value-type="float">
            <text:p>3.83488E-15</text:p>
          </table:table-cell>
          <table:table-cell office:value-type="float" office:value="2.304637E-015" calcext:value-type="float">
            <text:p>2.304637E-15</text:p>
          </table:table-cell>
          <table:table-cell office:value-type="float" office:value="6.723833E-016" calcext:value-type="float">
            <text:p>6.723833E-16</text:p>
          </table:table-cell>
          <table:table-cell office:value-type="float" office:value="4.034976E-015" calcext:value-type="float">
            <text:p>4.034976E-15</text:p>
          </table:table-cell>
          <table:table-cell office:value-type="float" office:value="9.808835E-017" calcext:value-type="float">
            <text:p>9.808835E-17</text:p>
          </table:table-cell>
          <table:table-cell office:value-type="float" office:value="1.620479E-016" calcext:value-type="float">
            <text:p>1.620479E-16</text:p>
          </table:table-cell>
          <table:table-cell office:value-type="float" office:value="3.991795E-016" calcext:value-type="float">
            <text:p>3.991795E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80537" calcext:value-type="float">
            <text:p>0.01780537</text:p>
          </table:table-cell>
          <table:table-cell table:number-columns-repeated="16"/>
        </table:table-row>
        <table:table-row table:style-name="ro1">
          <table:table-cell office:value-type="float" office:value="0.8479381" calcext:value-type="float">
            <text:p>0.8479381</text:p>
          </table:table-cell>
          <table:table-cell office:value-type="float" office:value="0.2836509" calcext:value-type="float">
            <text:p>0.2836509</text:p>
          </table:table-cell>
          <table:table-cell office:value-type="float" office:value="0.3425519" calcext:value-type="float">
            <text:p>0.3425519</text:p>
          </table:table-cell>
          <table:table-cell office:value-type="float" office:value="4.756701E-015" calcext:value-type="float">
            <text:p>4.756701E-15</text:p>
          </table:table-cell>
          <table:table-cell office:value-type="float" office:value="1.848899E-016" calcext:value-type="float">
            <text:p>1.848899E-16</text:p>
          </table:table-cell>
          <table:table-cell office:value-type="float" office:value="9.069447E-017" calcext:value-type="float">
            <text:p>9.069447E-17</text:p>
          </table:table-cell>
          <table:table-cell office:value-type="float" office:value="8.540027E-016" calcext:value-type="float">
            <text:p>8.540027E-16</text:p>
          </table:table-cell>
          <table:table-cell office:value-type="float" office:value="3.966987E-016" calcext:value-type="float">
            <text:p>3.966987E-16</text:p>
          </table:table-cell>
          <table:table-cell office:value-type="float" office:value="8.038237E-018" calcext:value-type="float">
            <text:p>8.038237E-18</text:p>
          </table:table-cell>
          <table:table-cell office:value-type="float" office:value="1.218959E-015" calcext:value-type="float">
            <text:p>1.218959E-15</text:p>
          </table:table-cell>
          <table:table-cell office:value-type="float" office:value="2.079867E-016" calcext:value-type="float">
            <text:p>2.079867E-16</text:p>
          </table:table-cell>
          <table:table-cell office:value-type="float" office:value="4.969864E-017" calcext:value-type="float">
            <text:p>4.969864E-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49333" calcext:value-type="float">
            <text:p>0.01749333</text:p>
          </table:table-cell>
          <table:table-cell table:number-columns-repeated="16"/>
        </table:table-row>
        <table:table-row table:style-name="ro1">
          <table:table-cell office:value-type="float" office:value="0.9649058" calcext:value-type="float">
            <text:p>0.9649058</text:p>
          </table:table-cell>
          <table:table-cell office:value-type="float" office:value="0.07252428" calcext:value-type="float">
            <text:p>0.07252428</text:p>
          </table:table-cell>
          <table:table-cell office:value-type="float" office:value="0.05038935" calcext:value-type="float">
            <text:p>0.05038935</text:p>
          </table:table-cell>
          <table:table-cell office:value-type="float" office:value="6.089561E-015" calcext:value-type="float">
            <text:p>6.089561E-15</text:p>
          </table:table-cell>
          <table:table-cell office:value-type="float" office:value="8.475657E-016" calcext:value-type="float">
            <text:p>8.475657E-16</text:p>
          </table:table-cell>
          <table:table-cell office:value-type="float" office:value="2.535012E-015" calcext:value-type="float">
            <text:p>2.535012E-15</text:p>
          </table:table-cell>
          <table:table-cell office:value-type="float" office:value="3.55723E-016" calcext:value-type="float">
            <text:p>3.55723E-16</text:p>
          </table:table-cell>
          <table:table-cell office:value-type="float" office:value="4.488699E-016" calcext:value-type="float">
            <text:p>4.488699E-16</text:p>
          </table:table-cell>
          <table:table-cell office:value-type="float" office:value="3.254756E-015" calcext:value-type="float">
            <text:p>3.254756E-15</text:p>
          </table:table-cell>
          <table:table-cell office:value-type="float" office:value="7.066317E-016" calcext:value-type="float">
            <text:p>7.066317E-16</text:p>
          </table:table-cell>
          <table:table-cell office:value-type="float" office:value="0" calcext:value-type="float">
            <text:p>0</text:p>
          </table:table-cell>
          <table:table-cell office:value-type="float" office:value="1.799258E-015" calcext:value-type="float">
            <text:p>1.799258E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4551" calcext:value-type="float">
            <text:p>0.0174551</text:p>
          </table:table-cell>
          <table:table-cell table:number-columns-repeated="16"/>
        </table:table-row>
        <table:table-row table:style-name="ro1">
          <table:table-cell office:value-type="float" office:value="0.6061608" calcext:value-type="float">
            <text:p>0.6061608</text:p>
          </table:table-cell>
          <table:table-cell office:value-type="float" office:value="0.6351011" calcext:value-type="float">
            <text:p>0.6351011</text:p>
          </table:table-cell>
          <table:table-cell office:value-type="float" office:value="0.09091286" calcext:value-type="float">
            <text:p>0.09091286</text:p>
          </table:table-cell>
          <table:table-cell office:value-type="float" office:value="1.631907E-017" calcext:value-type="float">
            <text:p>1.631907E-17</text:p>
          </table:table-cell>
          <table:table-cell office:value-type="float" office:value="1.135144E-016" calcext:value-type="float">
            <text:p>1.135144E-16</text:p>
          </table:table-cell>
          <table:table-cell office:value-type="float" office:value="5.222274E-016" calcext:value-type="float">
            <text:p>5.222274E-16</text:p>
          </table:table-cell>
          <table:table-cell office:value-type="float" office:value="8.281517E-016" calcext:value-type="float">
            <text:p>8.281517E-16</text:p>
          </table:table-cell>
          <table:table-cell office:value-type="float" office:value="1.696618E-015" calcext:value-type="float">
            <text:p>1.696618E-15</text:p>
          </table:table-cell>
          <table:table-cell office:value-type="float" office:value="2.970434E-015" calcext:value-type="float">
            <text:p>2.970434E-15</text:p>
          </table:table-cell>
          <table:table-cell office:value-type="float" office:value="1.272632E-015" calcext:value-type="float">
            <text:p>1.272632E-15</text:p>
          </table:table-cell>
          <table:table-cell office:value-type="float" office:value="6.093464E-015" calcext:value-type="float">
            <text:p>6.093464E-15</text:p>
          </table:table-cell>
          <table:table-cell office:value-type="float" office:value="2.643523E-015" calcext:value-type="float">
            <text:p>2.643523E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29763" calcext:value-type="float">
            <text:p>0.01729763</text:p>
          </table:table-cell>
          <table:table-cell table:number-columns-repeated="16"/>
        </table:table-row>
        <table:table-row table:style-name="ro1">
          <table:table-cell office:value-type="float" office:value="0.9764647" calcext:value-type="float">
            <text:p>0.9764647</text:p>
          </table:table-cell>
          <table:table-cell office:value-type="float" office:value="0.0503834" calcext:value-type="float">
            <text:p>0.0503834</text:p>
          </table:table-cell>
          <table:table-cell office:value-type="float" office:value="0.04655313" calcext:value-type="float">
            <text:p>0.04655313</text:p>
          </table:table-cell>
          <table:table-cell office:value-type="float" office:value="4.600808E-016" calcext:value-type="float">
            <text:p>4.600808E-16</text:p>
          </table:table-cell>
          <table:table-cell office:value-type="float" office:value="1.133296E-015" calcext:value-type="float">
            <text:p>1.133296E-15</text:p>
          </table:table-cell>
          <table:table-cell office:value-type="float" office:value="5.758639E-015" calcext:value-type="float">
            <text:p>5.758639E-15</text:p>
          </table:table-cell>
          <table:table-cell office:value-type="float" office:value="5.660159E-015" calcext:value-type="float">
            <text:p>5.660159E-15</text:p>
          </table:table-cell>
          <table:table-cell office:value-type="float" office:value="2.135887E-015" calcext:value-type="float">
            <text:p>2.135887E-15</text:p>
          </table:table-cell>
          <table:table-cell office:value-type="float" office:value="1.479668E-015" calcext:value-type="float">
            <text:p>1.479668E-15</text:p>
          </table:table-cell>
          <table:table-cell office:value-type="float" office:value="2.845848E-015" calcext:value-type="float">
            <text:p>2.845848E-15</text:p>
          </table:table-cell>
          <table:table-cell office:value-type="float" office:value="2.541378E-016" calcext:value-type="float">
            <text:p>2.541378E-16</text:p>
          </table:table-cell>
          <table:table-cell office:value-type="float" office:value="1.410793E-015" calcext:value-type="float">
            <text:p>1.410793E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01268" calcext:value-type="float">
            <text:p>0.01701268</text:p>
          </table:table-cell>
          <table:table-cell table:number-columns-repeated="16"/>
        </table:table-row>
        <table:table-row table:style-name="ro1">
          <table:table-cell office:value-type="float" office:value="0.9570339" calcext:value-type="float">
            <text:p>0.9570339</text:p>
          </table:table-cell>
          <table:table-cell office:value-type="float" office:value="0.08763751" calcext:value-type="float">
            <text:p>0.08763751</text:p>
          </table:table-cell>
          <table:table-cell office:value-type="float" office:value="0.1913236" calcext:value-type="float">
            <text:p>0.1913236</text:p>
          </table:table-cell>
          <table:table-cell office:value-type="float" office:value="5.20079E-015" calcext:value-type="float">
            <text:p>5.20079E-15</text:p>
          </table:table-cell>
          <table:table-cell office:value-type="float" office:value="6.289791E-016" calcext:value-type="float">
            <text:p>6.289791E-16</text:p>
          </table:table-cell>
          <table:table-cell office:value-type="float" office:value="7.568283E-016" calcext:value-type="float">
            <text:p>7.568283E-16</text:p>
          </table:table-cell>
          <table:table-cell office:value-type="float" office:value="0" calcext:value-type="float">
            <text:p>0</text:p>
          </table:table-cell>
          <table:table-cell office:value-type="float" office:value="6.187433E-016" calcext:value-type="float">
            <text:p>6.187433E-16</text:p>
          </table:table-cell>
          <table:table-cell office:value-type="float" office:value="5.631497E-016" calcext:value-type="float">
            <text:p>5.631497E-16</text:p>
          </table:table-cell>
          <table:table-cell office:value-type="float" office:value="9.968282E-016" calcext:value-type="float">
            <text:p>9.968282E-16</text:p>
          </table:table-cell>
          <table:table-cell office:value-type="float" office:value="7.202392E-015" calcext:value-type="float">
            <text:p>7.202392E-15</text:p>
          </table:table-cell>
          <table:table-cell office:value-type="float" office:value="2.846661E-016" calcext:value-type="float">
            <text:p>2.846661E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95251" calcext:value-type="float">
            <text:p>0.01695251</text:p>
          </table:table-cell>
          <table:table-cell table:number-columns-repeated="16"/>
        </table:table-row>
        <table:table-row table:style-name="ro1">
          <table:table-cell office:value-type="float" office:value="0.5700262" calcext:value-type="float">
            <text:p>0.5700262</text:p>
          </table:table-cell>
          <table:table-cell office:value-type="float" office:value="0.6777964" calcext:value-type="float">
            <text:p>0.6777964</text:p>
          </table:table-cell>
          <table:table-cell office:value-type="float" office:value="0.1479186" calcext:value-type="float">
            <text:p>0.1479186</text:p>
          </table:table-cell>
          <table:table-cell office:value-type="float" office:value="7.647265E-017" calcext:value-type="float">
            <text:p>7.647265E-17</text:p>
          </table:table-cell>
          <table:table-cell office:value-type="float" office:value="6.47492E-016" calcext:value-type="float">
            <text:p>6.47492E-16</text:p>
          </table:table-cell>
          <table:table-cell office:value-type="float" office:value="3.83488E-015" calcext:value-type="float">
            <text:p>3.83488E-15</text:p>
          </table:table-cell>
          <table:table-cell office:value-type="float" office:value="4.172582E-016" calcext:value-type="float">
            <text:p>4.172582E-16</text:p>
          </table:table-cell>
          <table:table-cell office:value-type="float" office:value="1.917117E-015" calcext:value-type="float">
            <text:p>1.917117E-15</text:p>
          </table:table-cell>
          <table:table-cell office:value-type="float" office:value="0" calcext:value-type="float">
            <text:p>0</text:p>
          </table:table-cell>
          <table:table-cell office:value-type="float" office:value="8.302911E-015" calcext:value-type="float">
            <text:p>8.302911E-15</text:p>
          </table:table-cell>
          <table:table-cell office:value-type="float" office:value="5.102556E-017" calcext:value-type="float">
            <text:p>5.102556E-17</text:p>
          </table:table-cell>
          <table:table-cell office:value-type="float" office:value="9.391986E-015" calcext:value-type="float">
            <text:p>9.391986E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7208" calcext:value-type="float">
            <text:p>0.0167208</text:p>
          </table:table-cell>
          <table:table-cell table:number-columns-repeated="16"/>
        </table:table-row>
        <table:table-row table:style-name="ro1">
          <table:table-cell office:value-type="float" office:value="0.5821654" calcext:value-type="float">
            <text:p>0.5821654</text:p>
          </table:table-cell>
          <table:table-cell office:value-type="float" office:value="0.663665" calcext:value-type="float">
            <text:p>0.663665</text:p>
          </table:table-cell>
          <table:table-cell office:value-type="float" office:value="0.1489838" calcext:value-type="float">
            <text:p>0.1489838</text:p>
          </table:table-cell>
          <table:table-cell office:value-type="float" office:value="1.729433E-015" calcext:value-type="float">
            <text:p>1.729433E-15</text:p>
          </table:table-cell>
          <table:table-cell office:value-type="float" office:value="4.225574E-016" calcext:value-type="float">
            <text:p>4.225574E-16</text:p>
          </table:table-cell>
          <table:table-cell office:value-type="float" office:value="9.675908E-015" calcext:value-type="float">
            <text:p>9.675908E-15</text:p>
          </table:table-cell>
          <table:table-cell office:value-type="float" office:value="5.520939E-015" calcext:value-type="float">
            <text:p>5.520939E-15</text:p>
          </table:table-cell>
          <table:table-cell office:value-type="float" office:value="7.247241E-017" calcext:value-type="float">
            <text:p>7.247241E-17</text:p>
          </table:table-cell>
          <table:table-cell office:value-type="float" office:value="1.2319E-015" calcext:value-type="float">
            <text:p>1.2319E-15</text:p>
          </table:table-cell>
          <table:table-cell office:value-type="float" office:value="2.547919E-016" calcext:value-type="float">
            <text:p>2.547919E-16</text:p>
          </table:table-cell>
          <table:table-cell office:value-type="float" office:value="8.520744E-017" calcext:value-type="float">
            <text:p>8.520744E-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57061" calcext:value-type="float">
            <text:p>0.01657061</text:p>
          </table:table-cell>
          <table:table-cell table:number-columns-repeated="16"/>
        </table:table-row>
        <table:table-row table:style-name="ro1">
          <table:table-cell office:value-type="float" office:value="0.6481263" calcext:value-type="float">
            <text:p>0.6481263</text:p>
          </table:table-cell>
          <table:table-cell office:value-type="float" office:value="0.5818345" calcext:value-type="float">
            <text:p>0.5818345</text:p>
          </table:table-cell>
          <table:table-cell office:value-type="float" office:value="0.08744016" calcext:value-type="float">
            <text:p>0.08744016</text:p>
          </table:table-cell>
          <table:table-cell office:value-type="float" office:value="1.890037E-015" calcext:value-type="float">
            <text:p>1.890037E-15</text:p>
          </table:table-cell>
          <table:table-cell office:value-type="float" office:value="3.981804E-017" calcext:value-type="float">
            <text:p>3.981804E-17</text:p>
          </table:table-cell>
          <table:table-cell office:value-type="float" office:value="5.229202E-017" calcext:value-type="float">
            <text:p>5.229202E-17</text:p>
          </table:table-cell>
          <table:table-cell office:value-type="float" office:value="8.859452E-016" calcext:value-type="float">
            <text:p>8.859452E-16</text:p>
          </table:table-cell>
          <table:table-cell office:value-type="float" office:value="1.481981E-016" calcext:value-type="float">
            <text:p>1.481981E-16</text:p>
          </table:table-cell>
          <table:table-cell office:value-type="float" office:value="2.338643E-016" calcext:value-type="float">
            <text:p>2.338643E-16</text:p>
          </table:table-cell>
          <table:table-cell office:value-type="float" office:value="1.031746E-016" calcext:value-type="float">
            <text:p>1.031746E-16</text:p>
          </table:table-cell>
          <table:table-cell office:value-type="float" office:value="4.888546E-016" calcext:value-type="float">
            <text:p>4.888546E-16</text:p>
          </table:table-cell>
          <table:table-cell office:value-type="float" office:value="5.806983E-016" calcext:value-type="float">
            <text:p>5.806983E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54802" calcext:value-type="float">
            <text:p>0.01654802</text:p>
          </table:table-cell>
          <table:table-cell table:number-columns-repeated="16"/>
        </table:table-row>
        <table:table-row table:style-name="ro1">
          <table:table-cell office:value-type="float" office:value="0.7229911" calcext:value-type="float">
            <text:p>0.7229911</text:p>
          </table:table-cell>
          <table:table-cell office:value-type="float" office:value="0.4793234" calcext:value-type="float">
            <text:p>0.4793234</text:p>
          </table:table-cell>
          <table:table-cell office:value-type="float" office:value="0.08119792" calcext:value-type="float">
            <text:p>0.08119792</text:p>
          </table:table-cell>
          <table:table-cell office:value-type="float" office:value="1.890037E-015" calcext:value-type="float">
            <text:p>1.890037E-15</text:p>
          </table:table-cell>
          <table:table-cell office:value-type="float" office:value="3.981804E-017" calcext:value-type="float">
            <text:p>3.981804E-17</text:p>
          </table:table-cell>
          <table:table-cell office:value-type="float" office:value="5.229202E-017" calcext:value-type="float">
            <text:p>5.229202E-17</text:p>
          </table:table-cell>
          <table:table-cell office:value-type="float" office:value="8.859452E-016" calcext:value-type="float">
            <text:p>8.859452E-16</text:p>
          </table:table-cell>
          <table:table-cell office:value-type="float" office:value="1.481981E-016" calcext:value-type="float">
            <text:p>1.481981E-16</text:p>
          </table:table-cell>
          <table:table-cell office:value-type="float" office:value="2.338643E-016" calcext:value-type="float">
            <text:p>2.338643E-16</text:p>
          </table:table-cell>
          <table:table-cell office:value-type="float" office:value="1.031746E-016" calcext:value-type="float">
            <text:p>1.031746E-16</text:p>
          </table:table-cell>
          <table:table-cell office:value-type="float" office:value="4.888546E-016" calcext:value-type="float">
            <text:p>4.888546E-16</text:p>
          </table:table-cell>
          <table:table-cell office:value-type="float" office:value="5.806983E-016" calcext:value-type="float">
            <text:p>5.806983E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12797" calcext:value-type="float">
            <text:p>0.01612797</text:p>
          </table:table-cell>
          <table:table-cell table:number-columns-repeated="16"/>
        </table:table-row>
        <table:table-row table:style-name="ro1">
          <table:table-cell office:value-type="float" office:value="0.7956866" calcext:value-type="float">
            <text:p>0.7956866</text:p>
          </table:table-cell>
          <table:table-cell office:value-type="float" office:value="0.3697699" calcext:value-type="float">
            <text:p>0.3697699</text:p>
          </table:table-cell>
          <table:table-cell office:value-type="float" office:value="0.3566101" calcext:value-type="float">
            <text:p>0.3566101</text:p>
          </table:table-cell>
          <table:table-cell office:value-type="float" office:value="6.089561E-015" calcext:value-type="float">
            <text:p>6.089561E-15</text:p>
          </table:table-cell>
          <table:table-cell office:value-type="float" office:value="6.255211E-016" calcext:value-type="float">
            <text:p>6.255211E-16</text:p>
          </table:table-cell>
          <table:table-cell office:value-type="float" office:value="0" calcext:value-type="float">
            <text:p>0</text:p>
          </table:table-cell>
          <table:table-cell office:value-type="float" office:value="1.336784E-016" calcext:value-type="float">
            <text:p>1.336784E-16</text:p>
          </table:table-cell>
          <table:table-cell office:value-type="float" office:value="2.268253E-016" calcext:value-type="float">
            <text:p>2.268253E-16</text:p>
          </table:table-cell>
          <table:table-cell office:value-type="float" office:value="2.699644E-015" calcext:value-type="float">
            <text:p>2.699644E-15</text:p>
          </table:table-cell>
          <table:table-cell office:value-type="float" office:value="0" calcext:value-type="float">
            <text:p>0</text:p>
          </table:table-cell>
          <table:table-cell office:value-type="float" office:value="7.511643E-016" calcext:value-type="float">
            <text:p>7.511643E-16</text:p>
          </table:table-cell>
          <table:table-cell office:value-type="float" office:value="2.909481E-015" calcext:value-type="float">
            <text:p>2.909481E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07856" calcext:value-type="float">
            <text:p>0.01607856</text:p>
          </table:table-cell>
          <table:table-cell table:number-columns-repeated="16"/>
        </table:table-row>
        <table:table-row table:style-name="ro1">
          <table:table-cell office:value-type="float" office:value="0.9007634" calcext:value-type="float">
            <text:p>0.9007634</text:p>
          </table:table-cell>
          <table:table-cell office:value-type="float" office:value="0.1917241" calcext:value-type="float">
            <text:p>0.1917241</text:p>
          </table:table-cell>
          <table:table-cell office:value-type="float" office:value="0.4117333" calcext:value-type="float">
            <text:p>0.4117333</text:p>
          </table:table-cell>
          <table:table-cell office:value-type="float" office:value="7.647265E-017" calcext:value-type="float">
            <text:p>7.647265E-17</text:p>
          </table:table-cell>
          <table:table-cell office:value-type="float" office:value="2.034028E-016" calcext:value-type="float">
            <text:p>2.034028E-16</text:p>
          </table:table-cell>
          <table:table-cell office:value-type="float" office:value="3.83488E-015" calcext:value-type="float">
            <text:p>3.83488E-15</text:p>
          </table:table-cell>
          <table:table-cell office:value-type="float" office:value="2.304637E-015" calcext:value-type="float">
            <text:p>2.304637E-15</text:p>
          </table:table-cell>
          <table:table-cell office:value-type="float" office:value="6.723833E-016" calcext:value-type="float">
            <text:p>6.723833E-16</text:p>
          </table:table-cell>
          <table:table-cell office:value-type="float" office:value="4.034976E-015" calcext:value-type="float">
            <text:p>4.034976E-15</text:p>
          </table:table-cell>
          <table:table-cell office:value-type="float" office:value="9.808835E-017" calcext:value-type="float">
            <text:p>9.808835E-17</text:p>
          </table:table-cell>
          <table:table-cell office:value-type="float" office:value="1.620479E-016" calcext:value-type="float">
            <text:p>1.620479E-16</text:p>
          </table:table-cell>
          <table:table-cell office:value-type="float" office:value="3.991795E-016" calcext:value-type="float">
            <text:p>3.991795E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83274" calcext:value-type="float">
            <text:p>0.01583274</text:p>
          </table:table-cell>
          <table:table-cell table:number-columns-repeated="16"/>
        </table:table-row>
        <table:table-row table:style-name="ro1">
          <table:table-cell office:value-type="float" office:value="0.6366426" calcext:value-type="float">
            <text:p>0.6366426</text:p>
          </table:table-cell>
          <table:table-cell office:value-type="float" office:value="0.5970854" calcext:value-type="float">
            <text:p>0.5970854</text:p>
          </table:table-cell>
          <table:table-cell office:value-type="float" office:value="0.1536564" calcext:value-type="float">
            <text:p>0.1536564</text:p>
          </table:table-cell>
          <table:table-cell office:value-type="float" office:value="4.646271E-015" calcext:value-type="float">
            <text:p>4.646271E-15</text:p>
          </table:table-cell>
          <table:table-cell office:value-type="float" office:value="5.144988E-016" calcext:value-type="float">
            <text:p>5.144988E-16</text:p>
          </table:table-cell>
          <table:table-cell office:value-type="float" office:value="1.757856E-015" calcext:value-type="float">
            <text:p>1.757856E-15</text:p>
          </table:table-cell>
          <table:table-cell office:value-type="float" office:value="3.55723E-016" calcext:value-type="float">
            <text:p>3.55723E-16</text:p>
          </table:table-cell>
          <table:table-cell office:value-type="float" office:value="2.268253E-016" calcext:value-type="float">
            <text:p>2.268253E-16</text:p>
          </table:table-cell>
          <table:table-cell office:value-type="float" office:value="3.636729E-016" calcext:value-type="float">
            <text:p>3.636729E-16</text:p>
          </table:table-cell>
          <table:table-cell office:value-type="float" office:value="2.625425E-016" calcext:value-type="float">
            <text:p>2.625425E-16</text:p>
          </table:table-cell>
          <table:table-cell office:value-type="float" office:value="1.417298E-015" calcext:value-type="float">
            <text:p>1.417298E-15</text:p>
          </table:table-cell>
          <table:table-cell office:value-type="float" office:value="2.132325E-015" calcext:value-type="float">
            <text:p>2.132325E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81392" calcext:value-type="float">
            <text:p>0.01581392</text:p>
          </table:table-cell>
          <table:table-cell table:number-columns-repeated="16"/>
        </table:table-row>
        <table:table-row table:style-name="ro1">
          <table:table-cell office:value-type="float" office:value="0.3964256" calcext:value-type="float">
            <text:p>0.3964256</text:p>
          </table:table-cell>
          <table:table-cell office:value-type="float" office:value="0.845176" calcext:value-type="float">
            <text:p>0.845176</text:p>
          </table:table-cell>
          <table:table-cell office:value-type="float" office:value="0.1260827" calcext:value-type="float">
            <text:p>0.1260827</text:p>
          </table:table-cell>
          <table:table-cell office:value-type="float" office:value="4.282946E-015" calcext:value-type="float">
            <text:p>4.282946E-15</text:p>
          </table:table-cell>
          <table:table-cell office:value-type="float" office:value="4.225574E-016" calcext:value-type="float">
            <text:p>4.225574E-16</text:p>
          </table:table-cell>
          <table:table-cell office:value-type="float" office:value="9.675908E-015" calcext:value-type="float">
            <text:p>9.675908E-15</text:p>
          </table:table-cell>
          <table:table-cell office:value-type="float" office:value="2.856404E-015" calcext:value-type="float">
            <text:p>2.856404E-15</text:p>
          </table:table-cell>
          <table:table-cell office:value-type="float" office:value="1.40474E-015" calcext:value-type="float">
            <text:p>1.40474E-15</text:p>
          </table:table-cell>
          <table:table-cell office:value-type="float" office:value="1.21677E-016" calcext:value-type="float">
            <text:p>1.21677E-16</text:p>
          </table:table-cell>
          <table:table-cell office:value-type="float" office:value="2.58626E-015" calcext:value-type="float">
            <text:p>2.58626E-15</text:p>
          </table:table-cell>
          <table:table-cell office:value-type="float" office:value="6.40319E-016" calcext:value-type="float">
            <text:p>6.40319E-16</text:p>
          </table:table-cell>
          <table:table-cell office:value-type="float" office:value="5.52215E-016" calcext:value-type="float">
            <text:p>5.52215E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64422" calcext:value-type="float">
            <text:p>0.01564422</text:p>
          </table:table-cell>
          <table:table-cell table:number-columns-repeated="16"/>
        </table:table-row>
        <table:table-row table:style-name="ro1">
          <table:table-cell office:value-type="float" office:value="0.4753546" calcext:value-type="float">
            <text:p>0.4753546</text:p>
          </table:table-cell>
          <table:table-cell office:value-type="float" office:value="0.7765055" calcext:value-type="float">
            <text:p>0.7765055</text:p>
          </table:table-cell>
          <table:table-cell office:value-type="float" office:value="0.138751" calcext:value-type="float">
            <text:p>0.138751</text:p>
          </table:table-cell>
          <table:table-cell office:value-type="float" office:value="4.282946E-015" calcext:value-type="float">
            <text:p>4.282946E-15</text:p>
          </table:table-cell>
          <table:table-cell office:value-type="float" office:value="4.225574E-016" calcext:value-type="float">
            <text:p>4.225574E-16</text:p>
          </table:table-cell>
          <table:table-cell office:value-type="float" office:value="9.675908E-015" calcext:value-type="float">
            <text:p>9.675908E-15</text:p>
          </table:table-cell>
          <table:table-cell office:value-type="float" office:value="2.856404E-015" calcext:value-type="float">
            <text:p>2.856404E-15</text:p>
          </table:table-cell>
          <table:table-cell office:value-type="float" office:value="1.40474E-015" calcext:value-type="float">
            <text:p>1.40474E-15</text:p>
          </table:table-cell>
          <table:table-cell office:value-type="float" office:value="1.21677E-016" calcext:value-type="float">
            <text:p>1.21677E-16</text:p>
          </table:table-cell>
          <table:table-cell office:value-type="float" office:value="2.58626E-015" calcext:value-type="float">
            <text:p>2.58626E-15</text:p>
          </table:table-cell>
          <table:table-cell office:value-type="float" office:value="6.40319E-016" calcext:value-type="float">
            <text:p>6.40319E-16</text:p>
          </table:table-cell>
          <table:table-cell office:value-type="float" office:value="5.52215E-016" calcext:value-type="float">
            <text:p>5.52215E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57378" calcext:value-type="float">
            <text:p>0.01557378</text:p>
          </table:table-cell>
          <table:table-cell table:number-columns-repeated="16"/>
        </table:table-row>
        <table:table-row table:style-name="ro1">
          <table:table-cell office:value-type="float" office:value="0.46214" calcext:value-type="float">
            <text:p>0.46214</text:p>
          </table:table-cell>
          <table:table-cell office:value-type="float" office:value="0.7885113" calcext:value-type="float">
            <text:p>0.7885113</text:p>
          </table:table-cell>
          <table:table-cell office:value-type="float" office:value="0.1372362" calcext:value-type="float">
            <text:p>0.1372362</text:p>
          </table:table-cell>
          <table:table-cell office:value-type="float" office:value="6.089561E-015" calcext:value-type="float">
            <text:p>6.089561E-15</text:p>
          </table:table-cell>
          <table:table-cell office:value-type="float" office:value="4.034765E-016" calcext:value-type="float">
            <text:p>4.034765E-16</text:p>
          </table:table-cell>
          <table:table-cell office:value-type="float" office:value="1.091722E-015" calcext:value-type="float">
            <text:p>1.091722E-15</text:p>
          </table:table-cell>
          <table:table-cell office:value-type="float" office:value="3.55723E-016" calcext:value-type="float">
            <text:p>3.55723E-16</text:p>
          </table:table-cell>
          <table:table-cell office:value-type="float" office:value="2.268253E-016" calcext:value-type="float">
            <text:p>2.268253E-16</text:p>
          </table:table-cell>
          <table:table-cell office:value-type="float" office:value="9.127554E-017" calcext:value-type="float">
            <text:p>9.127554E-17</text:p>
          </table:table-cell>
          <table:table-cell office:value-type="float" office:value="3.735648E-016" calcext:value-type="float">
            <text:p>3.735648E-16</text:p>
          </table:table-cell>
          <table:table-cell office:value-type="float" office:value="4.180974E-016" calcext:value-type="float">
            <text:p>4.180974E-16</text:p>
          </table:table-cell>
          <table:table-cell office:value-type="float" office:value="2.909481E-015" calcext:value-type="float">
            <text:p>2.909481E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38273" calcext:value-type="float">
            <text:p>0.01538273</text:p>
          </table:table-cell>
          <table:table-cell table:number-columns-repeated="16"/>
        </table:table-row>
        <table:table-row table:style-name="ro1">
          <table:table-cell office:value-type="float" office:value="0.9604604" calcext:value-type="float">
            <text:p>0.9604604</text:p>
          </table:table-cell>
          <table:table-cell office:value-type="float" office:value="0.08103611" calcext:value-type="float">
            <text:p>0.08103611</text:p>
          </table:table-cell>
          <table:table-cell office:value-type="float" office:value="0.1922678" calcext:value-type="float">
            <text:p>0.1922678</text:p>
          </table:table-cell>
          <table:table-cell office:value-type="float" office:value="5.20079E-015" calcext:value-type="float">
            <text:p>5.20079E-15</text:p>
          </table:table-cell>
          <table:table-cell office:value-type="float" office:value="6.289791E-016" calcext:value-type="float">
            <text:p>6.289791E-16</text:p>
          </table:table-cell>
          <table:table-cell office:value-type="float" office:value="9.069447E-017" calcext:value-type="float">
            <text:p>9.069447E-17</text:p>
          </table:table-cell>
          <table:table-cell office:value-type="float" office:value="0" calcext:value-type="float">
            <text:p>0</text:p>
          </table:table-cell>
          <table:table-cell office:value-type="float" office:value="6.187433E-016" calcext:value-type="float">
            <text:p>6.187433E-16</text:p>
          </table:table-cell>
          <table:table-cell office:value-type="float" office:value="6.741721E-016" calcext:value-type="float">
            <text:p>6.741721E-16</text:p>
          </table:table-cell>
          <table:table-cell office:value-type="float" office:value="9.968282E-016" calcext:value-type="float">
            <text:p>9.968282E-16</text:p>
          </table:table-cell>
          <table:table-cell office:value-type="float" office:value="7.202392E-015" calcext:value-type="float">
            <text:p>7.202392E-15</text:p>
          </table:table-cell>
          <table:table-cell office:value-type="float" office:value="6.262152E-017" calcext:value-type="float">
            <text:p>6.262152E-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33659" calcext:value-type="float">
            <text:p>0.01533659</text:p>
          </table:table-cell>
          <table:table-cell table:number-columns-repeated="16"/>
        </table:table-row>
        <table:table-row table:style-name="ro1">
          <table:table-cell office:value-type="float" office:value="0.5892082" calcext:value-type="float">
            <text:p>0.5892082</text:p>
          </table:table-cell>
          <table:table-cell office:value-type="float" office:value="0.6547703" calcext:value-type="float">
            <text:p>0.6547703</text:p>
          </table:table-cell>
          <table:table-cell office:value-type="float" office:value="0.09233574" calcext:value-type="float">
            <text:p>0.09233574</text:p>
          </table:table-cell>
          <table:table-cell office:value-type="float" office:value="3.444349E-015" calcext:value-type="float">
            <text:p>3.444349E-15</text:p>
          </table:table-cell>
          <table:table-cell office:value-type="float" office:value="3.981804E-017" calcext:value-type="float">
            <text:p>3.981804E-17</text:p>
          </table:table-cell>
          <table:table-cell office:value-type="float" office:value="5.229202E-017" calcext:value-type="float">
            <text:p>5.229202E-17</text:p>
          </table:table-cell>
          <table:table-cell office:value-type="float" office:value="7.749229E-016" calcext:value-type="float">
            <text:p>7.749229E-16</text:p>
          </table:table-cell>
          <table:table-cell office:value-type="float" office:value="1.481981E-016" calcext:value-type="float">
            <text:p>1.481981E-16</text:p>
          </table:table-cell>
          <table:table-cell office:value-type="float" office:value="2.338643E-016" calcext:value-type="float">
            <text:p>2.338643E-16</text:p>
          </table:table-cell>
          <table:table-cell office:value-type="float" office:value="1.031746E-016" calcext:value-type="float">
            <text:p>1.031746E-16</text:p>
          </table:table-cell>
          <table:table-cell office:value-type="float" office:value="4.888546E-016" calcext:value-type="float">
            <text:p>4.888546E-16</text:p>
          </table:table-cell>
          <table:table-cell office:value-type="float" office:value="5.806983E-016" calcext:value-type="float">
            <text:p>5.806983E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53198" calcext:value-type="float">
            <text:p>0.01453198</text:p>
          </table:table-cell>
          <table:table-cell table:number-columns-repeated="16"/>
        </table:table-row>
        <table:table-row table:style-name="ro1">
          <table:table-cell office:value-type="float" office:value="0.4892672" calcext:value-type="float">
            <text:p>0.4892672</text:p>
          </table:table-cell>
          <table:table-cell office:value-type="float" office:value="0.7623207" calcext:value-type="float">
            <text:p>0.7623207</text:p>
          </table:table-cell>
          <table:table-cell office:value-type="float" office:value="0.1014793" calcext:value-type="float">
            <text:p>0.1014793</text:p>
          </table:table-cell>
          <table:table-cell office:value-type="float" office:value="3.16401E-016" calcext:value-type="float">
            <text:p>3.16401E-16</text:p>
          </table:table-cell>
          <table:table-cell office:value-type="float" office:value="7.040961E-017" calcext:value-type="float">
            <text:p>7.040961E-17</text:p>
          </table:table-cell>
          <table:table-cell office:value-type="float" office:value="1.091722E-015" calcext:value-type="float">
            <text:p>1.091722E-15</text:p>
          </table:table-cell>
          <table:table-cell office:value-type="float" office:value="2.26561E-017" calcext:value-type="float">
            <text:p>2.26561E-17</text:p>
          </table:table-cell>
          <table:table-cell office:value-type="float" office:value="1.15803E-016" calcext:value-type="float">
            <text:p>1.15803E-16</text:p>
          </table:table-cell>
          <table:table-cell office:value-type="float" office:value="9.127554E-017" calcext:value-type="float">
            <text:p>9.127554E-17</text:p>
          </table:table-cell>
          <table:table-cell office:value-type="float" office:value="7.488443E-016" calcext:value-type="float">
            <text:p>7.488443E-16</text:p>
          </table:table-cell>
          <table:table-cell office:value-type="float" office:value="1.417298E-015" calcext:value-type="float">
            <text:p>1.417298E-15</text:p>
          </table:table-cell>
          <table:table-cell office:value-type="float" office:value="1.022102E-015" calcext:value-type="float">
            <text:p>1.022102E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44734" calcext:value-type="float">
            <text:p>0.01444734</text:p>
          </table:table-cell>
          <table:table-cell table:number-columns-repeated="16"/>
        </table:table-row>
        <table:table-row table:style-name="ro1">
          <table:table-cell office:value-type="float" office:value="0.5373638" calcext:value-type="float">
            <text:p>0.5373638</text:p>
          </table:table-cell>
          <table:table-cell office:value-type="float" office:value="0.7138612" calcext:value-type="float">
            <text:p>0.7138612</text:p>
          </table:table-cell>
          <table:table-cell office:value-type="float" office:value="0.1449695" calcext:value-type="float">
            <text:p>0.1449695</text:p>
          </table:table-cell>
          <table:table-cell office:value-type="float" office:value="2.566742E-015" calcext:value-type="float">
            <text:p>2.566742E-15</text:p>
          </table:table-cell>
          <table:table-cell office:value-type="float" office:value="9.459625E-015" calcext:value-type="float">
            <text:p>9.459625E-15</text:p>
          </table:table-cell>
          <table:table-cell office:value-type="float" office:value="1.858955E-016" calcext:value-type="float">
            <text:p>1.858955E-16</text:p>
          </table:table-cell>
          <table:table-cell office:value-type="float" office:value="3.305206E-015" calcext:value-type="float">
            <text:p>3.305206E-15</text:p>
          </table:table-cell>
          <table:table-cell office:value-type="float" office:value="5.945153E-017" calcext:value-type="float">
            <text:p>5.945153E-17</text:p>
          </table:table-cell>
          <table:table-cell office:value-type="float" office:value="5.898996E-015" calcext:value-type="float">
            <text:p>5.898996E-15</text:p>
          </table:table-cell>
          <table:table-cell office:value-type="float" office:value="1.454201E-015" calcext:value-type="float">
            <text:p>1.454201E-15</text:p>
          </table:table-cell>
          <table:table-cell office:value-type="float" office:value="5.057732E-017" calcext:value-type="float">
            <text:p>5.057732E-17</text:p>
          </table:table-cell>
          <table:table-cell office:value-type="float" office:value="5.327933E-016" calcext:value-type="float">
            <text:p>5.327933E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96291" calcext:value-type="float">
            <text:p>0.01396291</text:p>
          </table:table-cell>
          <table:table-cell table:number-columns-repeated="16"/>
        </table:table-row>
        <table:table-row table:style-name="ro1">
          <table:table-cell office:value-type="float" office:value="0.6710754" calcext:value-type="float">
            <text:p>0.6710754</text:p>
          </table:table-cell>
          <table:table-cell office:value-type="float" office:value="0.5518107" calcext:value-type="float">
            <text:p>0.5518107</text:p>
          </table:table-cell>
          <table:table-cell office:value-type="float" office:value="0.1565856" calcext:value-type="float">
            <text:p>0.1565856</text:p>
          </table:table-cell>
          <table:table-cell office:value-type="float" office:value="4.274233E-016" calcext:value-type="float">
            <text:p>4.274233E-16</text:p>
          </table:table-cell>
          <table:table-cell office:value-type="float" office:value="6.255211E-016" calcext:value-type="float">
            <text:p>6.255211E-16</text:p>
          </table:table-cell>
          <table:table-cell office:value-type="float" office:value="2.535012E-015" calcext:value-type="float">
            <text:p>2.535012E-15</text:p>
          </table:table-cell>
          <table:table-cell office:value-type="float" office:value="2.26561E-017" calcext:value-type="float">
            <text:p>2.26561E-17</text:p>
          </table:table-cell>
          <table:table-cell office:value-type="float" office:value="1.15803E-016" calcext:value-type="float">
            <text:p>1.15803E-16</text:p>
          </table:table-cell>
          <table:table-cell office:value-type="float" office:value="9.127554E-017" calcext:value-type="float">
            <text:p>9.127554E-17</text:p>
          </table:table-cell>
          <table:table-cell office:value-type="float" office:value="7.488443E-016" calcext:value-type="float">
            <text:p>7.488443E-16</text:p>
          </table:table-cell>
          <table:table-cell office:value-type="float" office:value="1.084231E-015" calcext:value-type="float">
            <text:p>1.084231E-15</text:p>
          </table:table-cell>
          <table:table-cell office:value-type="float" office:value="1.022102E-015" calcext:value-type="float">
            <text:p>1.022102E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90015" calcext:value-type="float">
            <text:p>0.01390015</text:p>
          </table:table-cell>
          <table:table-cell table:number-columns-repeated="16"/>
        </table:table-row>
        <table:table-row table:style-name="ro1">
          <table:table-cell office:value-type="float" office:value="0.8657994" calcext:value-type="float">
            <text:p>0.8657994</text:p>
          </table:table-cell>
          <table:table-cell office:value-type="float" office:value="0.2531669" calcext:value-type="float">
            <text:p>0.2531669</text:p>
          </table:table-cell>
          <table:table-cell office:value-type="float" office:value="0.1756214" calcext:value-type="float">
            <text:p>0.1756214</text:p>
          </table:table-cell>
          <table:table-cell office:value-type="float" office:value="8.794576E-016" calcext:value-type="float">
            <text:p>8.794576E-16</text:p>
          </table:table-cell>
          <table:table-cell office:value-type="float" office:value="1.310736E-015" calcext:value-type="float">
            <text:p>1.310736E-15</text:p>
          </table:table-cell>
          <table:table-cell office:value-type="float" office:value="2.279549E-015" calcext:value-type="float">
            <text:p>2.279549E-15</text:p>
          </table:table-cell>
          <table:table-cell office:value-type="float" office:value="7.4698E-016" calcext:value-type="float">
            <text:p>7.4698E-16</text:p>
          </table:table-cell>
          <table:table-cell office:value-type="float" office:value="0" calcext:value-type="float">
            <text:p>0</text:p>
          </table:table-cell>
          <table:table-cell office:value-type="float" office:value="1.934823E-015" calcext:value-type="float">
            <text:p>1.934823E-15</text:p>
          </table:table-cell>
          <table:table-cell office:value-type="float" office:value="1.014418E-015" calcext:value-type="float">
            <text:p>1.014418E-15</text:p>
          </table:table-cell>
          <table:table-cell office:value-type="float" office:value="8.520744E-017" calcext:value-type="float">
            <text:p>8.520744E-17</text:p>
          </table:table-cell>
          <table:table-cell office:value-type="float" office:value="4.601622E-016" calcext:value-type="float">
            <text:p>4.601622E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73226" calcext:value-type="float">
            <text:p>0.01373226</text:p>
          </table:table-cell>
          <table:table-cell table:number-columns-repeated="16"/>
        </table:table-row>
        <table:table-row table:style-name="ro1">
          <table:table-cell office:value-type="float" office:value="0.4718061" calcext:value-type="float">
            <text:p>0.4718061</text:p>
          </table:table-cell>
          <table:table-cell office:value-type="float" office:value="0.7796821" calcext:value-type="float">
            <text:p>0.7796821</text:p>
          </table:table-cell>
          <table:table-cell office:value-type="float" office:value="0.1383537" calcext:value-type="float">
            <text:p>0.1383537</text:p>
          </table:table-cell>
          <table:table-cell office:value-type="float" office:value="6.089561E-015" calcext:value-type="float">
            <text:p>6.089561E-15</text:p>
          </table:table-cell>
          <table:table-cell office:value-type="float" office:value="6.255211E-016" calcext:value-type="float">
            <text:p>6.255211E-16</text:p>
          </table:table-cell>
          <table:table-cell office:value-type="float" office:value="2.535012E-015" calcext:value-type="float">
            <text:p>2.535012E-15</text:p>
          </table:table-cell>
          <table:table-cell office:value-type="float" office:value="2.447007E-016" calcext:value-type="float">
            <text:p>2.447007E-16</text:p>
          </table:table-cell>
          <table:table-cell office:value-type="float" office:value="3.378476E-016" calcext:value-type="float">
            <text:p>3.378476E-16</text:p>
          </table:table-cell>
          <table:table-cell office:value-type="float" office:value="3.254756E-015" calcext:value-type="float">
            <text:p>3.254756E-15</text:p>
          </table:table-cell>
          <table:table-cell office:value-type="float" office:value="7.066317E-016" calcext:value-type="float">
            <text:p>7.066317E-16</text:p>
          </table:table-cell>
          <table:table-cell office:value-type="float" office:value="0" calcext:value-type="float">
            <text:p>0</text:p>
          </table:table-cell>
          <table:table-cell office:value-type="float" office:value="2.909481E-015" calcext:value-type="float">
            <text:p>2.909481E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69854" calcext:value-type="float">
            <text:p>0.01369854</text:p>
          </table:table-cell>
          <table:table-cell table:number-columns-repeated="16"/>
        </table:table-row>
        <table:table-row table:style-name="ro1">
          <table:table-cell office:value-type="float" office:value="0.5084371" calcext:value-type="float">
            <text:p>0.5084371</text:p>
          </table:table-cell>
          <table:table-cell office:value-type="float" office:value="0.743695" calcext:value-type="float">
            <text:p>0.743695</text:p>
          </table:table-cell>
          <table:table-cell office:value-type="float" office:value="0.1422053" calcext:value-type="float">
            <text:p>0.1422053</text:p>
          </table:table-cell>
          <table:table-cell office:value-type="float" office:value="1.678564E-015" calcext:value-type="float">
            <text:p>1.678564E-15</text:p>
          </table:table-cell>
          <table:table-cell office:value-type="float" office:value="1.466019E-015" calcext:value-type="float">
            <text:p>1.466019E-15</text:p>
          </table:table-cell>
          <table:table-cell office:value-type="float" office:value="5.189624E-016" calcext:value-type="float">
            <text:p>5.189624E-16</text:p>
          </table:table-cell>
          <table:table-cell office:value-type="float" office:value="0" calcext:value-type="float">
            <text:p>0</text:p>
          </table:table-cell>
          <table:table-cell office:value-type="float" office:value="2.814961E-016" calcext:value-type="float">
            <text:p>2.814961E-16</text:p>
          </table:table-cell>
          <table:table-cell office:value-type="float" office:value="7.701088E-015" calcext:value-type="float">
            <text:p>7.701088E-15</text:p>
          </table:table-cell>
          <table:table-cell office:value-type="float" office:value="5.66023E-016" calcext:value-type="float">
            <text:p>5.66023E-16</text:p>
          </table:table-cell>
          <table:table-cell office:value-type="float" office:value="5.057732E-017" calcext:value-type="float">
            <text:p>5.057732E-17</text:p>
          </table:table-cell>
          <table:table-cell office:value-type="float" office:value="6.438156E-016" calcext:value-type="float">
            <text:p>6.438156E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54042" calcext:value-type="float">
            <text:p>0.01354042</text:p>
          </table:table-cell>
          <table:table-cell table:number-columns-repeated="16"/>
        </table:table-row>
        <table:table-row table:style-name="ro1">
          <table:table-cell office:value-type="float" office:value="0.5039997" calcext:value-type="float">
            <text:p>0.5039997</text:p>
          </table:table-cell>
          <table:table-cell office:value-type="float" office:value="0.7486433" calcext:value-type="float">
            <text:p>0.7486433</text:p>
          </table:table-cell>
          <table:table-cell office:value-type="float" office:value="0.1417635" calcext:value-type="float">
            <text:p>0.1417635</text:p>
          </table:table-cell>
          <table:table-cell office:value-type="float" office:value="2.96681E-015" calcext:value-type="float">
            <text:p>2.96681E-15</text:p>
          </table:table-cell>
          <table:table-cell office:value-type="float" office:value="8.108529E-015" calcext:value-type="float">
            <text:p>8.108529E-15</text:p>
          </table:table-cell>
          <table:table-cell office:value-type="float" office:value="2.912332E-015" calcext:value-type="float">
            <text:p>2.912332E-15</text:p>
          </table:table-cell>
          <table:table-cell office:value-type="float" office:value="1.517066E-015" calcext:value-type="float">
            <text:p>1.517066E-15</text:p>
          </table:table-cell>
          <table:table-cell office:value-type="float" office:value="2.367779E-015" calcext:value-type="float">
            <text:p>2.367779E-15</text:p>
          </table:table-cell>
          <table:table-cell office:value-type="float" office:value="0" calcext:value-type="float">
            <text:p>0</text:p>
          </table:table-cell>
          <table:table-cell office:value-type="float" office:value="4.252075E-016" calcext:value-type="float">
            <text:p>4.252075E-16</text:p>
          </table:table-cell>
          <table:table-cell office:value-type="float" office:value="7.726063E-015" calcext:value-type="float">
            <text:p>7.726063E-15</text:p>
          </table:table-cell>
          <table:table-cell office:value-type="float" office:value="1.753603E-015" calcext:value-type="float">
            <text:p>1.753603E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43535" calcext:value-type="float">
            <text:p>0.01343535</text:p>
          </table:table-cell>
          <table:table-cell table:number-columns-repeated="16"/>
        </table:table-row>
        <table:table-row table:style-name="ro1">
          <table:table-cell office:value-type="float" office:value="0.5395575" calcext:value-type="float">
            <text:p>0.5395575</text:p>
          </table:table-cell>
          <table:table-cell office:value-type="float" office:value="0.7107511" calcext:value-type="float">
            <text:p>0.7107511</text:p>
          </table:table-cell>
          <table:table-cell office:value-type="float" office:value="0.1451724" calcext:value-type="float">
            <text:p>0.1451724</text:p>
          </table:table-cell>
          <table:table-cell office:value-type="float" office:value="3.444349E-015" calcext:value-type="float">
            <text:p>3.444349E-15</text:p>
          </table:table-cell>
          <table:table-cell office:value-type="float" office:value="3.981804E-017" calcext:value-type="float">
            <text:p>3.981804E-17</text:p>
          </table:table-cell>
          <table:table-cell office:value-type="float" office:value="5.229202E-017" calcext:value-type="float">
            <text:p>5.229202E-17</text:p>
          </table:table-cell>
          <table:table-cell office:value-type="float" office:value="4.41856E-016" calcext:value-type="float">
            <text:p>4.41856E-16</text:p>
          </table:table-cell>
          <table:table-cell office:value-type="float" office:value="1.481981E-016" calcext:value-type="float">
            <text:p>1.481981E-16</text:p>
          </table:table-cell>
          <table:table-cell office:value-type="float" office:value="2.338643E-016" calcext:value-type="float">
            <text:p>2.338643E-16</text:p>
          </table:table-cell>
          <table:table-cell office:value-type="float" office:value="1.031746E-016" calcext:value-type="float">
            <text:p>1.031746E-16</text:p>
          </table:table-cell>
          <table:table-cell office:value-type="float" office:value="4.888546E-016" calcext:value-type="float">
            <text:p>4.888546E-16</text:p>
          </table:table-cell>
          <table:table-cell office:value-type="float" office:value="1.13581E-015" calcext:value-type="float">
            <text:p>1.13581E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3027" calcext:value-type="float">
            <text:p>0.0133027</text:p>
          </table:table-cell>
          <table:table-cell table:number-columns-repeated="16"/>
        </table:table-row>
        <table:table-row table:style-name="ro1">
          <table:table-cell office:value-type="float" office:value="0.4958381" calcext:value-type="float">
            <text:p>0.4958381</text:p>
          </table:table-cell>
          <table:table-cell office:value-type="float" office:value="0.7567097" calcext:value-type="float">
            <text:p>0.7567097</text:p>
          </table:table-cell>
          <table:table-cell office:value-type="float" office:value="0.1008086" calcext:value-type="float">
            <text:p>0.1008086</text:p>
          </table:table-cell>
          <table:table-cell office:value-type="float" office:value="4.600808E-016" calcext:value-type="float">
            <text:p>4.600808E-16</text:p>
          </table:table-cell>
          <table:table-cell office:value-type="float" office:value="1.133296E-015" calcext:value-type="float">
            <text:p>1.133296E-15</text:p>
          </table:table-cell>
          <table:table-cell office:value-type="float" office:value="5.758639E-015" calcext:value-type="float">
            <text:p>5.758639E-15</text:p>
          </table:table-cell>
          <table:table-cell office:value-type="float" office:value="5.660159E-015" calcext:value-type="float">
            <text:p>5.660159E-15</text:p>
          </table:table-cell>
          <table:table-cell office:value-type="float" office:value="5.577578E-015" calcext:value-type="float">
            <text:p>5.577578E-15</text:p>
          </table:table-cell>
          <table:table-cell office:value-type="float" office:value="1.479668E-015" calcext:value-type="float">
            <text:p>1.479668E-15</text:p>
          </table:table-cell>
          <table:table-cell office:value-type="float" office:value="2.845848E-015" calcext:value-type="float">
            <text:p>2.845848E-15</text:p>
          </table:table-cell>
          <table:table-cell office:value-type="float" office:value="3.651601E-016" calcext:value-type="float">
            <text:p>3.651601E-16</text:p>
          </table:table-cell>
          <table:table-cell office:value-type="float" office:value="1.410793E-015" calcext:value-type="float">
            <text:p>1.410793E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20552" calcext:value-type="float">
            <text:p>0.01320552</text:p>
          </table:table-cell>
          <table:table-cell table:number-columns-repeated="16"/>
        </table:table-row>
        <table:table-row table:style-name="ro1">
          <table:table-cell office:value-type="float" office:value="0.4652021" calcext:value-type="float">
            <text:p>0.4652021</text:p>
          </table:table-cell>
          <table:table-cell office:value-type="float" office:value="0.7856726" calcext:value-type="float">
            <text:p>0.7856726</text:p>
          </table:table-cell>
          <table:table-cell office:value-type="float" office:value="0.1375962" calcext:value-type="float">
            <text:p>0.1375962</text:p>
          </table:table-cell>
          <table:table-cell office:value-type="float" office:value="6.089561E-015" calcext:value-type="float">
            <text:p>6.089561E-15</text:p>
          </table:table-cell>
          <table:table-cell office:value-type="float" office:value="4.034765E-016" calcext:value-type="float">
            <text:p>4.034765E-16</text:p>
          </table:table-cell>
          <table:table-cell office:value-type="float" office:value="1.091722E-015" calcext:value-type="float">
            <text:p>1.091722E-15</text:p>
          </table:table-cell>
          <table:table-cell office:value-type="float" office:value="3.55723E-016" calcext:value-type="float">
            <text:p>3.55723E-16</text:p>
          </table:table-cell>
          <table:table-cell office:value-type="float" office:value="2.268253E-016" calcext:value-type="float">
            <text:p>2.268253E-16</text:p>
          </table:table-cell>
          <table:table-cell office:value-type="float" office:value="0" calcext:value-type="float">
            <text:p>0</text:p>
          </table:table-cell>
          <table:table-cell office:value-type="float" office:value="3.735648E-016" calcext:value-type="float">
            <text:p>3.735648E-16</text:p>
          </table:table-cell>
          <table:table-cell office:value-type="float" office:value="4.180974E-016" calcext:value-type="float">
            <text:p>4.180974E-16</text:p>
          </table:table-cell>
          <table:table-cell office:value-type="float" office:value="2.909481E-015" calcext:value-type="float">
            <text:p>2.909481E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10184" calcext:value-type="float">
            <text:p>0.01310184</text:p>
          </table:table-cell>
          <table:table-cell table:number-columns-repeated="16"/>
        </table:table-row>
        <table:table-row table:style-name="ro1">
          <table:table-cell office:value-type="float" office:value="0.8618044" calcext:value-type="float">
            <text:p>0.8618044</text:p>
          </table:table-cell>
          <table:table-cell office:value-type="float" office:value="0.2600578" calcext:value-type="float">
            <text:p>0.2600578</text:p>
          </table:table-cell>
          <table:table-cell office:value-type="float" office:value="0.1751269" calcext:value-type="float">
            <text:p>0.1751269</text:p>
          </table:table-cell>
          <table:table-cell office:value-type="float" office:value="8.794576E-016" calcext:value-type="float">
            <text:p>8.794576E-16</text:p>
          </table:table-cell>
          <table:table-cell office:value-type="float" office:value="1.310736E-015" calcext:value-type="float">
            <text:p>1.310736E-15</text:p>
          </table:table-cell>
          <table:table-cell office:value-type="float" office:value="2.279549E-015" calcext:value-type="float">
            <text:p>2.279549E-15</text:p>
          </table:table-cell>
          <table:table-cell office:value-type="float" office:value="7.4698E-016" calcext:value-type="float">
            <text:p>7.4698E-16</text:p>
          </table:table-cell>
          <table:table-cell office:value-type="float" office:value="0" calcext:value-type="float">
            <text:p>0</text:p>
          </table:table-cell>
          <table:table-cell office:value-type="float" office:value="1.934823E-015" calcext:value-type="float">
            <text:p>1.934823E-15</text:p>
          </table:table-cell>
          <table:table-cell office:value-type="float" office:value="1.014418E-015" calcext:value-type="float">
            <text:p>1.014418E-15</text:p>
          </table:table-cell>
          <table:table-cell office:value-type="float" office:value="8.520744E-017" calcext:value-type="float">
            <text:p>8.520744E-17</text:p>
          </table:table-cell>
          <table:table-cell office:value-type="float" office:value="4.601622E-016" calcext:value-type="float">
            <text:p>4.601622E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06996" calcext:value-type="float">
            <text:p>0.01306996</text:p>
          </table:table-cell>
          <table:table-cell table:number-columns-repeated="16"/>
        </table:table-row>
        <table:table-row table:style-name="ro1">
          <table:table-cell office:value-type="float" office:value="0.3964256" calcext:value-type="float">
            <text:p>0.3964256</text:p>
          </table:table-cell>
          <table:table-cell office:value-type="float" office:value="0.845176" calcext:value-type="float">
            <text:p>0.845176</text:p>
          </table:table-cell>
          <table:table-cell office:value-type="float" office:value="0.1260827" calcext:value-type="float">
            <text:p>0.1260827</text:p>
          </table:table-cell>
          <table:table-cell office:value-type="float" office:value="4.282946E-015" calcext:value-type="float">
            <text:p>4.282946E-15</text:p>
          </table:table-cell>
          <table:table-cell office:value-type="float" office:value="4.225574E-016" calcext:value-type="float">
            <text:p>4.225574E-16</text:p>
          </table:table-cell>
          <table:table-cell office:value-type="float" office:value="9.675908E-015" calcext:value-type="float">
            <text:p>9.675908E-15</text:p>
          </table:table-cell>
          <table:table-cell office:value-type="float" office:value="2.856404E-015" calcext:value-type="float">
            <text:p>2.856404E-15</text:p>
          </table:table-cell>
          <table:table-cell office:value-type="float" office:value="1.40474E-015" calcext:value-type="float">
            <text:p>1.40474E-15</text:p>
          </table:table-cell>
          <table:table-cell office:value-type="float" office:value="1.21677E-016" calcext:value-type="float">
            <text:p>1.21677E-16</text:p>
          </table:table-cell>
          <table:table-cell office:value-type="float" office:value="2.58626E-015" calcext:value-type="float">
            <text:p>2.58626E-15</text:p>
          </table:table-cell>
          <table:table-cell office:value-type="float" office:value="6.40319E-016" calcext:value-type="float">
            <text:p>6.40319E-16</text:p>
          </table:table-cell>
          <table:table-cell office:value-type="float" office:value="5.52215E-016" calcext:value-type="float">
            <text:p>5.52215E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06371" calcext:value-type="float">
            <text:p>0.01306371</text:p>
          </table:table-cell>
          <table:table-cell table:number-columns-repeated="16"/>
        </table:table-row>
        <table:table-row table:style-name="ro1">
          <table:table-cell office:value-type="float" office:value="0.5299531" calcext:value-type="float">
            <text:p>0.5299531</text:p>
          </table:table-cell>
          <table:table-cell office:value-type="float" office:value="0.7215261" calcext:value-type="float">
            <text:p>0.7215261</text:p>
          </table:table-cell>
          <table:table-cell office:value-type="float" office:value="0.09753071" calcext:value-type="float">
            <text:p>0.09753071</text:p>
          </table:table-cell>
          <table:table-cell office:value-type="float" office:value="1.599157E-017" calcext:value-type="float">
            <text:p>1.599157E-17</text:p>
          </table:table-cell>
          <table:table-cell office:value-type="float" office:value="5.781842E-016" calcext:value-type="float">
            <text:p>5.781842E-16</text:p>
          </table:table-cell>
          <table:table-cell office:value-type="float" office:value="1.98388E-015" calcext:value-type="float">
            <text:p>1.98388E-15</text:p>
          </table:table-cell>
          <table:table-cell office:value-type="float" office:value="7.769582E-015" calcext:value-type="float">
            <text:p>7.769582E-15</text:p>
          </table:table-cell>
          <table:table-cell office:value-type="float" office:value="4.800422E-015" calcext:value-type="float">
            <text:p>4.800422E-15</text:p>
          </table:table-cell>
          <table:table-cell office:value-type="float" office:value="4.650514E-016" calcext:value-type="float">
            <text:p>4.650514E-16</text:p>
          </table:table-cell>
          <table:table-cell office:value-type="float" office:value="0" calcext:value-type="float">
            <text:p>0</text:p>
          </table:table-cell>
          <table:table-cell office:value-type="float" office:value="3.651601E-016" calcext:value-type="float">
            <text:p>3.651601E-16</text:p>
          </table:table-cell>
          <table:table-cell office:value-type="float" office:value="3.005704E-016" calcext:value-type="float">
            <text:p>3.005704E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38827" calcext:value-type="float">
            <text:p>0.01238827</text:p>
          </table:table-cell>
          <table:table-cell table:number-columns-repeated="16"/>
        </table:table-row>
        <table:table-row table:style-name="ro1">
          <table:table-cell office:value-type="float" office:value="0.7456914" calcext:value-type="float">
            <text:p>0.7456914</text:p>
          </table:table-cell>
          <table:table-cell office:value-type="float" office:value="0.4469569" calcext:value-type="float">
            <text:p>0.4469569</text:p>
          </table:table-cell>
          <table:table-cell office:value-type="float" office:value="0.07923532" calcext:value-type="float">
            <text:p>0.07923532</text:p>
          </table:table-cell>
          <table:table-cell office:value-type="float" office:value="1.951478E-015" calcext:value-type="float">
            <text:p>1.951478E-15</text:p>
          </table:table-cell>
          <table:table-cell office:value-type="float" office:value="4.225574E-016" calcext:value-type="float">
            <text:p>4.225574E-16</text:p>
          </table:table-cell>
          <table:table-cell office:value-type="float" office:value="9.675908E-015" calcext:value-type="float">
            <text:p>9.675908E-15</text:p>
          </table:table-cell>
          <table:table-cell office:value-type="float" office:value="5.520939E-015" calcext:value-type="float">
            <text:p>5.520939E-15</text:p>
          </table:table-cell>
          <table:table-cell office:value-type="float" office:value="1.834947E-016" calcext:value-type="float">
            <text:p>1.834947E-16</text:p>
          </table:table-cell>
          <table:table-cell office:value-type="float" office:value="1.2319E-015" calcext:value-type="float">
            <text:p>1.2319E-15</text:p>
          </table:table-cell>
          <table:table-cell office:value-type="float" office:value="2.547919E-016" calcext:value-type="float">
            <text:p>2.547919E-16</text:p>
          </table:table-cell>
          <table:table-cell office:value-type="float" office:value="8.520744E-017" calcext:value-type="float">
            <text:p>8.520744E-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37619" calcext:value-type="float">
            <text:p>0.01237619</text:p>
          </table:table-cell>
          <table:table-cell table:number-columns-repeated="16"/>
        </table:table-row>
        <table:table-row table:style-name="ro1">
          <table:table-cell office:value-type="float" office:value="0.991339" calcext:value-type="float">
            <text:p>0.991339</text:p>
          </table:table-cell>
          <table:table-cell office:value-type="float" office:value="0.02004074" calcext:value-type="float">
            <text:p>0.02004074</text:p>
          </table:table-cell>
          <table:table-cell office:value-type="float" office:value="0.0384816" calcext:value-type="float">
            <text:p>0.0384816</text:p>
          </table:table-cell>
          <table:table-cell office:value-type="float" office:value="3.444349E-015" calcext:value-type="float">
            <text:p>3.444349E-15</text:p>
          </table:table-cell>
          <table:table-cell office:value-type="float" office:value="3.981804E-017" calcext:value-type="float">
            <text:p>3.981804E-17</text:p>
          </table:table-cell>
          <table:table-cell office:value-type="float" office:value="5.229202E-017" calcext:value-type="float">
            <text:p>5.229202E-17</text:p>
          </table:table-cell>
          <table:table-cell office:value-type="float" office:value="3.308337E-016" calcext:value-type="float">
            <text:p>3.308337E-16</text:p>
          </table:table-cell>
          <table:table-cell office:value-type="float" office:value="1.481981E-016" calcext:value-type="float">
            <text:p>1.481981E-16</text:p>
          </table:table-cell>
          <table:table-cell office:value-type="float" office:value="2.338643E-016" calcext:value-type="float">
            <text:p>2.338643E-16</text:p>
          </table:table-cell>
          <table:table-cell office:value-type="float" office:value="1.031746E-016" calcext:value-type="float">
            <text:p>1.031746E-16</text:p>
          </table:table-cell>
          <table:table-cell office:value-type="float" office:value="4.888546E-016" calcext:value-type="float">
            <text:p>4.888546E-16</text:p>
          </table:table-cell>
          <table:table-cell office:value-type="float" office:value="5.806983E-016" calcext:value-type="float">
            <text:p>5.806983E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32768" calcext:value-type="float">
            <text:p>0.01232768</text:p>
          </table:table-cell>
          <table:table-cell table:number-columns-repeated="16"/>
        </table:table-row>
        <table:table-row table:style-name="ro1">
          <table:table-cell office:value-type="float" office:value="0.7184657" calcext:value-type="float">
            <text:p>0.7184657</text:p>
          </table:table-cell>
          <table:table-cell office:value-type="float" office:value="0.4870558" calcext:value-type="float">
            <text:p>0.4870558</text:p>
          </table:table-cell>
          <table:table-cell office:value-type="float" office:value="0.08158356" calcext:value-type="float">
            <text:p>0.08158356</text:p>
          </table:table-cell>
          <table:table-cell office:value-type="float" office:value="2.96681E-015" calcext:value-type="float">
            <text:p>2.96681E-15</text:p>
          </table:table-cell>
          <table:table-cell office:value-type="float" office:value="9.329774E-015" calcext:value-type="float">
            <text:p>9.329774E-15</text:p>
          </table:table-cell>
          <table:table-cell office:value-type="float" office:value="2.912332E-015" calcext:value-type="float">
            <text:p>2.912332E-15</text:p>
          </table:table-cell>
          <table:table-cell office:value-type="float" office:value="1.517066E-015" calcext:value-type="float">
            <text:p>1.517066E-15</text:p>
          </table:table-cell>
          <table:table-cell office:value-type="float" office:value="6.697649E-015" calcext:value-type="float">
            <text:p>6.697649E-15</text:p>
          </table:table-cell>
          <table:table-cell office:value-type="float" office:value="0" calcext:value-type="float">
            <text:p>0</text:p>
          </table:table-cell>
          <table:table-cell office:value-type="float" office:value="4.252075E-016" calcext:value-type="float">
            <text:p>4.252075E-16</text:p>
          </table:table-cell>
          <table:table-cell office:value-type="float" office:value="3.396193E-015" calcext:value-type="float">
            <text:p>3.396193E-15</text:p>
          </table:table-cell>
          <table:table-cell office:value-type="float" office:value="1.753603E-015" calcext:value-type="float">
            <text:p>1.753603E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32068" calcext:value-type="float">
            <text:p>0.01232068</text:p>
          </table:table-cell>
          <table:table-cell table:number-columns-repeated="16"/>
        </table:table-row>
        <table:table-row table:style-name="ro1">
          <table:table-cell office:value-type="float" office:value="0.8048883" calcext:value-type="float">
            <text:p>0.8048883</text:p>
          </table:table-cell>
          <table:table-cell office:value-type="float" office:value="0.355068" calcext:value-type="float">
            <text:p>0.355068</text:p>
          </table:table-cell>
          <table:table-cell office:value-type="float" office:value="0.3535904" calcext:value-type="float">
            <text:p>0.3535904</text:p>
          </table:table-cell>
          <table:table-cell office:value-type="float" office:value="6.089561E-015" calcext:value-type="float">
            <text:p>6.089561E-15</text:p>
          </table:table-cell>
          <table:table-cell office:value-type="float" office:value="6.255211E-016" calcext:value-type="float">
            <text:p>6.255211E-16</text:p>
          </table:table-cell>
          <table:table-cell office:value-type="float" office:value="0" calcext:value-type="float">
            <text:p>0</text:p>
          </table:table-cell>
          <table:table-cell office:value-type="float" office:value="1.336784E-016" calcext:value-type="float">
            <text:p>1.336784E-16</text:p>
          </table:table-cell>
          <table:table-cell office:value-type="float" office:value="2.268253E-016" calcext:value-type="float">
            <text:p>2.268253E-16</text:p>
          </table:table-cell>
          <table:table-cell office:value-type="float" office:value="2.699644E-015" calcext:value-type="float">
            <text:p>2.699644E-15</text:p>
          </table:table-cell>
          <table:table-cell office:value-type="float" office:value="0" calcext:value-type="float">
            <text:p>0</text:p>
          </table:table-cell>
          <table:table-cell office:value-type="float" office:value="7.511643E-016" calcext:value-type="float">
            <text:p>7.511643E-16</text:p>
          </table:table-cell>
          <table:table-cell office:value-type="float" office:value="2.909481E-015" calcext:value-type="float">
            <text:p>2.909481E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30684" calcext:value-type="float">
            <text:p>0.01230684</text:p>
          </table:table-cell>
          <table:table-cell table:number-columns-repeated="16"/>
        </table:table-row>
        <table:table-row table:style-name="ro1">
          <table:table-cell office:value-type="float" office:value="0.8225616" calcext:value-type="float">
            <text:p>0.8225616</text:p>
          </table:table-cell>
          <table:table-cell office:value-type="float" office:value="0.3265806" calcext:value-type="float">
            <text:p>0.3265806</text:p>
          </table:table-cell>
          <table:table-cell office:value-type="float" office:value="0.0720264" calcext:value-type="float">
            <text:p>0.0720264</text:p>
          </table:table-cell>
          <table:table-cell office:value-type="float" office:value="1.678564E-015" calcext:value-type="float">
            <text:p>1.678564E-15</text:p>
          </table:table-cell>
          <table:table-cell office:value-type="float" office:value="1.466019E-015" calcext:value-type="float">
            <text:p>1.466019E-15</text:p>
          </table:table-cell>
          <table:table-cell office:value-type="float" office:value="5.189624E-016" calcext:value-type="float">
            <text:p>5.189624E-16</text:p>
          </table:table-cell>
          <table:table-cell office:value-type="float" office:value="2.306005E-015" calcext:value-type="float">
            <text:p>2.306005E-15</text:p>
          </table:table-cell>
          <table:table-cell office:value-type="float" office:value="1.058652E-015" calcext:value-type="float">
            <text:p>1.058652E-15</text:p>
          </table:table-cell>
          <table:table-cell office:value-type="float" office:value="9.69949E-015" calcext:value-type="float">
            <text:p>9.69949E-15</text:p>
          </table:table-cell>
          <table:table-cell office:value-type="float" office:value="5.66023E-016" calcext:value-type="float">
            <text:p>5.66023E-16</text:p>
          </table:table-cell>
          <table:table-cell office:value-type="float" office:value="5.057732E-017" calcext:value-type="float">
            <text:p>5.057732E-17</text:p>
          </table:table-cell>
          <table:table-cell office:value-type="float" office:value="6.438156E-016" calcext:value-type="float">
            <text:p>6.438156E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2516" calcext:value-type="float">
            <text:p>0.0122516</text:p>
          </table:table-cell>
          <table:table-cell table:number-columns-repeated="16"/>
        </table:table-row>
        <table:table-row table:style-name="ro1">
          <table:table-cell office:value-type="float" office:value="0.8007046" calcext:value-type="float">
            <text:p>0.8007046</text:p>
          </table:table-cell>
          <table:table-cell office:value-type="float" office:value="0.3620235" calcext:value-type="float">
            <text:p>0.3620235</text:p>
          </table:table-cell>
          <table:table-cell office:value-type="float" office:value="0.3867712" calcext:value-type="float">
            <text:p>0.3867712</text:p>
          </table:table-cell>
          <table:table-cell office:value-type="float" office:value="4.756701E-015" calcext:value-type="float">
            <text:p>4.756701E-15</text:p>
          </table:table-cell>
          <table:table-cell office:value-type="float" office:value="5.179568E-016" calcext:value-type="float">
            <text:p>5.179568E-16</text:p>
          </table:table-cell>
          <table:table-cell office:value-type="float" office:value="2.017168E-016" calcext:value-type="float">
            <text:p>2.017168E-16</text:p>
          </table:table-cell>
          <table:table-cell office:value-type="float" office:value="3.150422E-016" calcext:value-type="float">
            <text:p>3.150422E-16</text:p>
          </table:table-cell>
          <table:table-cell office:value-type="float" office:value="9.167461E-015" calcext:value-type="float">
            <text:p>9.167461E-15</text:p>
          </table:table-cell>
          <table:table-cell office:value-type="float" office:value="4.521274E-016" calcext:value-type="float">
            <text:p>4.521274E-16</text:p>
          </table:table-cell>
          <table:table-cell office:value-type="float" office:value="4.239054E-017" calcext:value-type="float">
            <text:p>4.239054E-17</text:p>
          </table:table-cell>
          <table:table-cell office:value-type="float" office:value="3.205589E-015" calcext:value-type="float">
            <text:p>3.205589E-15</text:p>
          </table:table-cell>
          <table:table-cell office:value-type="float" office:value="4.969864E-017" calcext:value-type="float">
            <text:p>4.969864E-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11124" calcext:value-type="float">
            <text:p>0.01211124</text:p>
          </table:table-cell>
          <table:table-cell table:number-columns-repeated="16"/>
        </table:table-row>
        <table:table-row table:style-name="ro1">
          <table:table-cell office:value-type="float" office:value="0.6661071" calcext:value-type="float">
            <text:p>0.6661071</text:p>
          </table:table-cell>
          <table:table-cell office:value-type="float" office:value="0.5583666" calcext:value-type="float">
            <text:p>0.5583666</text:p>
          </table:table-cell>
          <table:table-cell office:value-type="float" office:value="0.08595761" calcext:value-type="float">
            <text:p>0.08595761</text:p>
          </table:table-cell>
          <table:table-cell office:value-type="float" office:value="3.444349E-015" calcext:value-type="float">
            <text:p>3.444349E-15</text:p>
          </table:table-cell>
          <table:table-cell office:value-type="float" office:value="3.981804E-017" calcext:value-type="float">
            <text:p>3.981804E-17</text:p>
          </table:table-cell>
          <table:table-cell office:value-type="float" office:value="5.229202E-017" calcext:value-type="float">
            <text:p>5.229202E-17</text:p>
          </table:table-cell>
          <table:table-cell office:value-type="float" office:value="8.859452E-016" calcext:value-type="float">
            <text:p>8.859452E-16</text:p>
          </table:table-cell>
          <table:table-cell office:value-type="float" office:value="1.481981E-016" calcext:value-type="float">
            <text:p>1.481981E-16</text:p>
          </table:table-cell>
          <table:table-cell office:value-type="float" office:value="2.338643E-016" calcext:value-type="float">
            <text:p>2.338643E-16</text:p>
          </table:table-cell>
          <table:table-cell office:value-type="float" office:value="1.031746E-016" calcext:value-type="float">
            <text:p>1.031746E-16</text:p>
          </table:table-cell>
          <table:table-cell office:value-type="float" office:value="4.888546E-016" calcext:value-type="float">
            <text:p>4.888546E-16</text:p>
          </table:table-cell>
          <table:table-cell office:value-type="float" office:value="3.586537E-016" calcext:value-type="float">
            <text:p>3.586537E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10077" calcext:value-type="float">
            <text:p>0.01210077</text:p>
          </table:table-cell>
          <table:table-cell table:number-columns-repeated="16"/>
        </table:table-row>
        <table:table-row table:style-name="ro1">
          <table:table-cell office:value-type="float" office:value="0.6764055" calcext:value-type="float">
            <text:p>0.6764055</text:p>
          </table:table-cell>
          <table:table-cell office:value-type="float" office:value="0.5452492" calcext:value-type="float">
            <text:p>0.5452492</text:p>
          </table:table-cell>
          <table:table-cell office:value-type="float" office:value="0.08510622" calcext:value-type="float">
            <text:p>0.08510622</text:p>
          </table:table-cell>
          <table:table-cell office:value-type="float" office:value="4.600808E-016" calcext:value-type="float">
            <text:p>4.600808E-16</text:p>
          </table:table-cell>
          <table:table-cell office:value-type="float" office:value="1.133296E-015" calcext:value-type="float">
            <text:p>1.133296E-15</text:p>
          </table:table-cell>
          <table:table-cell office:value-type="float" office:value="5.758639E-015" calcext:value-type="float">
            <text:p>5.758639E-15</text:p>
          </table:table-cell>
          <table:table-cell office:value-type="float" office:value="5.660159E-015" calcext:value-type="float">
            <text:p>5.660159E-15</text:p>
          </table:table-cell>
          <table:table-cell office:value-type="float" office:value="3.595299E-016" calcext:value-type="float">
            <text:p>3.595299E-16</text:p>
          </table:table-cell>
          <table:table-cell office:value-type="float" office:value="1.479668E-015" calcext:value-type="float">
            <text:p>1.479668E-15</text:p>
          </table:table-cell>
          <table:table-cell office:value-type="float" office:value="1.402558E-015" calcext:value-type="float">
            <text:p>1.402558E-15</text:p>
          </table:table-cell>
          <table:table-cell office:value-type="float" office:value="3.651601E-016" calcext:value-type="float">
            <text:p>3.651601E-16</text:p>
          </table:table-cell>
          <table:table-cell office:value-type="float" office:value="1.410793E-015" calcext:value-type="float">
            <text:p>1.410793E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02477" calcext:value-type="float">
            <text:p>0.01202477</text:p>
          </table:table-cell>
          <table:table-cell table:number-columns-repeated="16"/>
        </table:table-row>
        <table:table-row table:style-name="ro1">
          <table:table-cell office:value-type="float" office:value="0.4201443" calcext:value-type="float">
            <text:p>0.4201443</text:p>
          </table:table-cell>
          <table:table-cell office:value-type="float" office:value="0.825247" calcext:value-type="float">
            <text:p>0.825247</text:p>
          </table:table-cell>
          <table:table-cell office:value-type="float" office:value="0.1313951" calcext:value-type="float">
            <text:p>0.1313951</text:p>
          </table:table-cell>
          <table:table-cell office:value-type="float" office:value="4.274233E-016" calcext:value-type="float">
            <text:p>4.274233E-16</text:p>
          </table:table-cell>
          <table:table-cell office:value-type="float" office:value="6.255211E-016" calcext:value-type="float">
            <text:p>6.255211E-16</text:p>
          </table:table-cell>
          <table:table-cell office:value-type="float" office:value="2.535012E-015" calcext:value-type="float">
            <text:p>2.535012E-15</text:p>
          </table:table-cell>
          <table:table-cell office:value-type="float" office:value="2.26561E-017" calcext:value-type="float">
            <text:p>2.26561E-17</text:p>
          </table:table-cell>
          <table:table-cell office:value-type="float" office:value="1.15803E-016" calcext:value-type="float">
            <text:p>1.15803E-16</text:p>
          </table:table-cell>
          <table:table-cell office:value-type="float" office:value="9.127554E-017" calcext:value-type="float">
            <text:p>9.127554E-17</text:p>
          </table:table-cell>
          <table:table-cell office:value-type="float" office:value="7.488443E-016" calcext:value-type="float">
            <text:p>7.488443E-16</text:p>
          </table:table-cell>
          <table:table-cell office:value-type="float" office:value="1.417298E-015" calcext:value-type="float">
            <text:p>1.417298E-15</text:p>
          </table:table-cell>
          <table:table-cell office:value-type="float" office:value="1.022102E-015" calcext:value-type="float">
            <text:p>1.022102E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00511" calcext:value-type="float">
            <text:p>0.01200511</text:p>
          </table:table-cell>
          <table:table-cell table:number-columns-repeated="16"/>
        </table:table-row>
        <table:table-row table:style-name="ro1">
          <table:table-cell office:value-type="float" office:value="0.5288077" calcext:value-type="float">
            <text:p>0.5288077</text:p>
          </table:table-cell>
          <table:table-cell office:value-type="float" office:value="0.7230193" calcext:value-type="float">
            <text:p>0.7230193</text:p>
          </table:table-cell>
          <table:table-cell office:value-type="float" office:value="0.1441702" calcext:value-type="float">
            <text:p>0.1441702</text:p>
          </table:table-cell>
          <table:table-cell office:value-type="float" office:value="2.35274E-016" calcext:value-type="float">
            <text:p>2.35274E-16</text:p>
          </table:table-cell>
          <table:table-cell office:value-type="float" office:value="9.459625E-015" calcext:value-type="float">
            <text:p>9.459625E-15</text:p>
          </table:table-cell>
          <table:table-cell office:value-type="float" office:value="5.189624E-016" calcext:value-type="float">
            <text:p>5.189624E-16</text:p>
          </table:table-cell>
          <table:table-cell office:value-type="float" office:value="3.305206E-015" calcext:value-type="float">
            <text:p>3.305206E-15</text:p>
          </table:table-cell>
          <table:table-cell office:value-type="float" office:value="1.058652E-015" calcext:value-type="float">
            <text:p>1.058652E-15</text:p>
          </table:table-cell>
          <table:table-cell office:value-type="float" office:value="9.69949E-015" calcext:value-type="float">
            <text:p>9.69949E-15</text:p>
          </table:table-cell>
          <table:table-cell office:value-type="float" office:value="5.66023E-016" calcext:value-type="float">
            <text:p>5.66023E-16</text:p>
          </table:table-cell>
          <table:table-cell office:value-type="float" office:value="5.057732E-017" calcext:value-type="float">
            <text:p>5.057732E-17</text:p>
          </table:table-cell>
          <table:table-cell office:value-type="float" office:value="6.438156E-016" calcext:value-type="float">
            <text:p>6.438156E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96252" calcext:value-type="float">
            <text:p>0.01196252</text:p>
          </table:table-cell>
          <table:table-cell table:number-columns-repeated="16"/>
        </table:table-row>
        <table:table-row table:style-name="ro1">
          <table:table-cell office:value-type="float" office:value="0.4350269" calcext:value-type="float">
            <text:p>0.4350269</text:p>
          </table:table-cell>
          <table:table-cell office:value-type="float" office:value="0.8127477" calcext:value-type="float">
            <text:p>0.8127477</text:p>
          </table:table-cell>
          <table:table-cell office:value-type="float" office:value="0.1079184" calcext:value-type="float">
            <text:p>0.1079184</text:p>
          </table:table-cell>
          <table:table-cell office:value-type="float" office:value="7.647265E-017" calcext:value-type="float">
            <text:p>7.647265E-17</text:p>
          </table:table-cell>
          <table:table-cell office:value-type="float" office:value="2.034028E-016" calcext:value-type="float">
            <text:p>2.034028E-16</text:p>
          </table:table-cell>
          <table:table-cell office:value-type="float" office:value="2.946702E-015" calcext:value-type="float">
            <text:p>2.946702E-15</text:p>
          </table:table-cell>
          <table:table-cell office:value-type="float" office:value="2.304637E-015" calcext:value-type="float">
            <text:p>2.304637E-15</text:p>
          </table:table-cell>
          <table:table-cell office:value-type="float" office:value="6.723833E-016" calcext:value-type="float">
            <text:p>6.723833E-16</text:p>
          </table:table-cell>
          <table:table-cell office:value-type="float" office:value="4.034976E-015" calcext:value-type="float">
            <text:p>4.034976E-15</text:p>
          </table:table-cell>
          <table:table-cell office:value-type="float" office:value="9.808835E-017" calcext:value-type="float">
            <text:p>9.808835E-17</text:p>
          </table:table-cell>
          <table:table-cell office:value-type="float" office:value="1.620479E-016" calcext:value-type="float">
            <text:p>1.620479E-16</text:p>
          </table:table-cell>
          <table:table-cell office:value-type="float" office:value="3.991795E-016" calcext:value-type="float">
            <text:p>3.991795E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71618" calcext:value-type="float">
            <text:p>0.01171618</text:p>
          </table:table-cell>
          <table:table-cell table:number-columns-repeated="16"/>
        </table:table-row>
        <table:table-row table:style-name="ro1">
          <table:table-cell office:value-type="float" office:value="0.5084371" calcext:value-type="float">
            <text:p>0.5084371</text:p>
          </table:table-cell>
          <table:table-cell office:value-type="float" office:value="0.743695" calcext:value-type="float">
            <text:p>0.743695</text:p>
          </table:table-cell>
          <table:table-cell office:value-type="float" office:value="0.1422053" calcext:value-type="float">
            <text:p>0.1422053</text:p>
          </table:table-cell>
          <table:table-cell office:value-type="float" office:value="1.678564E-015" calcext:value-type="float">
            <text:p>1.678564E-15</text:p>
          </table:table-cell>
          <table:table-cell office:value-type="float" office:value="1.466019E-015" calcext:value-type="float">
            <text:p>1.466019E-15</text:p>
          </table:table-cell>
          <table:table-cell office:value-type="float" office:value="5.189624E-016" calcext:value-type="float">
            <text:p>5.189624E-16</text:p>
          </table:table-cell>
          <table:table-cell office:value-type="float" office:value="0" calcext:value-type="float">
            <text:p>0</text:p>
          </table:table-cell>
          <table:table-cell office:value-type="float" office:value="2.814961E-016" calcext:value-type="float">
            <text:p>2.814961E-16</text:p>
          </table:table-cell>
          <table:table-cell office:value-type="float" office:value="7.701088E-015" calcext:value-type="float">
            <text:p>7.701088E-15</text:p>
          </table:table-cell>
          <table:table-cell office:value-type="float" office:value="5.66023E-016" calcext:value-type="float">
            <text:p>5.66023E-16</text:p>
          </table:table-cell>
          <table:table-cell office:value-type="float" office:value="5.057732E-017" calcext:value-type="float">
            <text:p>5.057732E-17</text:p>
          </table:table-cell>
          <table:table-cell office:value-type="float" office:value="6.438156E-016" calcext:value-type="float">
            <text:p>6.438156E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68452" calcext:value-type="float">
            <text:p>0.01168452</text:p>
          </table:table-cell>
          <table:table-cell table:number-columns-repeated="16"/>
        </table:table-row>
        <table:table-row table:style-name="ro1">
          <table:table-cell office:value-type="float" office:value="0.8321014" calcext:value-type="float">
            <text:p>0.8321014</text:p>
          </table:table-cell>
          <table:table-cell office:value-type="float" office:value="0.3100951" calcext:value-type="float">
            <text:p>0.3100951</text:p>
          </table:table-cell>
          <table:table-cell office:value-type="float" office:value="0.07103899" calcext:value-type="float">
            <text:p>0.07103899</text:p>
          </table:table-cell>
          <table:table-cell office:value-type="float" office:value="3.444349E-015" calcext:value-type="float">
            <text:p>3.444349E-15</text:p>
          </table:table-cell>
          <table:table-cell office:value-type="float" office:value="3.981804E-017" calcext:value-type="float">
            <text:p>3.981804E-17</text:p>
          </table:table-cell>
          <table:table-cell office:value-type="float" office:value="5.229202E-017" calcext:value-type="float">
            <text:p>5.229202E-17</text:p>
          </table:table-cell>
          <table:table-cell office:value-type="float" office:value="7.749229E-016" calcext:value-type="float">
            <text:p>7.749229E-16</text:p>
          </table:table-cell>
          <table:table-cell office:value-type="float" office:value="1.481981E-016" calcext:value-type="float">
            <text:p>1.481981E-16</text:p>
          </table:table-cell>
          <table:table-cell office:value-type="float" office:value="2.338643E-016" calcext:value-type="float">
            <text:p>2.338643E-16</text:p>
          </table:table-cell>
          <table:table-cell office:value-type="float" office:value="1.031746E-016" calcext:value-type="float">
            <text:p>1.031746E-16</text:p>
          </table:table-cell>
          <table:table-cell office:value-type="float" office:value="4.888546E-016" calcext:value-type="float">
            <text:p>4.888546E-16</text:p>
          </table:table-cell>
          <table:table-cell office:value-type="float" office:value="1.13581E-015" calcext:value-type="float">
            <text:p>1.13581E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61281" calcext:value-type="float">
            <text:p>0.01161281</text:p>
          </table:table-cell>
          <table:table-cell table:number-columns-repeated="16"/>
        </table:table-row>
        <table:table-row table:style-name="ro1">
          <table:table-cell office:value-type="float" office:value="0.4214178" calcext:value-type="float">
            <text:p>0.4214178</text:p>
          </table:table-cell>
          <table:table-cell office:value-type="float" office:value="0.8248335" calcext:value-type="float">
            <text:p>0.8248335</text:p>
          </table:table-cell>
          <table:table-cell office:value-type="float" office:value="0.1100052" calcext:value-type="float">
            <text:p>0.1100052</text:p>
          </table:table-cell>
          <table:table-cell office:value-type="float" office:value="2.284545E-015" calcext:value-type="float">
            <text:p>2.284545E-15</text:p>
          </table:table-cell>
          <table:table-cell office:value-type="float" office:value="2.309937E-015" calcext:value-type="float">
            <text:p>2.309937E-15</text:p>
          </table:table-cell>
          <table:table-cell office:value-type="float" office:value="6.012172E-015" calcext:value-type="float">
            <text:p>6.012172E-15</text:p>
          </table:table-cell>
          <table:table-cell office:value-type="float" office:value="4.854805E-015" calcext:value-type="float">
            <text:p>4.854805E-15</text:p>
          </table:table-cell>
          <table:table-cell office:value-type="float" office:value="7.386062E-016" calcext:value-type="float">
            <text:p>7.386062E-16</text:p>
          </table:table-cell>
          <table:table-cell office:value-type="float" office:value="7.227104E-015" calcext:value-type="float">
            <text:p>7.227104E-15</text:p>
          </table:table-cell>
          <table:table-cell office:value-type="float" office:value="9.16984E-016" calcext:value-type="float">
            <text:p>9.16984E-16</text:p>
          </table:table-cell>
          <table:table-cell office:value-type="float" office:value="3.07252E-016" calcext:value-type="float">
            <text:p>3.07252E-16</text:p>
          </table:table-cell>
          <table:table-cell office:value-type="float" office:value="1.081258E-016" calcext:value-type="float">
            <text:p>1.081258E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58328" calcext:value-type="float">
            <text:p>0.01158328</text:p>
          </table:table-cell>
          <table:table-cell table:number-columns-repeated="16"/>
        </table:table-row>
        <table:table-row table:style-name="ro1">
          <table:table-cell office:value-type="float" office:value="0.7456914" calcext:value-type="float">
            <text:p>0.7456914</text:p>
          </table:table-cell>
          <table:table-cell office:value-type="float" office:value="0.4469569" calcext:value-type="float">
            <text:p>0.4469569</text:p>
          </table:table-cell>
          <table:table-cell office:value-type="float" office:value="0.07923532" calcext:value-type="float">
            <text:p>0.07923532</text:p>
          </table:table-cell>
          <table:table-cell office:value-type="float" office:value="1.951478E-015" calcext:value-type="float">
            <text:p>1.951478E-15</text:p>
          </table:table-cell>
          <table:table-cell office:value-type="float" office:value="4.225574E-016" calcext:value-type="float">
            <text:p>4.225574E-16</text:p>
          </table:table-cell>
          <table:table-cell office:value-type="float" office:value="9.675908E-015" calcext:value-type="float">
            <text:p>9.675908E-15</text:p>
          </table:table-cell>
          <table:table-cell office:value-type="float" office:value="5.520939E-015" calcext:value-type="float">
            <text:p>5.520939E-15</text:p>
          </table:table-cell>
          <table:table-cell office:value-type="float" office:value="1.834947E-016" calcext:value-type="float">
            <text:p>1.834947E-16</text:p>
          </table:table-cell>
          <table:table-cell office:value-type="float" office:value="1.2319E-015" calcext:value-type="float">
            <text:p>1.2319E-15</text:p>
          </table:table-cell>
          <table:table-cell office:value-type="float" office:value="2.547919E-016" calcext:value-type="float">
            <text:p>2.547919E-16</text:p>
          </table:table-cell>
          <table:table-cell office:value-type="float" office:value="8.520744E-017" calcext:value-type="float">
            <text:p>8.520744E-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5693" calcext:value-type="float">
            <text:p>0.0115693</text:p>
          </table:table-cell>
          <table:table-cell table:number-columns-repeated="16"/>
        </table:table-row>
        <table:table-row table:style-name="ro1">
          <table:table-cell office:value-type="float" office:value="0.5505554" calcext:value-type="float">
            <text:p>0.5505554</text:p>
          </table:table-cell>
          <table:table-cell office:value-type="float" office:value="0.698847" calcext:value-type="float">
            <text:p>0.698847</text:p>
          </table:table-cell>
          <table:table-cell office:value-type="float" office:value="0.1461779" calcext:value-type="float">
            <text:p>0.1461779</text:p>
          </table:table-cell>
          <table:table-cell office:value-type="float" office:value="4.274233E-016" calcext:value-type="float">
            <text:p>4.274233E-16</text:p>
          </table:table-cell>
          <table:table-cell office:value-type="float" office:value="6.255211E-016" calcext:value-type="float">
            <text:p>6.255211E-16</text:p>
          </table:table-cell>
          <table:table-cell office:value-type="float" office:value="2.535012E-015" calcext:value-type="float">
            <text:p>2.535012E-15</text:p>
          </table:table-cell>
          <table:table-cell office:value-type="float" office:value="2.26561E-017" calcext:value-type="float">
            <text:p>2.26561E-17</text:p>
          </table:table-cell>
          <table:table-cell office:value-type="float" office:value="1.15803E-016" calcext:value-type="float">
            <text:p>1.15803E-16</text:p>
          </table:table-cell>
          <table:table-cell office:value-type="float" office:value="9.127554E-017" calcext:value-type="float">
            <text:p>9.127554E-17</text:p>
          </table:table-cell>
          <table:table-cell office:value-type="float" office:value="7.488443E-016" calcext:value-type="float">
            <text:p>7.488443E-16</text:p>
          </table:table-cell>
          <table:table-cell office:value-type="float" office:value="1.417298E-015" calcext:value-type="float">
            <text:p>1.417298E-15</text:p>
          </table:table-cell>
          <table:table-cell office:value-type="float" office:value="1.022102E-015" calcext:value-type="float">
            <text:p>1.022102E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55864" calcext:value-type="float">
            <text:p>0.01155864</text:p>
          </table:table-cell>
          <table:table-cell table:number-columns-repeated="16"/>
        </table:table-row>
        <table:table-row table:style-name="ro1">
          <table:table-cell office:value-type="float" office:value="0.5564289" calcext:value-type="float">
            <text:p>0.5564289</text:p>
          </table:table-cell>
          <table:table-cell office:value-type="float" office:value="0.6923549" calcext:value-type="float">
            <text:p>0.6923549</text:p>
          </table:table-cell>
          <table:table-cell office:value-type="float" office:value="0.1467078" calcext:value-type="float">
            <text:p>0.1467078</text:p>
          </table:table-cell>
          <table:table-cell office:value-type="float" office:value="4.274233E-016" calcext:value-type="float">
            <text:p>4.274233E-16</text:p>
          </table:table-cell>
          <table:table-cell office:value-type="float" office:value="6.255211E-016" calcext:value-type="float">
            <text:p>6.255211E-16</text:p>
          </table:table-cell>
          <table:table-cell office:value-type="float" office:value="2.535012E-015" calcext:value-type="float">
            <text:p>2.535012E-15</text:p>
          </table:table-cell>
          <table:table-cell office:value-type="float" office:value="2.26561E-017" calcext:value-type="float">
            <text:p>2.26561E-17</text:p>
          </table:table-cell>
          <table:table-cell office:value-type="float" office:value="1.15803E-016" calcext:value-type="float">
            <text:p>1.15803E-16</text:p>
          </table:table-cell>
          <table:table-cell office:value-type="float" office:value="9.127554E-017" calcext:value-type="float">
            <text:p>9.127554E-17</text:p>
          </table:table-cell>
          <table:table-cell office:value-type="float" office:value="7.488443E-016" calcext:value-type="float">
            <text:p>7.488443E-16</text:p>
          </table:table-cell>
          <table:table-cell office:value-type="float" office:value="1.417298E-015" calcext:value-type="float">
            <text:p>1.417298E-15</text:p>
          </table:table-cell>
          <table:table-cell office:value-type="float" office:value="1.022102E-015" calcext:value-type="float">
            <text:p>1.022102E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52575" calcext:value-type="float">
            <text:p>0.01152575</text:p>
          </table:table-cell>
          <table:table-cell table:number-columns-repeated="16"/>
        </table:table-row>
        <table:table-row table:style-name="ro1">
          <table:table-cell office:value-type="float" office:value="0.8076854" calcext:value-type="float">
            <text:p>0.8076854</text:p>
          </table:table-cell>
          <table:table-cell office:value-type="float" office:value="0.3508173" calcext:value-type="float">
            <text:p>0.3508173</text:p>
          </table:table-cell>
          <table:table-cell office:value-type="float" office:value="0.3889589" calcext:value-type="float">
            <text:p>0.3889589</text:p>
          </table:table-cell>
          <table:table-cell office:value-type="float" office:value="4.756701E-015" calcext:value-type="float">
            <text:p>4.756701E-15</text:p>
          </table:table-cell>
          <table:table-cell office:value-type="float" office:value="5.179568E-016" calcext:value-type="float">
            <text:p>5.179568E-16</text:p>
          </table:table-cell>
          <table:table-cell office:value-type="float" office:value="2.017168E-016" calcext:value-type="float">
            <text:p>2.017168E-16</text:p>
          </table:table-cell>
          <table:table-cell office:value-type="float" office:value="3.150422E-016" calcext:value-type="float">
            <text:p>3.150422E-16</text:p>
          </table:table-cell>
          <table:table-cell office:value-type="float" office:value="9.167461E-015" calcext:value-type="float">
            <text:p>9.167461E-15</text:p>
          </table:table-cell>
          <table:table-cell office:value-type="float" office:value="4.521274E-016" calcext:value-type="float">
            <text:p>4.521274E-16</text:p>
          </table:table-cell>
          <table:table-cell office:value-type="float" office:value="4.239054E-017" calcext:value-type="float">
            <text:p>4.239054E-17</text:p>
          </table:table-cell>
          <table:table-cell office:value-type="float" office:value="3.205589E-015" calcext:value-type="float">
            <text:p>3.205589E-15</text:p>
          </table:table-cell>
          <table:table-cell office:value-type="float" office:value="4.969864E-017" calcext:value-type="float">
            <text:p>4.969864E-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16965" calcext:value-type="float">
            <text:p>0.01116965</text:p>
          </table:table-cell>
          <table:table-cell table:number-columns-repeated="16"/>
        </table:table-row>
        <table:table-row table:style-name="ro1">
          <table:table-cell office:value-type="float" office:value="0.8261858" calcext:value-type="float">
            <text:p>0.8261858</text:p>
          </table:table-cell>
          <table:table-cell office:value-type="float" office:value="0.3205602" calcext:value-type="float">
            <text:p>0.3205602</text:p>
          </table:table-cell>
          <table:table-cell office:value-type="float" office:value="0.3940491" calcext:value-type="float">
            <text:p>0.3940491</text:p>
          </table:table-cell>
          <table:table-cell office:value-type="float" office:value="7.647265E-017" calcext:value-type="float">
            <text:p>7.647265E-17</text:p>
          </table:table-cell>
          <table:table-cell office:value-type="float" office:value="3.144251E-016" calcext:value-type="float">
            <text:p>3.144251E-16</text:p>
          </table:table-cell>
          <table:table-cell office:value-type="float" office:value="3.83488E-015" calcext:value-type="float">
            <text:p>3.83488E-15</text:p>
          </table:table-cell>
          <table:table-cell office:value-type="float" office:value="3.062359E-016" calcext:value-type="float">
            <text:p>3.062359E-16</text:p>
          </table:table-cell>
          <table:table-cell office:value-type="float" office:value="1.917117E-015" calcext:value-type="float">
            <text:p>1.917117E-15</text:p>
          </table:table-cell>
          <table:table-cell office:value-type="float" office:value="0" calcext:value-type="float">
            <text:p>0</text:p>
          </table:table-cell>
          <table:table-cell office:value-type="float" office:value="4.861219E-015" calcext:value-type="float">
            <text:p>4.861219E-15</text:p>
          </table:table-cell>
          <table:table-cell office:value-type="float" office:value="5.102556E-017" calcext:value-type="float">
            <text:p>5.102556E-17</text:p>
          </table:table-cell>
          <table:table-cell office:value-type="float" office:value="5.395183E-015" calcext:value-type="float">
            <text:p>5.395183E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13014" calcext:value-type="float">
            <text:p>0.01113014</text:p>
          </table:table-cell>
          <table:table-cell table:number-columns-repeated="16"/>
        </table:table-row>
        <table:table-row table:style-name="ro1">
          <table:table-cell office:value-type="float" office:value="0.8694673" calcext:value-type="float">
            <text:p>0.8694673</text:p>
          </table:table-cell>
          <table:table-cell office:value-type="float" office:value="0.2473782" calcext:value-type="float">
            <text:p>0.2473782</text:p>
          </table:table-cell>
          <table:table-cell office:value-type="float" office:value="0.4043813" calcext:value-type="float">
            <text:p>0.4043813</text:p>
          </table:table-cell>
          <table:table-cell office:value-type="float" office:value="4.756701E-015" calcext:value-type="float">
            <text:p>4.756701E-15</text:p>
          </table:table-cell>
          <table:table-cell office:value-type="float" office:value="7.386758E-017" calcext:value-type="float">
            <text:p>7.386758E-17</text:p>
          </table:table-cell>
          <table:table-cell office:value-type="float" office:value="2.017168E-016" calcext:value-type="float">
            <text:p>2.017168E-16</text:p>
          </table:table-cell>
          <table:table-cell office:value-type="float" office:value="3.150422E-016" calcext:value-type="float">
            <text:p>3.150422E-16</text:p>
          </table:table-cell>
          <table:table-cell office:value-type="float" office:value="9.167461E-015" calcext:value-type="float">
            <text:p>9.167461E-15</text:p>
          </table:table-cell>
          <table:table-cell office:value-type="float" office:value="4.521274E-016" calcext:value-type="float">
            <text:p>4.521274E-16</text:p>
          </table:table-cell>
          <table:table-cell office:value-type="float" office:value="4.239054E-017" calcext:value-type="float">
            <text:p>4.239054E-17</text:p>
          </table:table-cell>
          <table:table-cell office:value-type="float" office:value="3.205589E-015" calcext:value-type="float">
            <text:p>3.205589E-15</text:p>
          </table:table-cell>
          <table:table-cell office:value-type="float" office:value="4.969864E-017" calcext:value-type="float">
            <text:p>4.969864E-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94401" calcext:value-type="float">
            <text:p>0.01094401</text:p>
          </table:table-cell>
          <table:table-cell table:number-columns-repeated="16"/>
        </table:table-row>
        <table:table-row table:style-name="ro1">
          <table:table-cell office:value-type="float" office:value="0.6415525" calcext:value-type="float">
            <text:p>0.6415525</text:p>
          </table:table-cell>
          <table:table-cell office:value-type="float" office:value="0.5912011" calcext:value-type="float">
            <text:p>0.5912011</text:p>
          </table:table-cell>
          <table:table-cell office:value-type="float" office:value="0.08798192" calcext:value-type="float">
            <text:p>0.08798192</text:p>
          </table:table-cell>
          <table:table-cell office:value-type="float" office:value="2.96681E-015" calcext:value-type="float">
            <text:p>2.96681E-15</text:p>
          </table:table-cell>
          <table:table-cell office:value-type="float" office:value="5.443993E-015" calcext:value-type="float">
            <text:p>5.443993E-15</text:p>
          </table:table-cell>
          <table:table-cell office:value-type="float" office:value="2.912332E-015" calcext:value-type="float">
            <text:p>2.912332E-15</text:p>
          </table:table-cell>
          <table:table-cell office:value-type="float" office:value="1.517066E-015" calcext:value-type="float">
            <text:p>1.517066E-15</text:p>
          </table:table-cell>
          <table:table-cell office:value-type="float" office:value="2.367779E-015" calcext:value-type="float">
            <text:p>2.367779E-15</text:p>
          </table:table-cell>
          <table:table-cell office:value-type="float" office:value="0" calcext:value-type="float">
            <text:p>0</text:p>
          </table:table-cell>
          <table:table-cell office:value-type="float" office:value="4.252075E-016" calcext:value-type="float">
            <text:p>4.252075E-16</text:p>
          </table:table-cell>
          <table:table-cell office:value-type="float" office:value="3.618238E-015" calcext:value-type="float">
            <text:p>3.618238E-15</text:p>
          </table:table-cell>
          <table:table-cell office:value-type="float" office:value="1.753603E-015" calcext:value-type="float">
            <text:p>1.753603E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89058" calcext:value-type="float">
            <text:p>0.01089058</text:p>
          </table:table-cell>
          <table:table-cell table:number-columns-repeated="16"/>
        </table:table-row>
        <table:table-row table:style-name="ro1">
          <table:table-cell office:value-type="float" office:value="0.5564289" calcext:value-type="float">
            <text:p>0.5564289</text:p>
          </table:table-cell>
          <table:table-cell office:value-type="float" office:value="0.6923549" calcext:value-type="float">
            <text:p>0.6923549</text:p>
          </table:table-cell>
          <table:table-cell office:value-type="float" office:value="0.1467078" calcext:value-type="float">
            <text:p>0.1467078</text:p>
          </table:table-cell>
          <table:table-cell office:value-type="float" office:value="4.274233E-016" calcext:value-type="float">
            <text:p>4.274233E-16</text:p>
          </table:table-cell>
          <table:table-cell office:value-type="float" office:value="6.255211E-016" calcext:value-type="float">
            <text:p>6.255211E-16</text:p>
          </table:table-cell>
          <table:table-cell office:value-type="float" office:value="2.535012E-015" calcext:value-type="float">
            <text:p>2.535012E-15</text:p>
          </table:table-cell>
          <table:table-cell office:value-type="float" office:value="2.26561E-017" calcext:value-type="float">
            <text:p>2.26561E-17</text:p>
          </table:table-cell>
          <table:table-cell office:value-type="float" office:value="1.15803E-016" calcext:value-type="float">
            <text:p>1.15803E-16</text:p>
          </table:table-cell>
          <table:table-cell office:value-type="float" office:value="9.127554E-017" calcext:value-type="float">
            <text:p>9.127554E-17</text:p>
          </table:table-cell>
          <table:table-cell office:value-type="float" office:value="7.488443E-016" calcext:value-type="float">
            <text:p>7.488443E-16</text:p>
          </table:table-cell>
          <table:table-cell office:value-type="float" office:value="1.417298E-015" calcext:value-type="float">
            <text:p>1.417298E-15</text:p>
          </table:table-cell>
          <table:table-cell office:value-type="float" office:value="1.022102E-015" calcext:value-type="float">
            <text:p>1.022102E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87356" calcext:value-type="float">
            <text:p>0.01087356</text:p>
          </table:table-cell>
          <table:table-cell table:number-columns-repeated="16"/>
        </table:table-row>
        <table:table-row table:style-name="ro1">
          <table:table-cell office:value-type="float" office:value="0.6314482" calcext:value-type="float">
            <text:p>0.6314482</text:p>
          </table:table-cell>
          <table:table-cell office:value-type="float" office:value="0.6040265" calcext:value-type="float">
            <text:p>0.6040265</text:p>
          </table:table-cell>
          <table:table-cell office:value-type="float" office:value="0.08881544" calcext:value-type="float">
            <text:p>0.08881544</text:p>
          </table:table-cell>
          <table:table-cell office:value-type="float" office:value="7.647265E-017" calcext:value-type="float">
            <text:p>7.647265E-17</text:p>
          </table:table-cell>
          <table:table-cell office:value-type="float" office:value="6.47492E-016" calcext:value-type="float">
            <text:p>6.47492E-16</text:p>
          </table:table-cell>
          <table:table-cell office:value-type="float" office:value="3.83488E-015" calcext:value-type="float">
            <text:p>3.83488E-15</text:p>
          </table:table-cell>
          <table:table-cell office:value-type="float" office:value="4.172582E-016" calcext:value-type="float">
            <text:p>4.172582E-16</text:p>
          </table:table-cell>
          <table:table-cell office:value-type="float" office:value="1.917117E-015" calcext:value-type="float">
            <text:p>1.917117E-15</text:p>
          </table:table-cell>
          <table:table-cell office:value-type="float" office:value="0" calcext:value-type="float">
            <text:p>0</text:p>
          </table:table-cell>
          <table:table-cell office:value-type="float" office:value="8.302911E-015" calcext:value-type="float">
            <text:p>8.302911E-15</text:p>
          </table:table-cell>
          <table:table-cell office:value-type="float" office:value="5.102556E-017" calcext:value-type="float">
            <text:p>5.102556E-17</text:p>
          </table:table-cell>
          <table:table-cell office:value-type="float" office:value="5.395183E-015" calcext:value-type="float">
            <text:p>5.395183E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85793" calcext:value-type="float">
            <text:p>0.01085793</text:p>
          </table:table-cell>
          <table:table-cell table:number-columns-repeated="16"/>
        </table:table-row>
        <table:table-row table:style-name="ro1">
          <table:table-cell office:value-type="float" office:value="0.9033774" calcext:value-type="float">
            <text:p>0.9033774</text:p>
          </table:table-cell>
          <table:table-cell office:value-type="float" office:value="0.1866376" calcext:value-type="float">
            <text:p>0.1866376</text:p>
          </table:table-cell>
          <table:table-cell office:value-type="float" office:value="0.4123706" calcext:value-type="float">
            <text:p>0.4123706</text:p>
          </table:table-cell>
          <table:table-cell office:value-type="float" office:value="4.274233E-016" calcext:value-type="float">
            <text:p>4.274233E-16</text:p>
          </table:table-cell>
          <table:table-cell office:value-type="float" office:value="6.255211E-016" calcext:value-type="float">
            <text:p>6.255211E-16</text:p>
          </table:table-cell>
          <table:table-cell office:value-type="float" office:value="2.535012E-015" calcext:value-type="float">
            <text:p>2.535012E-15</text:p>
          </table:table-cell>
          <table:table-cell office:value-type="float" office:value="2.26561E-017" calcext:value-type="float">
            <text:p>2.26561E-17</text:p>
          </table:table-cell>
          <table:table-cell office:value-type="float" office:value="1.15803E-016" calcext:value-type="float">
            <text:p>1.15803E-16</text:p>
          </table:table-cell>
          <table:table-cell office:value-type="float" office:value="9.127554E-017" calcext:value-type="float">
            <text:p>9.127554E-17</text:p>
          </table:table-cell>
          <table:table-cell office:value-type="float" office:value="7.488443E-016" calcext:value-type="float">
            <text:p>7.488443E-16</text:p>
          </table:table-cell>
          <table:table-cell office:value-type="float" office:value="1.417298E-015" calcext:value-type="float">
            <text:p>1.417298E-15</text:p>
          </table:table-cell>
          <table:table-cell office:value-type="float" office:value="1.022102E-015" calcext:value-type="float">
            <text:p>1.022102E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85455" calcext:value-type="float">
            <text:p>0.01085455</text:p>
          </table:table-cell>
          <table:table-cell table:number-columns-repeated="16"/>
        </table:table-row>
        <table:table-row table:style-name="ro1">
          <table:table-cell office:value-type="float" office:value="0.4832316" calcext:value-type="float">
            <text:p>0.4832316</text:p>
          </table:table-cell>
          <table:table-cell office:value-type="float" office:value="0.7690978" calcext:value-type="float">
            <text:p>0.7690978</text:p>
          </table:table-cell>
          <table:table-cell office:value-type="float" office:value="0.1396115" calcext:value-type="float">
            <text:p>0.1396115</text:p>
          </table:table-cell>
          <table:table-cell office:value-type="float" office:value="2.380362E-016" calcext:value-type="float">
            <text:p>2.380362E-16</text:p>
          </table:table-cell>
          <table:table-cell office:value-type="float" office:value="1.34095E-016" calcext:value-type="float">
            <text:p>1.34095E-16</text:p>
          </table:table-cell>
          <table:table-cell office:value-type="float" office:value="5.758639E-015" calcext:value-type="float">
            <text:p>5.758639E-15</text:p>
          </table:table-cell>
          <table:table-cell office:value-type="float" office:value="3.661757E-015" calcext:value-type="float">
            <text:p>3.661757E-15</text:p>
          </table:table-cell>
          <table:table-cell office:value-type="float" office:value="6.576779E-015" calcext:value-type="float">
            <text:p>6.576779E-15</text:p>
          </table:table-cell>
          <table:table-cell office:value-type="float" office:value="0.00000000000001045979" calcext:value-type="float">
            <text:p>1.045979E-14</text:p>
          </table:table-cell>
          <table:table-cell office:value-type="float" office:value="2.923346E-016" calcext:value-type="float">
            <text:p>2.923346E-16</text:p>
          </table:table-cell>
          <table:table-cell office:value-type="float" office:value="2.541378E-016" calcext:value-type="float">
            <text:p>2.541378E-16</text:p>
          </table:table-cell>
          <table:table-cell office:value-type="float" office:value="1.895481E-016" calcext:value-type="float">
            <text:p>1.895481E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80208" calcext:value-type="float">
            <text:p>0.01080208</text:p>
          </table:table-cell>
          <table:table-cell table:number-columns-repeated="16"/>
        </table:table-row>
        <table:table-row table:style-name="ro1">
          <table:table-cell office:value-type="float" office:value="0.9936902" calcext:value-type="float">
            <text:p>0.9936902</text:p>
          </table:table-cell>
          <table:table-cell office:value-type="float" office:value="0.01538014" calcext:value-type="float">
            <text:p>0.01538014</text:p>
          </table:table-cell>
          <table:table-cell office:value-type="float" office:value="0.03629047" calcext:value-type="float">
            <text:p>0.03629047</text:p>
          </table:table-cell>
          <table:table-cell office:value-type="float" office:value="3.444349E-015" calcext:value-type="float">
            <text:p>3.444349E-15</text:p>
          </table:table-cell>
          <table:table-cell office:value-type="float" office:value="3.981804E-017" calcext:value-type="float">
            <text:p>3.981804E-17</text:p>
          </table:table-cell>
          <table:table-cell office:value-type="float" office:value="5.229202E-017" calcext:value-type="float">
            <text:p>5.229202E-17</text:p>
          </table:table-cell>
          <table:table-cell office:value-type="float" office:value="3.308337E-016" calcext:value-type="float">
            <text:p>3.308337E-16</text:p>
          </table:table-cell>
          <table:table-cell office:value-type="float" office:value="1.481981E-016" calcext:value-type="float">
            <text:p>1.481981E-16</text:p>
          </table:table-cell>
          <table:table-cell office:value-type="float" office:value="2.338643E-016" calcext:value-type="float">
            <text:p>2.338643E-16</text:p>
          </table:table-cell>
          <table:table-cell office:value-type="float" office:value="1.031746E-016" calcext:value-type="float">
            <text:p>1.031746E-16</text:p>
          </table:table-cell>
          <table:table-cell office:value-type="float" office:value="4.888546E-016" calcext:value-type="float">
            <text:p>4.888546E-16</text:p>
          </table:table-cell>
          <table:table-cell office:value-type="float" office:value="5.806983E-016" calcext:value-type="float">
            <text:p>5.806983E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69749" calcext:value-type="float">
            <text:p>0.01069749</text:p>
          </table:table-cell>
          <table:table-cell table:number-columns-repeated="16"/>
        </table:table-row>
        <table:table-row table:style-name="ro1">
          <table:table-cell office:value-type="float" office:value="0.9089982" calcext:value-type="float">
            <text:p>0.9089982</text:p>
          </table:table-cell>
          <table:table-cell office:value-type="float" office:value="0.1772318" calcext:value-type="float">
            <text:p>0.1772318</text:p>
          </table:table-cell>
          <table:table-cell office:value-type="float" office:value="0.181664" calcext:value-type="float">
            <text:p>0.181664</text:p>
          </table:table-cell>
          <table:table-cell office:value-type="float" office:value="1.951478E-015" calcext:value-type="float">
            <text:p>1.951478E-15</text:p>
          </table:table-cell>
          <table:table-cell office:value-type="float" office:value="4.225574E-016" calcext:value-type="float">
            <text:p>4.225574E-16</text:p>
          </table:table-cell>
          <table:table-cell office:value-type="float" office:value="9.675908E-015" calcext:value-type="float">
            <text:p>9.675908E-15</text:p>
          </table:table-cell>
          <table:table-cell office:value-type="float" office:value="4.965827E-015" calcext:value-type="float">
            <text:p>4.965827E-15</text:p>
          </table:table-cell>
          <table:table-cell office:value-type="float" office:value="1.834947E-016" calcext:value-type="float">
            <text:p>1.834947E-16</text:p>
          </table:table-cell>
          <table:table-cell office:value-type="float" office:value="1.2319E-015" calcext:value-type="float">
            <text:p>1.2319E-15</text:p>
          </table:table-cell>
          <table:table-cell office:value-type="float" office:value="2.547919E-016" calcext:value-type="float">
            <text:p>2.547919E-16</text:p>
          </table:table-cell>
          <table:table-cell office:value-type="float" office:value="8.520744E-017" calcext:value-type="float">
            <text:p>8.520744E-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62387" calcext:value-type="float">
            <text:p>0.01062387</text:p>
          </table:table-cell>
          <table:table-cell table:number-columns-repeated="16"/>
        </table:table-row>
        <table:table-row table:style-name="ro1">
          <table:table-cell office:value-type="float" office:value="0.8294309" calcext:value-type="float">
            <text:p>0.8294309</text:p>
          </table:table-cell>
          <table:table-cell office:value-type="float" office:value="0.3150034" calcext:value-type="float">
            <text:p>0.3150034</text:p>
          </table:table-cell>
          <table:table-cell office:value-type="float" office:value="0.3948751" calcext:value-type="float">
            <text:p>0.3948751</text:p>
          </table:table-cell>
          <table:table-cell office:value-type="float" office:value="6.089561E-015" calcext:value-type="float">
            <text:p>6.089561E-15</text:p>
          </table:table-cell>
          <table:table-cell office:value-type="float" office:value="1.814319E-016" calcext:value-type="float">
            <text:p>1.814319E-16</text:p>
          </table:table-cell>
          <table:table-cell office:value-type="float" office:value="0" calcext:value-type="float">
            <text:p>0</text:p>
          </table:table-cell>
          <table:table-cell office:value-type="float" office:value="1.336784E-016" calcext:value-type="float">
            <text:p>1.336784E-16</text:p>
          </table:table-cell>
          <table:table-cell office:value-type="float" office:value="2.268253E-016" calcext:value-type="float">
            <text:p>2.268253E-16</text:p>
          </table:table-cell>
          <table:table-cell office:value-type="float" office:value="2.699644E-015" calcext:value-type="float">
            <text:p>2.699644E-15</text:p>
          </table:table-cell>
          <table:table-cell office:value-type="float" office:value="0" calcext:value-type="float">
            <text:p>0</text:p>
          </table:table-cell>
          <table:table-cell office:value-type="float" office:value="7.511643E-016" calcext:value-type="float">
            <text:p>7.511643E-16</text:p>
          </table:table-cell>
          <table:table-cell office:value-type="float" office:value="2.909481E-015" calcext:value-type="float">
            <text:p>2.909481E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4148" calcext:value-type="float">
            <text:p>0.0104148</text:p>
          </table:table-cell>
          <table:table-cell table:number-columns-repeated="16"/>
        </table:table-row>
        <table:table-row table:style-name="ro1">
          <table:table-cell office:value-type="float" office:value="0.8910371" calcext:value-type="float">
            <text:p>0.8910371</text:p>
          </table:table-cell>
          <table:table-cell office:value-type="float" office:value="0.2084553" calcext:value-type="float">
            <text:p>0.2084553</text:p>
          </table:table-cell>
          <table:table-cell office:value-type="float" office:value="0.4094041" calcext:value-type="float">
            <text:p>0.4094041</text:p>
          </table:table-cell>
          <table:table-cell office:value-type="float" office:value="1.890037E-015" calcext:value-type="float">
            <text:p>1.890037E-15</text:p>
          </table:table-cell>
          <table:table-cell office:value-type="float" office:value="3.981804E-017" calcext:value-type="float">
            <text:p>3.981804E-17</text:p>
          </table:table-cell>
          <table:table-cell office:value-type="float" office:value="5.229202E-017" calcext:value-type="float">
            <text:p>5.229202E-17</text:p>
          </table:table-cell>
          <table:table-cell office:value-type="float" office:value="8.859452E-016" calcext:value-type="float">
            <text:p>8.859452E-16</text:p>
          </table:table-cell>
          <table:table-cell office:value-type="float" office:value="1.481981E-016" calcext:value-type="float">
            <text:p>1.481981E-16</text:p>
          </table:table-cell>
          <table:table-cell office:value-type="float" office:value="2.338643E-016" calcext:value-type="float">
            <text:p>2.338643E-16</text:p>
          </table:table-cell>
          <table:table-cell office:value-type="float" office:value="1.031746E-016" calcext:value-type="float">
            <text:p>1.031746E-16</text:p>
          </table:table-cell>
          <table:table-cell office:value-type="float" office:value="4.888546E-016" calcext:value-type="float">
            <text:p>4.888546E-16</text:p>
          </table:table-cell>
          <table:table-cell office:value-type="float" office:value="5.806983E-016" calcext:value-type="float">
            <text:p>5.806983E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33611" calcext:value-type="float">
            <text:p>0.01033611</text:p>
          </table:table-cell>
          <table:table-cell table:number-columns-repeated="16"/>
        </table:table-row>
        <table:table-row table:style-name="ro1">
          <table:table-cell office:value-type="float" office:value="0.8584299" calcext:value-type="float">
            <text:p>0.8584299</text:p>
          </table:table-cell>
          <table:table-cell office:value-type="float" office:value="0.2666838" calcext:value-type="float">
            <text:p>0.2666838</text:p>
          </table:table-cell>
          <table:table-cell office:value-type="float" office:value="0.06814985" calcext:value-type="float">
            <text:p>0.06814985</text:p>
          </table:table-cell>
          <table:table-cell office:value-type="float" office:value="2.380362E-016" calcext:value-type="float">
            <text:p>2.380362E-16</text:p>
          </table:table-cell>
          <table:table-cell office:value-type="float" office:value="1.34095E-016" calcext:value-type="float">
            <text:p>1.34095E-16</text:p>
          </table:table-cell>
          <table:table-cell office:value-type="float" office:value="5.758639E-015" calcext:value-type="float">
            <text:p>5.758639E-15</text:p>
          </table:table-cell>
          <table:table-cell office:value-type="float" office:value="3.661757E-015" calcext:value-type="float">
            <text:p>3.661757E-15</text:p>
          </table:table-cell>
          <table:table-cell office:value-type="float" office:value="1.247708E-015" calcext:value-type="float">
            <text:p>1.247708E-15</text:p>
          </table:table-cell>
          <table:table-cell office:value-type="float" office:value="0.00000000000001322662" calcext:value-type="float">
            <text:p>1.322662E-14</text:p>
          </table:table-cell>
          <table:table-cell office:value-type="float" office:value="2.923346E-016" calcext:value-type="float">
            <text:p>2.923346E-16</text:p>
          </table:table-cell>
          <table:table-cell office:value-type="float" office:value="2.541378E-016" calcext:value-type="float">
            <text:p>2.541378E-16</text:p>
          </table:table-cell>
          <table:table-cell office:value-type="float" office:value="1.895481E-016" calcext:value-type="float">
            <text:p>1.895481E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3184" calcext:value-type="float">
            <text:p>0.0103184</text:p>
          </table:table-cell>
          <table:table-cell table:number-columns-repeated="16"/>
        </table:table-row>
        <table:table-row table:style-name="ro1">
          <table:table-cell office:value-type="float" office:value="0.3898795" calcext:value-type="float">
            <text:p>0.3898795</text:p>
          </table:table-cell>
          <table:table-cell office:value-type="float" office:value="0.8501856" calcext:value-type="float">
            <text:p>0.8501856</text:p>
          </table:table-cell>
          <table:table-cell office:value-type="float" office:value="0.1230948" calcext:value-type="float">
            <text:p>0.1230948</text:p>
          </table:table-cell>
          <table:table-cell office:value-type="float" office:value="1.678564E-015" calcext:value-type="float">
            <text:p>1.678564E-15</text:p>
          </table:table-cell>
          <table:table-cell office:value-type="float" office:value="1.466019E-015" calcext:value-type="float">
            <text:p>1.466019E-15</text:p>
          </table:table-cell>
          <table:table-cell office:value-type="float" office:value="5.189624E-016" calcext:value-type="float">
            <text:p>5.189624E-16</text:p>
          </table:table-cell>
          <table:table-cell office:value-type="float" office:value="2.306005E-015" calcext:value-type="float">
            <text:p>2.306005E-15</text:p>
          </table:table-cell>
          <table:table-cell office:value-type="float" office:value="1.058652E-015" calcext:value-type="float">
            <text:p>1.058652E-15</text:p>
          </table:table-cell>
          <table:table-cell office:value-type="float" office:value="9.69949E-015" calcext:value-type="float">
            <text:p>9.69949E-15</text:p>
          </table:table-cell>
          <table:table-cell office:value-type="float" office:value="5.66023E-016" calcext:value-type="float">
            <text:p>5.66023E-16</text:p>
          </table:table-cell>
          <table:table-cell office:value-type="float" office:value="5.057732E-017" calcext:value-type="float">
            <text:p>5.057732E-17</text:p>
          </table:table-cell>
          <table:table-cell office:value-type="float" office:value="6.438156E-016" calcext:value-type="float">
            <text:p>6.438156E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27065" calcext:value-type="float">
            <text:p>0.01027065</text:p>
          </table:table-cell>
          <table:table-cell table:number-columns-repeated="16"/>
        </table:table-row>
        <table:table-row table:style-name="ro1">
          <table:table-cell office:value-type="float" office:value="0.5214362" calcext:value-type="float">
            <text:p>0.5214362</text:p>
          </table:table-cell>
          <table:table-cell office:value-type="float" office:value="0.7300158" calcext:value-type="float">
            <text:p>0.7300158</text:p>
          </table:table-cell>
          <table:table-cell office:value-type="float" office:value="0.14347" calcext:value-type="float">
            <text:p>0.14347</text:p>
          </table:table-cell>
          <table:table-cell office:value-type="float" office:value="4.274233E-016" calcext:value-type="float">
            <text:p>4.274233E-16</text:p>
          </table:table-cell>
          <table:table-cell office:value-type="float" office:value="6.255211E-016" calcext:value-type="float">
            <text:p>6.255211E-16</text:p>
          </table:table-cell>
          <table:table-cell office:value-type="float" office:value="2.535012E-015" calcext:value-type="float">
            <text:p>2.535012E-15</text:p>
          </table:table-cell>
          <table:table-cell office:value-type="float" office:value="2.26561E-017" calcext:value-type="float">
            <text:p>2.26561E-17</text:p>
          </table:table-cell>
          <table:table-cell office:value-type="float" office:value="1.15803E-016" calcext:value-type="float">
            <text:p>1.15803E-16</text:p>
          </table:table-cell>
          <table:table-cell office:value-type="float" office:value="9.127554E-017" calcext:value-type="float">
            <text:p>9.127554E-17</text:p>
          </table:table-cell>
          <table:table-cell office:value-type="float" office:value="7.488443E-016" calcext:value-type="float">
            <text:p>7.488443E-16</text:p>
          </table:table-cell>
          <table:table-cell office:value-type="float" office:value="1.417298E-015" calcext:value-type="float">
            <text:p>1.417298E-15</text:p>
          </table:table-cell>
          <table:table-cell office:value-type="float" office:value="1.022102E-015" calcext:value-type="float">
            <text:p>1.022102E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14668" calcext:value-type="float">
            <text:p>0.01014668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15:48:13.438084058</dc:date>
    <meta:editing-duration>PT43S</meta:editing-duration>
    <meta:editing-cycles>1</meta:editing-cycles>
    <meta:document-statistic meta:table-count="1" meta:cell-count="1537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2cm" svg:height="9.005cm" xlink:href=".." xlink:type="simple" chart:class="chart:scatter" chart:style-name="ch1">
        <chart:legend chart:legend-position="end" svg:x="13.759cm" svg:y="4.203cm" style:legend-expansion="high" chart:style-name="ch2"/>
        <chart:plot-area chart:style-name="ch3" table:cell-range-address="best_pop.A3:best_pop.B102" svg:x="0.32cm" svg:y="0.18cm" svg:width="13.119cm" svg:height="8.645cm">
          <chartooo:coordinate-region svg:x="1.047cm" svg:y="0.38cm" svg:width="12.152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st_pop.B3:best_pop.B102" chart:class="chart:scatter">
            <chart:domain table:cell-range-address="best_pop.A3:best_pop.A102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best_pop.A3:best_pop.A102</svg:desc>
                </draw:g>
              </table:table-cell>
              <table:table-cell office:value-type="float" office:value="0.002492243">
                <text:p>0.002492243</text:p>
                <draw:g>
                  <svg:desc>best_pop.B3:best_pop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83289">
                <text:p>0.3883289</text:p>
              </table:table-cell>
              <table:table-cell office:value-type="float" office:value="0.8513764">
                <text:p>0.85137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06276">
                <text:p>0.706276</text:p>
              </table:table-cell>
              <table:table-cell office:value-type="float" office:value="0.504201">
                <text:p>0.5042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77437">
                <text:p>0.777437</text:p>
              </table:table-cell>
              <table:table-cell office:value-type="float" office:value="0.3986727">
                <text:p>0.3986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22575">
                <text:p>0.9222575</text:p>
              </table:table-cell>
              <table:table-cell office:value-type="float" office:value="0.1519292">
                <text:p>0.15192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887866">
                <text:p>0.7887866</text:p>
              </table:table-cell>
              <table:table-cell office:value-type="float" office:value="0.3805817">
                <text:p>0.38058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197235">
                <text:p>0.6197235</text:p>
              </table:table-cell>
              <table:table-cell office:value-type="float" office:value="0.6185557">
                <text:p>0.61855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19541">
                <text:p>0.4119541</text:p>
              </table:table-cell>
              <table:table-cell office:value-type="float" office:value="0.8320815">
                <text:p>0.83208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37783">
                <text:p>0.4537783</text:p>
              </table:table-cell>
              <table:table-cell office:value-type="float" office:value="0.7959349">
                <text:p>0.79593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30253">
                <text:p>0.9830253</text:p>
              </table:table-cell>
              <table:table-cell office:value-type="float" office:value="0.03770728">
                <text:p>0.037707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02602">
                <text:p>0.7402602</text:p>
              </table:table-cell>
              <table:table-cell office:value-type="float" office:value="0.4551554">
                <text:p>0.45515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82934">
                <text:p>0.8382934</text:p>
              </table:table-cell>
              <table:table-cell office:value-type="float" office:value="0.2999655">
                <text:p>0.29996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281775">
                <text:p>0.7281775</text:p>
              </table:table-cell>
              <table:table-cell office:value-type="float" office:value="0.4731524">
                <text:p>0.47315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678059">
                <text:p>0.7678059</text:p>
              </table:table-cell>
              <table:table-cell office:value-type="float" office:value="0.4124722">
                <text:p>0.41247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461555">
                <text:p>0.9461555</text:p>
              </table:table-cell>
              <table:table-cell office:value-type="float" office:value="0.1076217">
                <text:p>0.10762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39371">
                <text:p>0.7539371</text:p>
              </table:table-cell>
              <table:table-cell office:value-type="float" office:value="0.4334826">
                <text:p>0.43348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980467">
                <text:p>0.5980467</text:p>
              </table:table-cell>
              <table:table-cell office:value-type="float" office:value="0.6443866">
                <text:p>0.64438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816493">
                <text:p>0.8816493</text:p>
              </table:table-cell>
              <table:table-cell office:value-type="float" office:value="0.2262699">
                <text:p>0.22626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304518">
                <text:p>0.9304518</text:p>
              </table:table-cell>
              <table:table-cell office:value-type="float" office:value="0.1377958">
                <text:p>0.13779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611506">
                <text:p>0.7611506</text:p>
              </table:table-cell>
              <table:table-cell office:value-type="float" office:value="0.4237041">
                <text:p>0.42370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392757">
                <text:p>0.4392757</text:p>
              </table:table-cell>
              <table:table-cell office:value-type="float" office:value="0.8093615">
                <text:p>0.80936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096134">
                <text:p>0.6096134</text:p>
              </table:table-cell>
              <table:table-cell office:value-type="float" office:value="0.6310716">
                <text:p>0.63107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517087">
                <text:p>0.9517087</text:p>
              </table:table-cell>
              <table:table-cell office:value-type="float" office:value="0.0976718">
                <text:p>0.09767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376855">
                <text:p>0.9376855</text:p>
              </table:table-cell>
              <table:table-cell office:value-type="float" office:value="0.1235577">
                <text:p>0.12355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82537">
                <text:p>0.682537</text:p>
              </table:table-cell>
              <table:table-cell office:value-type="float" office:value="0.5371537">
                <text:p>0.53715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936164">
                <text:p>0.6936164</text:p>
              </table:table-cell>
              <table:table-cell office:value-type="float" office:value="0.5210048">
                <text:p>0.52100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160165">
                <text:p>0.7160165</text:p>
              </table:table-cell>
              <table:table-cell office:value-type="float" office:value="0.4905616">
                <text:p>0.49056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161842">
                <text:p>0.8161842</text:p>
              </table:table-cell>
              <table:table-cell office:value-type="float" office:value="0.3363163">
                <text:p>0.33631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58509">
                <text:p>0.5658509</text:p>
              </table:table-cell>
              <table:table-cell office:value-type="float" office:value="0.6820455">
                <text:p>0.68204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130701">
                <text:p>0.9130701</text:p>
              </table:table-cell>
              <table:table-cell office:value-type="float" office:value="0.1689627">
                <text:p>0.16896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60343">
                <text:p>0.660343</text:p>
              </table:table-cell>
              <table:table-cell office:value-type="float" office:value="0.5662802">
                <text:p>0.56628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14362">
                <text:p>0.5214362</text:p>
              </table:table-cell>
              <table:table-cell office:value-type="float" office:value="0.7300158">
                <text:p>0.73001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53116">
                <text:p>0.853116</text:p>
              </table:table-cell>
              <table:table-cell office:value-type="float" office:value="0.2752727">
                <text:p>0.27527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888869">
                <text:p>0.6888869</text:p>
              </table:table-cell>
              <table:table-cell office:value-type="float" office:value="0.5276327">
                <text:p>0.52763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29191">
                <text:p>0.429191</text:p>
              </table:table-cell>
              <table:table-cell office:value-type="float" office:value="0.8181364">
                <text:p>0.81813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296564">
                <text:p>0.6296564</text:p>
              </table:table-cell>
              <table:table-cell office:value-type="float" office:value="0.6058241">
                <text:p>0.60582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735232">
                <text:p>0.8735232</text:p>
              </table:table-cell>
              <table:table-cell office:value-type="float" office:value="0.2400926">
                <text:p>0.24009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923047">
                <text:p>0.8923047</text:p>
              </table:table-cell>
              <table:table-cell office:value-type="float" office:value="0.2068653">
                <text:p>0.20686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479381">
                <text:p>0.8479381</text:p>
              </table:table-cell>
              <table:table-cell office:value-type="float" office:value="0.2836509">
                <text:p>0.28365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649058">
                <text:p>0.9649058</text:p>
              </table:table-cell>
              <table:table-cell office:value-type="float" office:value="0.07252428">
                <text:p>0.072524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061608">
                <text:p>0.6061608</text:p>
              </table:table-cell>
              <table:table-cell office:value-type="float" office:value="0.6351011">
                <text:p>0.63510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764647">
                <text:p>0.9764647</text:p>
              </table:table-cell>
              <table:table-cell office:value-type="float" office:value="0.0503834">
                <text:p>0.05038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570339">
                <text:p>0.9570339</text:p>
              </table:table-cell>
              <table:table-cell office:value-type="float" office:value="0.08763751">
                <text:p>0.087637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700262">
                <text:p>0.5700262</text:p>
              </table:table-cell>
              <table:table-cell office:value-type="float" office:value="0.6777964">
                <text:p>0.67779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821654">
                <text:p>0.5821654</text:p>
              </table:table-cell>
              <table:table-cell office:value-type="float" office:value="0.663665">
                <text:p>0.6636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481263">
                <text:p>0.6481263</text:p>
              </table:table-cell>
              <table:table-cell office:value-type="float" office:value="0.5818345">
                <text:p>0.58183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229911">
                <text:p>0.7229911</text:p>
              </table:table-cell>
              <table:table-cell office:value-type="float" office:value="0.4793234">
                <text:p>0.47932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956866">
                <text:p>0.7956866</text:p>
              </table:table-cell>
              <table:table-cell office:value-type="float" office:value="0.3697699">
                <text:p>0.36976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007634">
                <text:p>0.9007634</text:p>
              </table:table-cell>
              <table:table-cell office:value-type="float" office:value="0.1917241">
                <text:p>0.19172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366426">
                <text:p>0.6366426</text:p>
              </table:table-cell>
              <table:table-cell office:value-type="float" office:value="0.5970854">
                <text:p>0.59708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964256">
                <text:p>0.3964256</text:p>
              </table:table-cell>
              <table:table-cell office:value-type="float" office:value="0.845176">
                <text:p>0.8451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753546">
                <text:p>0.4753546</text:p>
              </table:table-cell>
              <table:table-cell office:value-type="float" office:value="0.7765055">
                <text:p>0.77650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6214">
                <text:p>0.46214</text:p>
              </table:table-cell>
              <table:table-cell office:value-type="float" office:value="0.7885113">
                <text:p>0.78851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604604">
                <text:p>0.9604604</text:p>
              </table:table-cell>
              <table:table-cell office:value-type="float" office:value="0.08103611">
                <text:p>0.081036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892082">
                <text:p>0.5892082</text:p>
              </table:table-cell>
              <table:table-cell office:value-type="float" office:value="0.6547703">
                <text:p>0.65477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892672">
                <text:p>0.4892672</text:p>
              </table:table-cell>
              <table:table-cell office:value-type="float" office:value="0.7623207">
                <text:p>0.76232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373638">
                <text:p>0.5373638</text:p>
              </table:table-cell>
              <table:table-cell office:value-type="float" office:value="0.7138612">
                <text:p>0.71386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710754">
                <text:p>0.6710754</text:p>
              </table:table-cell>
              <table:table-cell office:value-type="float" office:value="0.5518107">
                <text:p>0.55181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657994">
                <text:p>0.8657994</text:p>
              </table:table-cell>
              <table:table-cell office:value-type="float" office:value="0.2531669">
                <text:p>0.25316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718061">
                <text:p>0.4718061</text:p>
              </table:table-cell>
              <table:table-cell office:value-type="float" office:value="0.7796821">
                <text:p>0.77968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084371">
                <text:p>0.5084371</text:p>
              </table:table-cell>
              <table:table-cell office:value-type="float" office:value="0.743695">
                <text:p>0.7436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039997">
                <text:p>0.5039997</text:p>
              </table:table-cell>
              <table:table-cell office:value-type="float" office:value="0.7486433">
                <text:p>0.74864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395575">
                <text:p>0.5395575</text:p>
              </table:table-cell>
              <table:table-cell office:value-type="float" office:value="0.7107511">
                <text:p>0.71075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958381">
                <text:p>0.4958381</text:p>
              </table:table-cell>
              <table:table-cell office:value-type="float" office:value="0.7567097">
                <text:p>0.75670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652021">
                <text:p>0.4652021</text:p>
              </table:table-cell>
              <table:table-cell office:value-type="float" office:value="0.7856726">
                <text:p>0.78567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618044">
                <text:p>0.8618044</text:p>
              </table:table-cell>
              <table:table-cell office:value-type="float" office:value="0.2600578">
                <text:p>0.26005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964256">
                <text:p>0.3964256</text:p>
              </table:table-cell>
              <table:table-cell office:value-type="float" office:value="0.845176">
                <text:p>0.8451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299531">
                <text:p>0.5299531</text:p>
              </table:table-cell>
              <table:table-cell office:value-type="float" office:value="0.7215261">
                <text:p>0.72152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456914">
                <text:p>0.7456914</text:p>
              </table:table-cell>
              <table:table-cell office:value-type="float" office:value="0.4469569">
                <text:p>0.44695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91339">
                <text:p>0.991339</text:p>
              </table:table-cell>
              <table:table-cell office:value-type="float" office:value="0.02004074">
                <text:p>0.020040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84657">
                <text:p>0.7184657</text:p>
              </table:table-cell>
              <table:table-cell office:value-type="float" office:value="0.4870558">
                <text:p>0.48705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048883">
                <text:p>0.8048883</text:p>
              </table:table-cell>
              <table:table-cell office:value-type="float" office:value="0.355068">
                <text:p>0.3550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225616">
                <text:p>0.8225616</text:p>
              </table:table-cell>
              <table:table-cell office:value-type="float" office:value="0.3265806">
                <text:p>0.32658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007046">
                <text:p>0.8007046</text:p>
              </table:table-cell>
              <table:table-cell office:value-type="float" office:value="0.3620235">
                <text:p>0.36202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661071">
                <text:p>0.6661071</text:p>
              </table:table-cell>
              <table:table-cell office:value-type="float" office:value="0.5583666">
                <text:p>0.55836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764055">
                <text:p>0.6764055</text:p>
              </table:table-cell>
              <table:table-cell office:value-type="float" office:value="0.5452492">
                <text:p>0.54524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201443">
                <text:p>0.4201443</text:p>
              </table:table-cell>
              <table:table-cell office:value-type="float" office:value="0.825247">
                <text:p>0.8252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288077">
                <text:p>0.5288077</text:p>
              </table:table-cell>
              <table:table-cell office:value-type="float" office:value="0.7230193">
                <text:p>0.72301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350269">
                <text:p>0.4350269</text:p>
              </table:table-cell>
              <table:table-cell office:value-type="float" office:value="0.8127477">
                <text:p>0.81274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084371">
                <text:p>0.5084371</text:p>
              </table:table-cell>
              <table:table-cell office:value-type="float" office:value="0.743695">
                <text:p>0.7436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321014">
                <text:p>0.8321014</text:p>
              </table:table-cell>
              <table:table-cell office:value-type="float" office:value="0.3100951">
                <text:p>0.31009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214178">
                <text:p>0.4214178</text:p>
              </table:table-cell>
              <table:table-cell office:value-type="float" office:value="0.8248335">
                <text:p>0.82483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456914">
                <text:p>0.7456914</text:p>
              </table:table-cell>
              <table:table-cell office:value-type="float" office:value="0.4469569">
                <text:p>0.44695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505554">
                <text:p>0.5505554</text:p>
              </table:table-cell>
              <table:table-cell office:value-type="float" office:value="0.698847">
                <text:p>0.6988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564289">
                <text:p>0.5564289</text:p>
              </table:table-cell>
              <table:table-cell office:value-type="float" office:value="0.6923549">
                <text:p>0.69235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076854">
                <text:p>0.8076854</text:p>
              </table:table-cell>
              <table:table-cell office:value-type="float" office:value="0.3508173">
                <text:p>0.35081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261858">
                <text:p>0.8261858</text:p>
              </table:table-cell>
              <table:table-cell office:value-type="float" office:value="0.3205602">
                <text:p>0.32056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694673">
                <text:p>0.8694673</text:p>
              </table:table-cell>
              <table:table-cell office:value-type="float" office:value="0.2473782">
                <text:p>0.24737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415525">
                <text:p>0.6415525</text:p>
              </table:table-cell>
              <table:table-cell office:value-type="float" office:value="0.5912011">
                <text:p>0.59120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564289">
                <text:p>0.5564289</text:p>
              </table:table-cell>
              <table:table-cell office:value-type="float" office:value="0.6923549">
                <text:p>0.69235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314482">
                <text:p>0.6314482</text:p>
              </table:table-cell>
              <table:table-cell office:value-type="float" office:value="0.6040265">
                <text:p>0.60402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033774">
                <text:p>0.9033774</text:p>
              </table:table-cell>
              <table:table-cell office:value-type="float" office:value="0.1866376">
                <text:p>0.18663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832316">
                <text:p>0.4832316</text:p>
              </table:table-cell>
              <table:table-cell office:value-type="float" office:value="0.7690978">
                <text:p>0.76909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936902">
                <text:p>0.9936902</text:p>
              </table:table-cell>
              <table:table-cell office:value-type="float" office:value="0.01538014">
                <text:p>0.015380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089982">
                <text:p>0.9089982</text:p>
              </table:table-cell>
              <table:table-cell office:value-type="float" office:value="0.1772318">
                <text:p>0.17723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294309">
                <text:p>0.8294309</text:p>
              </table:table-cell>
              <table:table-cell office:value-type="float" office:value="0.3150034">
                <text:p>0.31500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910371">
                <text:p>0.8910371</text:p>
              </table:table-cell>
              <table:table-cell office:value-type="float" office:value="0.2084553">
                <text:p>0.20845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584299">
                <text:p>0.8584299</text:p>
              </table:table-cell>
              <table:table-cell office:value-type="float" office:value="0.2666838">
                <text:p>0.26668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898795">
                <text:p>0.3898795</text:p>
              </table:table-cell>
              <table:table-cell office:value-type="float" office:value="0.8501856">
                <text:p>0.85018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214362">
                <text:p>0.5214362</text:p>
              </table:table-cell>
              <table:table-cell office:value-type="float" office:value="0.7300158">
                <text:p>0.73001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